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457in"/>
    </style:style>
    <style:style style:name="co3" style:family="table-column">
      <style:table-column-properties fo:break-before="auto" style:column-width="0.9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-bottom="none" fo:border-left="none" fo:border-right="none" fo:border-top="0.99pt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3">
      <style:table-cell-properties fo:border-bottom="none" fo:border-left="none" fo:border-right="none" fo:border-top="0.99pt solid #000000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none" fo:border-left="0.99pt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fo:background-color="#cccccc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none" fo:background-color="#cccccc" fo:border-left="0.99pt solid #000000" fo:border-right="none" fo:border-top="none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fo:background-color="#cccccc" fo:border-left="none" fo:border-right="none" fo:border-top="0.99pt solid #000000"/>
    </style:style>
    <style:style style:name="ce8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="none"/>
    </style:style>
    <style:style style:name="ce28" style:family="table-cell" style:parent-style-name="Default">
      <style:table-cell-properties fo:background-color="#cccccc"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44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1" table:default-cell-style-name="ce23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Mindestsitzanspruch</text:p>
          </table:table-cell>
          <table:table-cell office:value-type="string" calcext:value-type="string">
            <text:p>Zweitstimmen</text:p>
          </table:table-cell>
          <table:table-cell table:style-name="ce3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21" office:value-type="string" calcext:value-type="string" table:number-columns-spanned="2" table:number-rows-spanned="1">
            <text:p>Sitze</text:p>
          </table:table-cell>
          <table:covered-table-cell table:style-name="ce23"/>
          <table:table-cell table:style-name="ce23"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  <table:table-cell table:style-name="ce18" office:value-type="string" calcext:value-type="string" table:number-columns-spanned="2" table:number-rows-spanned="1">
            <text:p>Sitze</text:p>
          </table:table-cell>
          <table:covered-table-cell/>
          <table:table-cell office:value-type="string" calcext:value-type="string">
            <text:p>Überhang</text:p>
          </table:table-cell>
        </table:table-row>
        <table:table-row table:style-name="ro1">
          <table:table-cell office:value-type="string" calcext:value-type="string">
            <text:p>CDU</text:p>
          </table:table-cell>
          <table:table-cell office:value-type="float" office:value="194" calcext:value-type="float">
            <text:p>194</text:p>
          </table:table-cell>
          <table:table-cell table:style-name="ce12" office:value-type="float" office:value="12447656" calcext:value-type="float">
            <text:p>12,447,656</text:p>
          </table:table-cell>
          <table:table-cell table:formula="of:=[.C2]/([.C$9]/[.D$11])" office:value-type="float" office:value="178.870081323225" calcext:value-type="float">
            <text:p>178.870081323225</text:p>
          </table:table-cell>
          <table:table-cell table:formula="of:=ROUND([.D2];0)" office:value-type="float" office:value="179" calcext:value-type="float">
            <text:p>179</text:p>
          </table:table-cell>
          <table:table-cell table:style-name="ce5" table:formula="of:=[.$B2]-[.E2]" office:value-type="float" office:value="15" calcext:value-type="float">
            <text:p>15</text:p>
          </table:table-cell>
          <table:table-cell table:style-name="ce6" table:formula="of:=[.$C2]/([.$C$9]/[.G$11])" office:value-type="float" office:value="179.151766490664" calcext:value-type="float">
            <text:p>179.151766490664</text:p>
          </table:table-cell>
          <table:table-cell table:formula="of:=ROUND([.G2];0)" office:value-type="float" office:value="179" calcext:value-type="float">
            <text:p>179</text:p>
          </table:table-cell>
          <table:table-cell table:style-name="ce5" table:formula="of:=[.$B2]-[.H2]" office:value-type="float" office:value="15" calcext:value-type="float">
            <text:p>15</text:p>
          </table:table-cell>
          <table:table-cell table:style-name="ce6" table:formula="of:=[.$C2]/([.$C$9]/[.J$11])" office:value-type="float" office:value="179.433451658102" calcext:value-type="float">
            <text:p>179.433451658102</text:p>
          </table:table-cell>
          <table:table-cell table:formula="of:=ROUND([.J2];0)" office:value-type="float" office:value="179" calcext:value-type="float">
            <text:p>179</text:p>
          </table:table-cell>
          <table:table-cell table:style-name="ce5" table:formula="of:=[.$B2]-[.K2]" office:value-type="float" office:value="15" calcext:value-type="float">
            <text:p>15</text:p>
          </table:table-cell>
          <table:table-cell table:style-name="ce6" table:formula="of:=[.$C2]/([.$C$9]/[.M$11])" office:value-type="float" office:value="179.71513682554" calcext:value-type="float">
            <text:p>179.71513682554</text:p>
          </table:table-cell>
          <table:table-cell table:formula="of:=ROUND([.M2];0)" office:value-type="float" office:value="180" calcext:value-type="float">
            <text:p>180</text:p>
          </table:table-cell>
          <table:table-cell table:style-name="ce5" table:formula="of:=[.$B2]-[.N2]" office:value-type="float" office:value="14" calcext:value-type="float">
            <text:p>14</text:p>
          </table:table-cell>
          <table:table-cell table:style-name="ce6" table:formula="of:=[.$C2]/([.$C$9]/[.P$11])" office:value-type="float" office:value="179.996821992978" calcext:value-type="float">
            <text:p>179.996821992978</text:p>
          </table:table-cell>
          <table:table-cell table:formula="of:=ROUND([.P2];0)" office:value-type="float" office:value="180" calcext:value-type="float">
            <text:p>180</text:p>
          </table:table-cell>
          <table:table-cell table:formula="of:=[.$B2]-[.Q2]" office:value-type="float" office:value="14" calcext:value-type="float">
            <text:p>14</text:p>
          </table:table-cell>
          <table:table-cell table:style-name="ce6" table:formula="of:=[.$C2]/([.$C$9]/[.S$11])" office:value-type="float" office:value="180.278507160416" calcext:value-type="float">
            <text:p>180.278507160416</text:p>
          </table:table-cell>
          <table:table-cell table:formula="of:=ROUND([.S2];0)" office:value-type="float" office:value="180" calcext:value-type="float">
            <text:p>180</text:p>
          </table:table-cell>
          <table:table-cell table:style-name="ce5" table:formula="of:=[.$B2]-[.T2]" office:value-type="float" office:value="14" calcext:value-type="float">
            <text:p>14</text:p>
          </table:table-cell>
          <table:table-cell table:style-name="ce6" table:formula="of:=[.$C2]/([.$C$9]/[.V$11])" office:value-type="float" office:value="180.560192327854" calcext:value-type="float">
            <text:p>180.560192327854</text:p>
          </table:table-cell>
          <table:table-cell table:formula="of:=ROUND([.V2];0)" office:value-type="float" office:value="181" calcext:value-type="float">
            <text:p>181</text:p>
          </table:table-cell>
          <table:table-cell table:style-name="ce5" table:formula="of:=[.$B2]-[.W2]" office:value-type="float" office:value="13" calcext:value-type="float">
            <text:p>13</text:p>
          </table:table-cell>
          <table:table-cell table:style-name="ce6" table:formula="of:=[.$C2]/([.$C$9]/[.Y$11])" office:value-type="float" office:value="180.841877495293" calcext:value-type="float">
            <text:p>180.841877495293</text:p>
          </table:table-cell>
          <table:table-cell table:formula="of:=ROUND([.Y2];0)" office:value-type="float" office:value="181" calcext:value-type="float">
            <text:p>181</text:p>
          </table:table-cell>
          <table:table-cell table:style-name="ce5" table:formula="of:=[.$B2]-[.Z2]" office:value-type="float" office:value="13" calcext:value-type="float">
            <text:p>13</text:p>
          </table:table-cell>
          <table:table-cell table:style-name="ce6" table:formula="of:=[.$C2]/([.$C$9]/[.AB$11])" office:value-type="float" office:value="181.123562662731" calcext:value-type="float">
            <text:p>181.123562662731</text:p>
          </table:table-cell>
          <table:table-cell table:formula="of:=ROUND([.AB2];0)" office:value-type="float" office:value="181" calcext:value-type="float">
            <text:p>181</text:p>
          </table:table-cell>
          <table:table-cell table:style-name="ce5" table:formula="of:=[.$B2]-[.AC2]" office:value-type="float" office:value="13" calcext:value-type="float">
            <text:p>13</text:p>
          </table:table-cell>
          <table:table-cell table:style-name="ce6" table:formula="of:=[.$C2]/([.$C$9]/[.AE$11])" office:value-type="float" office:value="181.405247830169" calcext:value-type="float">
            <text:p>181.405247830169</text:p>
          </table:table-cell>
          <table:table-cell table:formula="of:=ROUND([.AE2];0)" office:value-type="float" office:value="181" calcext:value-type="float">
            <text:p>181</text:p>
          </table:table-cell>
          <table:table-cell table:style-name="ce5" table:formula="of:=[.$B2]-[.AF2]" office:value-type="float" office:value="13" calcext:value-type="float">
            <text:p>13</text:p>
          </table:table-cell>
          <table:table-cell table:style-name="ce6" table:formula="of:=[.$C2]/([.$C$9]/[.AH$11])" office:value-type="float" office:value="181.686932997607" calcext:value-type="float">
            <text:p>181.686932997607</text:p>
          </table:table-cell>
          <table:table-cell table:formula="of:=ROUND([.AH2];0)" office:value-type="float" office:value="182" calcext:value-type="float">
            <text:p>182</text:p>
          </table:table-cell>
          <table:table-cell table:style-name="ce5" table:formula="of:=[.$B2]-[.AI2]" office:value-type="float" office:value="12" calcext:value-type="float">
            <text:p>12</text:p>
          </table:table-cell>
          <table:table-cell table:style-name="ce6" table:formula="of:=[.$C2]/([.$C$9]/[.AK$11])" office:value-type="float" office:value="181.968618165045" calcext:value-type="float">
            <text:p>181.968618165045</text:p>
          </table:table-cell>
          <table:table-cell table:formula="of:=ROUND([.AK2];0)" office:value-type="float" office:value="182" calcext:value-type="float">
            <text:p>182</text:p>
          </table:table-cell>
          <table:table-cell table:style-name="ce5" table:formula="of:=[.$B2]-[.AL2]" office:value-type="float" office:value="12" calcext:value-type="float">
            <text:p>12</text:p>
          </table:table-cell>
          <table:table-cell table:style-name="ce6" table:formula="of:=[.$C2]/([.$C$9]/[.AN$11])" office:value-type="float" office:value="182.250303332483" calcext:value-type="float">
            <text:p>182.250303332483</text:p>
          </table:table-cell>
          <table:table-cell table:formula="of:=ROUND([.AN2];0)" office:value-type="float" office:value="182" calcext:value-type="float">
            <text:p>182</text:p>
          </table:table-cell>
          <table:table-cell table:style-name="ce5" table:formula="of:=[.$B2]-[.AO2]" office:value-type="float" office:value="12" calcext:value-type="float">
            <text:p>12</text:p>
          </table:table-cell>
          <table:table-cell table:style-name="ce6" table:formula="of:=[.$C2]/([.$C$9]/[.AQ$11])" office:value-type="float" office:value="182.531988499921" calcext:value-type="float">
            <text:p>182.531988499921</text:p>
          </table:table-cell>
          <table:table-cell table:formula="of:=ROUND([.AQ2];0)" office:value-type="float" office:value="183" calcext:value-type="float">
            <text:p>183</text:p>
          </table:table-cell>
          <table:table-cell table:style-name="ce5" table:formula="of:=[.$B2]-[.AR2]" office:value-type="float" office:value="11" calcext:value-type="float">
            <text:p>11</text:p>
          </table:table-cell>
          <table:table-cell table:style-name="ce6" table:formula="of:=[.$C2]/([.$C$9]/[.AT$11])" office:value-type="float" office:value="182.81367366736" calcext:value-type="float">
            <text:p>182.81367366736</text:p>
          </table:table-cell>
          <table:table-cell table:formula="of:=ROUND([.AT2];0)" office:value-type="float" office:value="183" calcext:value-type="float">
            <text:p>183</text:p>
          </table:table-cell>
          <table:table-cell table:style-name="ce5" table:formula="of:=[.$B2]-[.AU2]" office:value-type="float" office:value="11" calcext:value-type="float">
            <text:p>11</text:p>
          </table:table-cell>
          <table:table-cell table:style-name="ce6" table:formula="of:=[.$C2]/([.$C$9]/[.AW$11])" office:value-type="float" office:value="183.095358834798" calcext:value-type="float">
            <text:p>183.095358834798</text:p>
          </table:table-cell>
          <table:table-cell table:formula="of:=ROUND([.AW2];0)" office:value-type="float" office:value="183" calcext:value-type="float">
            <text:p>183</text:p>
          </table:table-cell>
          <table:table-cell table:style-name="ce5" table:formula="of:=[.$B2]-[.AX2]" office:value-type="float" office:value="11" calcext:value-type="float">
            <text:p>11</text:p>
          </table:table-cell>
          <table:table-cell table:style-name="ce6" table:formula="of:=[.$C2]/([.$C$9]/[.AZ$11])" office:value-type="float" office:value="183.377044002236" calcext:value-type="float">
            <text:p>183.377044002236</text:p>
          </table:table-cell>
          <table:table-cell table:formula="of:=ROUND([.AZ2];0)" office:value-type="float" office:value="183" calcext:value-type="float">
            <text:p>183</text:p>
          </table:table-cell>
          <table:table-cell table:style-name="ce5" table:formula="of:=[.$B2]-[.BA2]" office:value-type="float" office:value="11" calcext:value-type="float">
            <text:p>11</text:p>
          </table:table-cell>
          <table:table-cell table:style-name="ce6" table:formula="of:=[.$C2]/([.$C$9]/[.BC$11])" office:value-type="float" office:value="183.658729169674" calcext:value-type="float">
            <text:p>183.658729169674</text:p>
          </table:table-cell>
          <table:table-cell table:formula="of:=ROUND([.BC2];0)" office:value-type="float" office:value="184" calcext:value-type="float">
            <text:p>184</text:p>
          </table:table-cell>
          <table:table-cell table:style-name="ce5" table:formula="of:=[.$B2]-[.BD2]" office:value-type="float" office:value="10" calcext:value-type="float">
            <text:p>10</text:p>
          </table:table-cell>
          <table:table-cell table:style-name="ce6" table:formula="of:=[.$C2]/([.$C$9]/[.BF$11])" office:value-type="float" office:value="183.940414337112" calcext:value-type="float">
            <text:p>183.940414337112</text:p>
          </table:table-cell>
          <table:table-cell table:formula="of:=ROUND([.BF2];0)" office:value-type="float" office:value="184" calcext:value-type="float">
            <text:p>184</text:p>
          </table:table-cell>
          <table:table-cell table:style-name="ce5" table:formula="of:=[.$B2]-[.BG2]" office:value-type="float" office:value="10" calcext:value-type="float">
            <text:p>10</text:p>
          </table:table-cell>
          <table:table-cell table:style-name="ce6" table:formula="of:=[.$C2]/([.$C$9]/[.BI$11])" office:value-type="float" office:value="184.22209950455" calcext:value-type="float">
            <text:p>184.22209950455</text:p>
          </table:table-cell>
          <table:table-cell table:formula="of:=ROUND([.BI2];0)" office:value-type="float" office:value="184" calcext:value-type="float">
            <text:p>184</text:p>
          </table:table-cell>
          <table:table-cell table:style-name="ce5" table:formula="of:=[.$B2]-[.BJ2]" office:value-type="float" office:value="10" calcext:value-type="float">
            <text:p>10</text:p>
          </table:table-cell>
          <table:table-cell table:style-name="ce6" table:formula="of:=[.$C2]/([.$C$9]/[.BL$11])" office:value-type="float" office:value="184.503784671989" calcext:value-type="float">
            <text:p>184.503784671989</text:p>
          </table:table-cell>
          <table:table-cell table:formula="of:=ROUND([.BL2];0)" office:value-type="float" office:value="185" calcext:value-type="float">
            <text:p>185</text:p>
          </table:table-cell>
          <table:table-cell table:style-name="ce5" table:formula="of:=[.$B2]-[.BM2]" office:value-type="float" office:value="9" calcext:value-type="float">
            <text:p>9</text:p>
          </table:table-cell>
          <table:table-cell table:style-name="ce6" table:formula="of:=[.$C2]/([.$C$9]/[.BO$11])" office:value-type="float" office:value="184.785469839427" calcext:value-type="float">
            <text:p>184.785469839427</text:p>
          </table:table-cell>
          <table:table-cell table:formula="of:=ROUND([.BO2];0)" office:value-type="float" office:value="185" calcext:value-type="float">
            <text:p>185</text:p>
          </table:table-cell>
          <table:table-cell table:style-name="ce5" table:formula="of:=[.$B2]-[.BP2]" office:value-type="float" office:value="9" calcext:value-type="float">
            <text:p>9</text:p>
          </table:table-cell>
          <table:table-cell table:style-name="ce6" table:formula="of:=[.$C2]/([.$C$9]/[.BR$11])" office:value-type="float" office:value="185.067155006865" calcext:value-type="float">
            <text:p>185.067155006865</text:p>
          </table:table-cell>
          <table:table-cell table:formula="of:=ROUND([.BR2];0)" office:value-type="float" office:value="185" calcext:value-type="float">
            <text:p>185</text:p>
          </table:table-cell>
          <table:table-cell table:style-name="ce5" table:formula="of:=[.$B2]-[.BS2]" office:value-type="float" office:value="9" calcext:value-type="float">
            <text:p>9</text:p>
          </table:table-cell>
          <table:table-cell table:style-name="ce6" table:formula="of:=[.$C2]/([.$C$9]/[.BU$11])" office:value-type="float" office:value="185.348840174303" calcext:value-type="float">
            <text:p>185.348840174303</text:p>
          </table:table-cell>
          <table:table-cell table:formula="of:=ROUND([.BU2];0)" office:value-type="float" office:value="185" calcext:value-type="float">
            <text:p>185</text:p>
          </table:table-cell>
          <table:table-cell table:style-name="ce5" table:formula="of:=[.$B2]-[.BV2]" office:value-type="float" office:value="9" calcext:value-type="float">
            <text:p>9</text:p>
          </table:table-cell>
          <table:table-cell table:style-name="ce6" table:formula="of:=[.$C2]/([.$C$9]/[.BX$11])" office:value-type="float" office:value="185.630525341741" calcext:value-type="float">
            <text:p>185.630525341741</text:p>
          </table:table-cell>
          <table:table-cell table:formula="of:=ROUND([.BX2];0)" office:value-type="float" office:value="186" calcext:value-type="float">
            <text:p>186</text:p>
          </table:table-cell>
          <table:table-cell table:style-name="ce5" table:formula="of:=[.$B2]-[.BY2]" office:value-type="float" office:value="8" calcext:value-type="float">
            <text:p>8</text:p>
          </table:table-cell>
          <table:table-cell table:style-name="ce6" table:formula="of:=[.$C2]/([.$C$9]/[.CA$11])" office:value-type="float" office:value="185.912210509179" calcext:value-type="float">
            <text:p>185.912210509179</text:p>
          </table:table-cell>
          <table:table-cell table:formula="of:=ROUND([.CA2];0)" office:value-type="float" office:value="186" calcext:value-type="float">
            <text:p>186</text:p>
          </table:table-cell>
          <table:table-cell table:style-name="ce5" table:formula="of:=[.$B2]-[.CB2]" office:value-type="float" office:value="8" calcext:value-type="float">
            <text:p>8</text:p>
          </table:table-cell>
          <table:table-cell table:style-name="ce6" table:formula="of:=[.$C2]/([.$C$9]/[.CD$11])" office:value-type="float" office:value="186.193895676617" calcext:value-type="float">
            <text:p>186.193895676617</text:p>
          </table:table-cell>
          <table:table-cell table:formula="of:=ROUND([.CD2];0)" office:value-type="float" office:value="186" calcext:value-type="float">
            <text:p>186</text:p>
          </table:table-cell>
          <table:table-cell table:style-name="ce5" table:formula="of:=[.$B2]-[.CE2]" office:value-type="float" office:value="8" calcext:value-type="float">
            <text:p>8</text:p>
          </table:table-cell>
          <table:table-cell table:style-name="ce6" table:formula="of:=[.$C2]/([.$C$9]/[.CG$11])" office:value-type="float" office:value="186.475580844056" calcext:value-type="float">
            <text:p>186.475580844056</text:p>
          </table:table-cell>
          <table:table-cell table:formula="of:=ROUND([.CG2];0)" office:value-type="float" office:value="186" calcext:value-type="float">
            <text:p>186</text:p>
          </table:table-cell>
          <table:table-cell table:style-name="ce5" table:formula="of:=[.$B2]-[.CH2]" office:value-type="float" office:value="8" calcext:value-type="float">
            <text:p>8</text:p>
          </table:table-cell>
          <table:table-cell table:style-name="ce6" table:formula="of:=[.$C2]/([.$C$9]/[.CJ$11])" office:value-type="float" office:value="186.757266011494" calcext:value-type="float">
            <text:p>186.757266011494</text:p>
          </table:table-cell>
          <table:table-cell table:formula="of:=ROUND([.CJ2];0)" office:value-type="float" office:value="187" calcext:value-type="float">
            <text:p>187</text:p>
          </table:table-cell>
          <table:table-cell table:style-name="ce5" table:formula="of:=[.$B2]-[.CK2]" office:value-type="float" office:value="7" calcext:value-type="float">
            <text:p>7</text:p>
          </table:table-cell>
          <table:table-cell table:style-name="ce6" table:formula="of:=[.$C2]/([.$C$9]/[.CM$11])" office:value-type="float" office:value="187.038951178932" calcext:value-type="float">
            <text:p>187.038951178932</text:p>
          </table:table-cell>
          <table:table-cell table:formula="of:=ROUND([.CM2];0)" office:value-type="float" office:value="187" calcext:value-type="float">
            <text:p>187</text:p>
          </table:table-cell>
          <table:table-cell table:style-name="ce5" table:formula="of:=[.$B2]-[.CN2]" office:value-type="float" office:value="7" calcext:value-type="float">
            <text:p>7</text:p>
          </table:table-cell>
          <table:table-cell table:style-name="ce6" table:formula="of:=[.$C2]/([.$C$9]/[.CP$11])" office:value-type="float" office:value="187.32063634637" calcext:value-type="float">
            <text:p>187.32063634637</text:p>
          </table:table-cell>
          <table:table-cell table:formula="of:=ROUND([.CP2];0)" office:value-type="float" office:value="187" calcext:value-type="float">
            <text:p>187</text:p>
          </table:table-cell>
          <table:table-cell table:style-name="ce5" table:formula="of:=[.$B2]-[.CQ2]" office:value-type="float" office:value="7" calcext:value-type="float">
            <text:p>7</text:p>
          </table:table-cell>
          <table:table-cell table:style-name="ce6" table:formula="of:=[.$C2]/([.$C$9]/[.CS$11])" office:value-type="float" office:value="187.602321513808" calcext:value-type="float">
            <text:p>187.602321513808</text:p>
          </table:table-cell>
          <table:table-cell table:formula="of:=ROUND([.CS2];0)" office:value-type="float" office:value="188" calcext:value-type="float">
            <text:p>188</text:p>
          </table:table-cell>
          <table:table-cell table:style-name="ce5" table:formula="of:=[.$B2]-[.CT2]" office:value-type="float" office:value="6" calcext:value-type="float">
            <text:p>6</text:p>
          </table:table-cell>
          <table:table-cell table:style-name="ce6" table:formula="of:=[.$C2]/([.$C$9]/[.CV$11])" office:value-type="float" office:value="187.884006681246" calcext:value-type="float">
            <text:p>187.884006681246</text:p>
          </table:table-cell>
          <table:table-cell table:formula="of:=ROUND([.CV2];0)" office:value-type="float" office:value="188" calcext:value-type="float">
            <text:p>188</text:p>
          </table:table-cell>
          <table:table-cell table:style-name="ce5" table:formula="of:=[.$B2]-[.CW2]" office:value-type="float" office:value="6" calcext:value-type="float">
            <text:p>6</text:p>
          </table:table-cell>
          <table:table-cell table:style-name="ce6" table:formula="of:=[.$C2]/([.$C$9]/[.CY$11])" office:value-type="float" office:value="188.165691848684" calcext:value-type="float">
            <text:p>188.165691848684</text:p>
          </table:table-cell>
          <table:table-cell table:formula="of:=ROUND([.CY2];0)" office:value-type="float" office:value="188" calcext:value-type="float">
            <text:p>188</text:p>
          </table:table-cell>
          <table:table-cell table:style-name="ce5" table:formula="of:=[.$B2]-[.CZ2]" office:value-type="float" office:value="6" calcext:value-type="float">
            <text:p>6</text:p>
          </table:table-cell>
          <table:table-cell table:style-name="ce6" table:formula="of:=[.$C2]/([.$C$9]/[.DB$11])" office:value-type="float" office:value="188.447377016123" calcext:value-type="float">
            <text:p>188.447377016123</text:p>
          </table:table-cell>
          <table:table-cell table:formula="of:=ROUND([.DB2];0)" office:value-type="float" office:value="188" calcext:value-type="float">
            <text:p>188</text:p>
          </table:table-cell>
          <table:table-cell table:style-name="ce5" table:formula="of:=[.$B2]-[.DC2]" office:value-type="float" office:value="6" calcext:value-type="float">
            <text:p>6</text:p>
          </table:table-cell>
          <table:table-cell table:style-name="ce6" table:formula="of:=[.$C2]/([.$C$9]/[.DE$11])" office:value-type="float" office:value="188.729062183561" calcext:value-type="float">
            <text:p>188.729062183561</text:p>
          </table:table-cell>
          <table:table-cell table:formula="of:=ROUND([.DE2];0)" office:value-type="float" office:value="189" calcext:value-type="float">
            <text:p>189</text:p>
          </table:table-cell>
          <table:table-cell table:style-name="ce5" table:formula="of:=[.$B2]-[.DF2]" office:value-type="float" office:value="5" calcext:value-type="float">
            <text:p>5</text:p>
          </table:table-cell>
          <table:table-cell table:style-name="ce6" table:formula="of:=[.$C2]/([.$C$9]/[.DH$11])" office:value-type="float" office:value="189.010747350999" calcext:value-type="float">
            <text:p>189.010747350999</text:p>
          </table:table-cell>
          <table:table-cell table:formula="of:=ROUND([.DH2];0)" office:value-type="float" office:value="189" calcext:value-type="float">
            <text:p>189</text:p>
          </table:table-cell>
          <table:table-cell table:style-name="ce5" table:formula="of:=[.$B2]-[.DI2]" office:value-type="float" office:value="5" calcext:value-type="float">
            <text:p>5</text:p>
          </table:table-cell>
          <table:table-cell table:style-name="ce6" table:formula="of:=[.$C2]/([.$C$9]/[.DK$11])" office:value-type="float" office:value="189.292432518437" calcext:value-type="float">
            <text:p>189.292432518437</text:p>
          </table:table-cell>
          <table:table-cell table:formula="of:=ROUND([.DK2];0)" office:value-type="float" office:value="189" calcext:value-type="float">
            <text:p>189</text:p>
          </table:table-cell>
          <table:table-cell table:style-name="ce5" table:formula="of:=[.$B2]-[.DL2]" office:value-type="float" office:value="5" calcext:value-type="float">
            <text:p>5</text:p>
          </table:table-cell>
          <table:table-cell table:style-name="ce6" table:formula="of:=[.$C2]/([.$C$9]/[.DN$11])" office:value-type="float" office:value="189.574117685875" calcext:value-type="float">
            <text:p>189.574117685875</text:p>
          </table:table-cell>
          <table:table-cell table:formula="of:=ROUND([.DN2];0)" office:value-type="float" office:value="190" calcext:value-type="float">
            <text:p>190</text:p>
          </table:table-cell>
          <table:table-cell table:style-name="ce5" table:formula="of:=[.$B2]-[.DO2]" office:value-type="float" office:value="4" calcext:value-type="float">
            <text:p>4</text:p>
          </table:table-cell>
          <table:table-cell table:style-name="ce6" table:formula="of:=[.$C2]/([.$C$9]/[.DQ$11])" office:value-type="float" office:value="189.855802853313" calcext:value-type="float">
            <text:p>189.855802853313</text:p>
          </table:table-cell>
          <table:table-cell table:formula="of:=ROUND([.DQ2];0)" office:value-type="float" office:value="190" calcext:value-type="float">
            <text:p>190</text:p>
          </table:table-cell>
          <table:table-cell table:style-name="ce5" table:formula="of:=[.$B2]-[.DR2]" office:value-type="float" office:value="4" calcext:value-type="float">
            <text:p>4</text:p>
          </table:table-cell>
          <table:table-cell table:style-name="ce6" table:formula="of:=[.$C2]/([.$C$9]/[.DT$11])" office:value-type="float" office:value="190.137488020752" calcext:value-type="float">
            <text:p>190.137488020752</text:p>
          </table:table-cell>
          <table:table-cell table:formula="of:=ROUND([.DT2];0)" office:value-type="float" office:value="190" calcext:value-type="float">
            <text:p>190</text:p>
          </table:table-cell>
          <table:table-cell table:style-name="ce5" table:formula="of:=[.$B2]-[.DU2]" office:value-type="float" office:value="4" calcext:value-type="float">
            <text:p>4</text:p>
          </table:table-cell>
          <table:table-cell table:style-name="ce6" table:formula="of:=[.$C2]/([.$C$9]/[.DW$11])" office:value-type="float" office:value="190.41917318819" calcext:value-type="float">
            <text:p>190.41917318819</text:p>
          </table:table-cell>
          <table:table-cell table:formula="of:=ROUND([.DW2];0)" office:value-type="float" office:value="190" calcext:value-type="float">
            <text:p>190</text:p>
          </table:table-cell>
          <table:table-cell table:style-name="ce5" table:formula="of:=[.$B2]-[.DX2]" office:value-type="float" office:value="4" calcext:value-type="float">
            <text:p>4</text:p>
          </table:table-cell>
          <table:table-cell table:style-name="ce6" table:formula="of:=[.$C2]/([.$C$9]/[.DZ$11])" office:value-type="float" office:value="190.700858355628" calcext:value-type="float">
            <text:p>190.700858355628</text:p>
          </table:table-cell>
          <table:table-cell table:formula="of:=ROUND([.DZ2];0)" office:value-type="float" office:value="191" calcext:value-type="float">
            <text:p>191</text:p>
          </table:table-cell>
          <table:table-cell table:style-name="ce5" table:formula="of:=[.$B2]-[.EA2]" office:value-type="float" office:value="3" calcext:value-type="float">
            <text:p>3</text:p>
          </table:table-cell>
          <table:table-cell table:style-name="ce6" table:formula="of:=[.$C2]/([.$C$9]/[.EC$11])" office:value-type="float" office:value="190.982543523066" calcext:value-type="float">
            <text:p>190.982543523066</text:p>
          </table:table-cell>
          <table:table-cell table:formula="of:=ROUND([.EC2];0)" office:value-type="float" office:value="191" calcext:value-type="float">
            <text:p>191</text:p>
          </table:table-cell>
          <table:table-cell table:style-name="ce5" table:formula="of:=[.$B2]-[.ED2]" office:value-type="float" office:value="3" calcext:value-type="float">
            <text:p>3</text:p>
          </table:table-cell>
          <table:table-cell table:style-name="ce6" table:formula="of:=[.$C2]/([.$C$9]/[.EF$11])" office:value-type="float" office:value="191.264228690504" calcext:value-type="float">
            <text:p>191.264228690504</text:p>
          </table:table-cell>
          <table:table-cell table:formula="of:=ROUND([.EF2];0)" office:value-type="float" office:value="191" calcext:value-type="float">
            <text:p>191</text:p>
          </table:table-cell>
          <table:table-cell table:style-name="ce5" table:formula="of:=[.$B2]-[.EG2]" office:value-type="float" office:value="3" calcext:value-type="float">
            <text:p>3</text:p>
          </table:table-cell>
          <table:table-cell table:style-name="ce6" table:formula="of:=[.$C2]/([.$C$9]/[.EI$11])" office:value-type="float" office:value="191.545913857942" calcext:value-type="float">
            <text:p>191.545913857942</text:p>
          </table:table-cell>
          <table:table-cell table:formula="of:=ROUND([.EI2];0)" office:value-type="float" office:value="192" calcext:value-type="float">
            <text:p>192</text:p>
          </table:table-cell>
          <table:table-cell table:style-name="ce5" table:formula="of:=[.$B2]-[.EJ2]" office:value-type="float" office:value="2" calcext:value-type="float">
            <text:p>2</text:p>
          </table:table-cell>
          <table:table-cell table:style-name="ce22" table:formula="of:=[.$C2]/([.$C$9]/[.EL$11])" office:value-type="float" office:value="191.82759902538" calcext:value-type="float">
            <text:p>191.82759902538</text:p>
          </table:table-cell>
          <table:table-cell table:style-name="ce23" table:formula="of:=ROUND([.EL2];0)" office:value-type="float" office:value="192" calcext:value-type="float">
            <text:p>192</text:p>
          </table:table-cell>
          <table:table-cell table:style-name="ce5" table:formula="of:=[.$B2]-[.EM2]" office:value-type="float" office:value="2" calcext:value-type="float">
            <text:p>2</text:p>
          </table:table-cell>
          <table:table-cell table:style-name="ce6" table:formula="of:=[.$C2]/([.$C$9]/[.EO$11])" office:value-type="float" office:value="192.109284192819" calcext:value-type="float">
            <text:p>192.109284192819</text:p>
          </table:table-cell>
          <table:table-cell table:formula="of:=ROUND([.EO2];0)" office:value-type="float" office:value="192" calcext:value-type="float">
            <text:p>192</text:p>
          </table:table-cell>
          <table:table-cell table:style-name="ce5" table:formula="of:=[.$B2]-[.EP2]" office:value-type="float" office:value="2" calcext:value-type="float">
            <text:p>2</text:p>
          </table:table-cell>
          <table:table-cell table:formula="of:=[.$C2]/([.$C$9]/[.ER$11])" office:value-type="float" office:value="192.390969360257" calcext:value-type="float">
            <text:p>192.390969360257</text:p>
          </table:table-cell>
          <table:table-cell table:formula="of:=ROUND([.ER2];0)" office:value-type="float" office:value="192" calcext:value-type="float">
            <text:p>192</text:p>
          </table:table-cell>
          <table:table-cell table:style-name="ce5" table:formula="of:=[.$B2]-[.ES2]" office:value-type="float" office:value="2" calcext:value-type="float">
            <text:p>2</text:p>
          </table:table-cell>
          <table:table-cell table:style-name="ce6" table:formula="of:=[.$C2]/([.$C$9]/[.EU$11])" office:value-type="float" office:value="192.672654527695" calcext:value-type="float">
            <text:p>192.672654527695</text:p>
          </table:table-cell>
          <table:table-cell table:formula="of:=ROUND([.EU2];0)" office:value-type="float" office:value="193" calcext:value-type="float">
            <text:p>193</text:p>
          </table:table-cell>
          <table:table-cell table:style-name="ce5" table:formula="of:=[.$B2]-[.EV2]" office:value-type="float" office:value="1" calcext:value-type="float">
            <text:p>1</text:p>
          </table:table-cell>
          <table:table-cell table:style-name="ce6" table:formula="of:=[.$C2]/([.$C$9]/[.EX$11])" office:value-type="float" office:value="192.954339695133" calcext:value-type="float">
            <text:p>192.954339695133</text:p>
          </table:table-cell>
          <table:table-cell table:formula="of:=ROUND([.EX2];0)" office:value-type="float" office:value="193" calcext:value-type="float">
            <text:p>193</text:p>
          </table:table-cell>
          <table:table-cell table:style-name="ce5" table:formula="of:=[.$B2]-[.EY2]" office:value-type="float" office:value="1" calcext:value-type="float">
            <text:p>1</text:p>
          </table:table-cell>
          <table:table-cell table:style-name="ce6" table:formula="of:=[.$C2]/([.$C$9]/[.FA$11])" office:value-type="float" office:value="193.236024862571" calcext:value-type="float">
            <text:p>193.236024862571</text:p>
          </table:table-cell>
          <table:table-cell table:formula="of:=ROUND([.FA2];0)" office:value-type="float" office:value="193" calcext:value-type="float">
            <text:p>193</text:p>
          </table:table-cell>
          <table:table-cell table:style-name="ce5" table:formula="of:=[.$B2]-[.FB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D</text:p>
          </table:table-cell>
          <table:table-cell office:value-type="float" office:value="131" calcext:value-type="float">
            <text:p>131</text:p>
          </table:table-cell>
          <table:table-cell table:style-name="ce12" office:value-type="float" office:value="9539381" calcext:value-type="float">
            <text:p>9,539,381</text:p>
          </table:table-cell>
          <table:table-cell table:formula="of:=[.C3]/([.C$9]/[.D$11])" office:value-type="float" office:value="137.07880867235" calcext:value-type="float">
            <text:p>137.07880867235</text:p>
          </table:table-cell>
          <table:table-cell table:formula="of:=ROUND([.D3];0)" office:value-type="float" office:value="137" calcext:value-type="float">
            <text:p>137</text:p>
          </table:table-cell>
          <table:table-cell table:formula="of:=[.$B3]-[.E3]" office:value-type="float" office:value="-6" calcext:value-type="float">
            <text:p>-6</text:p>
          </table:table-cell>
          <table:table-cell table:style-name="ce6" table:formula="of:=[.$C3]/([.$C$9]/[.G$11])" office:value-type="float" office:value="137.294680811992" calcext:value-type="float">
            <text:p>137.294680811992</text:p>
          </table:table-cell>
          <table:table-cell table:formula="of:=ROUND([.G3];0)" office:value-type="float" office:value="137" calcext:value-type="float">
            <text:p>137</text:p>
          </table:table-cell>
          <table:table-cell table:formula="of:=[.$B3]-[.H3]" office:value-type="float" office:value="-6" calcext:value-type="float">
            <text:p>-6</text:p>
          </table:table-cell>
          <table:table-cell table:style-name="ce6" table:formula="of:=[.$C3]/([.$C$9]/[.J$11])" office:value-type="float" office:value="137.510552951633" calcext:value-type="float">
            <text:p>137.510552951633</text:p>
          </table:table-cell>
          <table:table-cell table:formula="of:=ROUND([.J3];0)" office:value-type="float" office:value="138" calcext:value-type="float">
            <text:p>138</text:p>
          </table:table-cell>
          <table:table-cell table:formula="of:=[.$B3]-[.K3]" office:value-type="float" office:value="-7" calcext:value-type="float">
            <text:p>-7</text:p>
          </table:table-cell>
          <table:table-cell table:style-name="ce6" table:formula="of:=[.$C3]/([.$C$9]/[.M$11])" office:value-type="float" office:value="137.726425091275" calcext:value-type="float">
            <text:p>137.726425091275</text:p>
          </table:table-cell>
          <table:table-cell table:formula="of:=ROUND([.M3];0)" office:value-type="float" office:value="138" calcext:value-type="float">
            <text:p>138</text:p>
          </table:table-cell>
          <table:table-cell table:formula="of:=[.$B3]-[.N3]" office:value-type="float" office:value="-7" calcext:value-type="float">
            <text:p>-7</text:p>
          </table:table-cell>
          <table:table-cell table:style-name="ce6" table:formula="of:=[.$C3]/([.$C$9]/[.P$11])" office:value-type="float" office:value="137.942297230916" calcext:value-type="float">
            <text:p>137.942297230916</text:p>
          </table:table-cell>
          <table:table-cell table:formula="of:=ROUND([.P3];0)" office:value-type="float" office:value="138" calcext:value-type="float">
            <text:p>138</text:p>
          </table:table-cell>
          <table:table-cell table:formula="of:=[.$B3]-[.Q3]" office:value-type="float" office:value="-7" calcext:value-type="float">
            <text:p>-7</text:p>
          </table:table-cell>
          <table:table-cell table:style-name="ce6" table:formula="of:=[.$C3]/([.$C$9]/[.S$11])" office:value-type="float" office:value="138.158169370558" calcext:value-type="float">
            <text:p>138.158169370558</text:p>
          </table:table-cell>
          <table:table-cell table:formula="of:=ROUND([.S3];0)" office:value-type="float" office:value="138" calcext:value-type="float">
            <text:p>138</text:p>
          </table:table-cell>
          <table:table-cell table:formula="of:=[.$B3]-[.T3]" office:value-type="float" office:value="-7" calcext:value-type="float">
            <text:p>-7</text:p>
          </table:table-cell>
          <table:table-cell table:style-name="ce6" table:formula="of:=[.$C3]/([.$C$9]/[.V$11])" office:value-type="float" office:value="138.374041510199" calcext:value-type="float">
            <text:p>138.374041510199</text:p>
          </table:table-cell>
          <table:table-cell table:formula="of:=ROUND([.V3];0)" office:value-type="float" office:value="138" calcext:value-type="float">
            <text:p>138</text:p>
          </table:table-cell>
          <table:table-cell table:formula="of:=[.$B3]-[.W3]" office:value-type="float" office:value="-7" calcext:value-type="float">
            <text:p>-7</text:p>
          </table:table-cell>
          <table:table-cell table:style-name="ce6" table:formula="of:=[.$C3]/([.$C$9]/[.Y$11])" office:value-type="float" office:value="138.589913649841" calcext:value-type="float">
            <text:p>138.589913649841</text:p>
          </table:table-cell>
          <table:table-cell table:formula="of:=ROUND([.Y3];0)" office:value-type="float" office:value="139" calcext:value-type="float">
            <text:p>139</text:p>
          </table:table-cell>
          <table:table-cell table:formula="of:=[.$B3]-[.Z3]" office:value-type="float" office:value="-8" calcext:value-type="float">
            <text:p>-8</text:p>
          </table:table-cell>
          <table:table-cell table:style-name="ce6" table:formula="of:=[.$C3]/([.$C$9]/[.AB$11])" office:value-type="float" office:value="138.805785789482" calcext:value-type="float">
            <text:p>138.805785789482</text:p>
          </table:table-cell>
          <table:table-cell table:formula="of:=ROUND([.AB3];0)" office:value-type="float" office:value="139" calcext:value-type="float">
            <text:p>139</text:p>
          </table:table-cell>
          <table:table-cell table:formula="of:=[.$B3]-[.AC3]" office:value-type="float" office:value="-8" calcext:value-type="float">
            <text:p>-8</text:p>
          </table:table-cell>
          <table:table-cell table:style-name="ce6" table:formula="of:=[.$C3]/([.$C$9]/[.AE$11])" office:value-type="float" office:value="139.021657929124" calcext:value-type="float">
            <text:p>139.021657929124</text:p>
          </table:table-cell>
          <table:table-cell table:formula="of:=ROUND([.AE3];0)" office:value-type="float" office:value="139" calcext:value-type="float">
            <text:p>139</text:p>
          </table:table-cell>
          <table:table-cell table:formula="of:=[.$B3]-[.AF3]" office:value-type="float" office:value="-8" calcext:value-type="float">
            <text:p>-8</text:p>
          </table:table-cell>
          <table:table-cell table:style-name="ce6" table:formula="of:=[.$C3]/([.$C$9]/[.AH$11])" office:value-type="float" office:value="139.237530068765" calcext:value-type="float">
            <text:p>139.237530068765</text:p>
          </table:table-cell>
          <table:table-cell table:formula="of:=ROUND([.AH3];0)" office:value-type="float" office:value="139" calcext:value-type="float">
            <text:p>139</text:p>
          </table:table-cell>
          <table:table-cell table:formula="of:=[.$B3]-[.AI3]" office:value-type="float" office:value="-8" calcext:value-type="float">
            <text:p>-8</text:p>
          </table:table-cell>
          <table:table-cell table:style-name="ce6" table:formula="of:=[.$C3]/([.$C$9]/[.AK$11])" office:value-type="float" office:value="139.453402208407" calcext:value-type="float">
            <text:p>139.453402208407</text:p>
          </table:table-cell>
          <table:table-cell table:formula="of:=ROUND([.AK3];0)" office:value-type="float" office:value="139" calcext:value-type="float">
            <text:p>139</text:p>
          </table:table-cell>
          <table:table-cell table:formula="of:=[.$B3]-[.AL3]" office:value-type="float" office:value="-8" calcext:value-type="float">
            <text:p>-8</text:p>
          </table:table-cell>
          <table:table-cell table:style-name="ce6" table:formula="of:=[.$C3]/([.$C$9]/[.AN$11])" office:value-type="float" office:value="139.669274348048" calcext:value-type="float">
            <text:p>139.669274348048</text:p>
          </table:table-cell>
          <table:table-cell table:formula="of:=ROUND([.AN3];0)" office:value-type="float" office:value="140" calcext:value-type="float">
            <text:p>140</text:p>
          </table:table-cell>
          <table:table-cell table:formula="of:=[.$B3]-[.AO3]" office:value-type="float" office:value="-9" calcext:value-type="float">
            <text:p>-9</text:p>
          </table:table-cell>
          <table:table-cell table:style-name="ce6" table:formula="of:=[.$C3]/([.$C$9]/[.AQ$11])" office:value-type="float" office:value="139.88514648769" calcext:value-type="float">
            <text:p>139.88514648769</text:p>
          </table:table-cell>
          <table:table-cell table:formula="of:=ROUND([.AQ3];0)" office:value-type="float" office:value="140" calcext:value-type="float">
            <text:p>140</text:p>
          </table:table-cell>
          <table:table-cell table:formula="of:=[.$B3]-[.AR3]" office:value-type="float" office:value="-9" calcext:value-type="float">
            <text:p>-9</text:p>
          </table:table-cell>
          <table:table-cell table:style-name="ce6" table:formula="of:=[.$C3]/([.$C$9]/[.AT$11])" office:value-type="float" office:value="140.101018627331" calcext:value-type="float">
            <text:p>140.101018627331</text:p>
          </table:table-cell>
          <table:table-cell table:formula="of:=ROUND([.AT3];0)" office:value-type="float" office:value="140" calcext:value-type="float">
            <text:p>140</text:p>
          </table:table-cell>
          <table:table-cell table:formula="of:=[.$B3]-[.AU3]" office:value-type="float" office:value="-9" calcext:value-type="float">
            <text:p>-9</text:p>
          </table:table-cell>
          <table:table-cell table:style-name="ce6" table:formula="of:=[.$C3]/([.$C$9]/[.AW$11])" office:value-type="float" office:value="140.316890766973" calcext:value-type="float">
            <text:p>140.316890766973</text:p>
          </table:table-cell>
          <table:table-cell table:formula="of:=ROUND([.AW3];0)" office:value-type="float" office:value="140" calcext:value-type="float">
            <text:p>140</text:p>
          </table:table-cell>
          <table:table-cell table:formula="of:=[.$B3]-[.AX3]" office:value-type="float" office:value="-9" calcext:value-type="float">
            <text:p>-9</text:p>
          </table:table-cell>
          <table:table-cell table:style-name="ce6" table:formula="of:=[.$C3]/([.$C$9]/[.AZ$11])" office:value-type="float" office:value="140.532762906614" calcext:value-type="float">
            <text:p>140.532762906614</text:p>
          </table:table-cell>
          <table:table-cell table:formula="of:=ROUND([.AZ3];0)" office:value-type="float" office:value="141" calcext:value-type="float">
            <text:p>141</text:p>
          </table:table-cell>
          <table:table-cell table:formula="of:=[.$B3]-[.BA3]" office:value-type="float" office:value="-10" calcext:value-type="float">
            <text:p>-10</text:p>
          </table:table-cell>
          <table:table-cell table:style-name="ce6" table:formula="of:=[.$C3]/([.$C$9]/[.BC$11])" office:value-type="float" office:value="140.748635046256" calcext:value-type="float">
            <text:p>140.748635046256</text:p>
          </table:table-cell>
          <table:table-cell table:formula="of:=ROUND([.BC3];0)" office:value-type="float" office:value="141" calcext:value-type="float">
            <text:p>141</text:p>
          </table:table-cell>
          <table:table-cell table:formula="of:=[.$B3]-[.BD3]" office:value-type="float" office:value="-10" calcext:value-type="float">
            <text:p>-10</text:p>
          </table:table-cell>
          <table:table-cell table:style-name="ce6" table:formula="of:=[.$C3]/([.$C$9]/[.BF$11])" office:value-type="float" office:value="140.964507185897" calcext:value-type="float">
            <text:p>140.964507185897</text:p>
          </table:table-cell>
          <table:table-cell table:formula="of:=ROUND([.BF3];0)" office:value-type="float" office:value="141" calcext:value-type="float">
            <text:p>141</text:p>
          </table:table-cell>
          <table:table-cell table:formula="of:=[.$B3]-[.BG3]" office:value-type="float" office:value="-10" calcext:value-type="float">
            <text:p>-10</text:p>
          </table:table-cell>
          <table:table-cell table:style-name="ce6" table:formula="of:=[.$C3]/([.$C$9]/[.BI$11])" office:value-type="float" office:value="141.180379325539" calcext:value-type="float">
            <text:p>141.180379325539</text:p>
          </table:table-cell>
          <table:table-cell table:formula="of:=ROUND([.BI3];0)" office:value-type="float" office:value="141" calcext:value-type="float">
            <text:p>141</text:p>
          </table:table-cell>
          <table:table-cell table:formula="of:=[.$B3]-[.BJ3]" office:value-type="float" office:value="-10" calcext:value-type="float">
            <text:p>-10</text:p>
          </table:table-cell>
          <table:table-cell table:style-name="ce6" table:formula="of:=[.$C3]/([.$C$9]/[.BL$11])" office:value-type="float" office:value="141.39625146518" calcext:value-type="float">
            <text:p>141.39625146518</text:p>
          </table:table-cell>
          <table:table-cell table:formula="of:=ROUND([.BL3];0)" office:value-type="float" office:value="141" calcext:value-type="float">
            <text:p>141</text:p>
          </table:table-cell>
          <table:table-cell table:formula="of:=[.$B3]-[.BM3]" office:value-type="float" office:value="-10" calcext:value-type="float">
            <text:p>-10</text:p>
          </table:table-cell>
          <table:table-cell table:style-name="ce6" table:formula="of:=[.$C3]/([.$C$9]/[.BO$11])" office:value-type="float" office:value="141.612123604822" calcext:value-type="float">
            <text:p>141.612123604822</text:p>
          </table:table-cell>
          <table:table-cell table:formula="of:=ROUND([.BO3];0)" office:value-type="float" office:value="142" calcext:value-type="float">
            <text:p>142</text:p>
          </table:table-cell>
          <table:table-cell table:formula="of:=[.$B3]-[.BP3]" office:value-type="float" office:value="-11" calcext:value-type="float">
            <text:p>-11</text:p>
          </table:table-cell>
          <table:table-cell table:style-name="ce6" table:formula="of:=[.$C3]/([.$C$9]/[.BR$11])" office:value-type="float" office:value="141.827995744463" calcext:value-type="float">
            <text:p>141.827995744463</text:p>
          </table:table-cell>
          <table:table-cell table:formula="of:=ROUND([.BR3];0)" office:value-type="float" office:value="142" calcext:value-type="float">
            <text:p>142</text:p>
          </table:table-cell>
          <table:table-cell table:formula="of:=[.$B3]-[.BS3]" office:value-type="float" office:value="-11" calcext:value-type="float">
            <text:p>-11</text:p>
          </table:table-cell>
          <table:table-cell table:style-name="ce6" table:formula="of:=[.$C3]/([.$C$9]/[.BU$11])" office:value-type="float" office:value="142.043867884105" calcext:value-type="float">
            <text:p>142.043867884105</text:p>
          </table:table-cell>
          <table:table-cell table:formula="of:=ROUND([.BU3];0)" office:value-type="float" office:value="142" calcext:value-type="float">
            <text:p>142</text:p>
          </table:table-cell>
          <table:table-cell table:formula="of:=[.$B3]-[.BV3]" office:value-type="float" office:value="-11" calcext:value-type="float">
            <text:p>-11</text:p>
          </table:table-cell>
          <table:table-cell table:style-name="ce6" table:formula="of:=[.$C3]/([.$C$9]/[.BX$11])" office:value-type="float" office:value="142.259740023746" calcext:value-type="float">
            <text:p>142.259740023746</text:p>
          </table:table-cell>
          <table:table-cell table:formula="of:=ROUND([.BX3];0)" office:value-type="float" office:value="142" calcext:value-type="float">
            <text:p>142</text:p>
          </table:table-cell>
          <table:table-cell table:formula="of:=[.$B3]-[.BY3]" office:value-type="float" office:value="-11" calcext:value-type="float">
            <text:p>-11</text:p>
          </table:table-cell>
          <table:table-cell table:style-name="ce6" table:formula="of:=[.$C3]/([.$C$9]/[.CA$11])" office:value-type="float" office:value="142.475612163388" calcext:value-type="float">
            <text:p>142.475612163388</text:p>
          </table:table-cell>
          <table:table-cell table:formula="of:=ROUND([.CA3];0)" office:value-type="float" office:value="142" calcext:value-type="float">
            <text:p>142</text:p>
          </table:table-cell>
          <table:table-cell table:formula="of:=[.$B3]-[.CB3]" office:value-type="float" office:value="-11" calcext:value-type="float">
            <text:p>-11</text:p>
          </table:table-cell>
          <table:table-cell table:style-name="ce6" table:formula="of:=[.$C3]/([.$C$9]/[.CD$11])" office:value-type="float" office:value="142.691484303029" calcext:value-type="float">
            <text:p>142.691484303029</text:p>
          </table:table-cell>
          <table:table-cell table:formula="of:=ROUND([.CD3];0)" office:value-type="float" office:value="143" calcext:value-type="float">
            <text:p>143</text:p>
          </table:table-cell>
          <table:table-cell table:formula="of:=[.$B3]-[.CE3]" office:value-type="float" office:value="-12" calcext:value-type="float">
            <text:p>-12</text:p>
          </table:table-cell>
          <table:table-cell table:style-name="ce6" table:formula="of:=[.$C3]/([.$C$9]/[.CG$11])" office:value-type="float" office:value="142.907356442671" calcext:value-type="float">
            <text:p>142.907356442671</text:p>
          </table:table-cell>
          <table:table-cell table:formula="of:=ROUND([.CG3];0)" office:value-type="float" office:value="143" calcext:value-type="float">
            <text:p>143</text:p>
          </table:table-cell>
          <table:table-cell table:formula="of:=[.$B3]-[.CH3]" office:value-type="float" office:value="-12" calcext:value-type="float">
            <text:p>-12</text:p>
          </table:table-cell>
          <table:table-cell table:style-name="ce6" table:formula="of:=[.$C3]/([.$C$9]/[.CJ$11])" office:value-type="float" office:value="143.123228582312" calcext:value-type="float">
            <text:p>143.123228582312</text:p>
          </table:table-cell>
          <table:table-cell table:formula="of:=ROUND([.CJ3];0)" office:value-type="float" office:value="143" calcext:value-type="float">
            <text:p>143</text:p>
          </table:table-cell>
          <table:table-cell table:formula="of:=[.$B3]-[.CK3]" office:value-type="float" office:value="-12" calcext:value-type="float">
            <text:p>-12</text:p>
          </table:table-cell>
          <table:table-cell table:style-name="ce6" table:formula="of:=[.$C3]/([.$C$9]/[.CM$11])" office:value-type="float" office:value="143.339100721954" calcext:value-type="float">
            <text:p>143.339100721954</text:p>
          </table:table-cell>
          <table:table-cell table:formula="of:=ROUND([.CM3];0)" office:value-type="float" office:value="143" calcext:value-type="float">
            <text:p>143</text:p>
          </table:table-cell>
          <table:table-cell table:formula="of:=[.$B3]-[.CN3]" office:value-type="float" office:value="-12" calcext:value-type="float">
            <text:p>-12</text:p>
          </table:table-cell>
          <table:table-cell table:style-name="ce6" table:formula="of:=[.$C3]/([.$C$9]/[.CP$11])" office:value-type="float" office:value="143.554972861595" calcext:value-type="float">
            <text:p>143.554972861595</text:p>
          </table:table-cell>
          <table:table-cell table:formula="of:=ROUND([.CP3];0)" office:value-type="float" office:value="144" calcext:value-type="float">
            <text:p>144</text:p>
          </table:table-cell>
          <table:table-cell table:formula="of:=[.$B3]-[.CQ3]" office:value-type="float" office:value="-13" calcext:value-type="float">
            <text:p>-13</text:p>
          </table:table-cell>
          <table:table-cell table:style-name="ce6" table:formula="of:=[.$C3]/([.$C$9]/[.CS$11])" office:value-type="float" office:value="143.770845001237" calcext:value-type="float">
            <text:p>143.770845001237</text:p>
          </table:table-cell>
          <table:table-cell table:formula="of:=ROUND([.CS3];0)" office:value-type="float" office:value="144" calcext:value-type="float">
            <text:p>144</text:p>
          </table:table-cell>
          <table:table-cell table:formula="of:=[.$B3]-[.CT3]" office:value-type="float" office:value="-13" calcext:value-type="float">
            <text:p>-13</text:p>
          </table:table-cell>
          <table:table-cell table:style-name="ce6" table:formula="of:=[.$C3]/([.$C$9]/[.CV$11])" office:value-type="float" office:value="143.986717140878" calcext:value-type="float">
            <text:p>143.986717140878</text:p>
          </table:table-cell>
          <table:table-cell table:formula="of:=ROUND([.CV3];0)" office:value-type="float" office:value="144" calcext:value-type="float">
            <text:p>144</text:p>
          </table:table-cell>
          <table:table-cell table:formula="of:=[.$B3]-[.CW3]" office:value-type="float" office:value="-13" calcext:value-type="float">
            <text:p>-13</text:p>
          </table:table-cell>
          <table:table-cell table:style-name="ce6" table:formula="of:=[.$C3]/([.$C$9]/[.CY$11])" office:value-type="float" office:value="144.20258928052" calcext:value-type="float">
            <text:p>144.20258928052</text:p>
          </table:table-cell>
          <table:table-cell table:formula="of:=ROUND([.CY3];0)" office:value-type="float" office:value="144" calcext:value-type="float">
            <text:p>144</text:p>
          </table:table-cell>
          <table:table-cell table:formula="of:=[.$B3]-[.CZ3]" office:value-type="float" office:value="-13" calcext:value-type="float">
            <text:p>-13</text:p>
          </table:table-cell>
          <table:table-cell table:style-name="ce6" table:formula="of:=[.$C3]/([.$C$9]/[.DB$11])" office:value-type="float" office:value="144.418461420161" calcext:value-type="float">
            <text:p>144.418461420161</text:p>
          </table:table-cell>
          <table:table-cell table:formula="of:=ROUND([.DB3];0)" office:value-type="float" office:value="144" calcext:value-type="float">
            <text:p>144</text:p>
          </table:table-cell>
          <table:table-cell table:formula="of:=[.$B3]-[.DC3]" office:value-type="float" office:value="-13" calcext:value-type="float">
            <text:p>-13</text:p>
          </table:table-cell>
          <table:table-cell table:style-name="ce6" table:formula="of:=[.$C3]/([.$C$9]/[.DE$11])" office:value-type="float" office:value="144.634333559803" calcext:value-type="float">
            <text:p>144.634333559803</text:p>
          </table:table-cell>
          <table:table-cell table:formula="of:=ROUND([.DE3];0)" office:value-type="float" office:value="145" calcext:value-type="float">
            <text:p>145</text:p>
          </table:table-cell>
          <table:table-cell table:formula="of:=[.$B3]-[.DF3]" office:value-type="float" office:value="-14" calcext:value-type="float">
            <text:p>-14</text:p>
          </table:table-cell>
          <table:table-cell table:style-name="ce6" table:formula="of:=[.$C3]/([.$C$9]/[.DH$11])" office:value-type="float" office:value="144.850205699444" calcext:value-type="float">
            <text:p>144.850205699444</text:p>
          </table:table-cell>
          <table:table-cell table:formula="of:=ROUND([.DH3];0)" office:value-type="float" office:value="145" calcext:value-type="float">
            <text:p>145</text:p>
          </table:table-cell>
          <table:table-cell table:formula="of:=[.$B3]-[.DI3]" office:value-type="float" office:value="-14" calcext:value-type="float">
            <text:p>-14</text:p>
          </table:table-cell>
          <table:table-cell table:style-name="ce6" table:formula="of:=[.$C3]/([.$C$9]/[.DK$11])" office:value-type="float" office:value="145.066077839086" calcext:value-type="float">
            <text:p>145.066077839086</text:p>
          </table:table-cell>
          <table:table-cell table:formula="of:=ROUND([.DK3];0)" office:value-type="float" office:value="145" calcext:value-type="float">
            <text:p>145</text:p>
          </table:table-cell>
          <table:table-cell table:formula="of:=[.$B3]-[.DL3]" office:value-type="float" office:value="-14" calcext:value-type="float">
            <text:p>-14</text:p>
          </table:table-cell>
          <table:table-cell table:style-name="ce6" table:formula="of:=[.$C3]/([.$C$9]/[.DN$11])" office:value-type="float" office:value="145.281949978727" calcext:value-type="float">
            <text:p>145.281949978727</text:p>
          </table:table-cell>
          <table:table-cell table:formula="of:=ROUND([.DN3];0)" office:value-type="float" office:value="145" calcext:value-type="float">
            <text:p>145</text:p>
          </table:table-cell>
          <table:table-cell table:formula="of:=[.$B3]-[.DO3]" office:value-type="float" office:value="-14" calcext:value-type="float">
            <text:p>-14</text:p>
          </table:table-cell>
          <table:table-cell table:style-name="ce6" table:formula="of:=[.$C3]/([.$C$9]/[.DQ$11])" office:value-type="float" office:value="145.497822118369" calcext:value-type="float">
            <text:p>145.497822118369</text:p>
          </table:table-cell>
          <table:table-cell table:formula="of:=ROUND([.DQ3];0)" office:value-type="float" office:value="145" calcext:value-type="float">
            <text:p>145</text:p>
          </table:table-cell>
          <table:table-cell table:formula="of:=[.$B3]-[.DR3]" office:value-type="float" office:value="-14" calcext:value-type="float">
            <text:p>-14</text:p>
          </table:table-cell>
          <table:table-cell table:style-name="ce6" table:formula="of:=[.$C3]/([.$C$9]/[.DT$11])" office:value-type="float" office:value="145.71369425801" calcext:value-type="float">
            <text:p>145.71369425801</text:p>
          </table:table-cell>
          <table:table-cell table:formula="of:=ROUND([.DT3];0)" office:value-type="float" office:value="146" calcext:value-type="float">
            <text:p>146</text:p>
          </table:table-cell>
          <table:table-cell table:formula="of:=[.$B3]-[.DU3]" office:value-type="float" office:value="-15" calcext:value-type="float">
            <text:p>-15</text:p>
          </table:table-cell>
          <table:table-cell table:style-name="ce6" table:formula="of:=[.$C3]/([.$C$9]/[.DW$11])" office:value-type="float" office:value="145.929566397652" calcext:value-type="float">
            <text:p>145.929566397652</text:p>
          </table:table-cell>
          <table:table-cell table:formula="of:=ROUND([.DW3];0)" office:value-type="float" office:value="146" calcext:value-type="float">
            <text:p>146</text:p>
          </table:table-cell>
          <table:table-cell table:formula="of:=[.$B3]-[.DX3]" office:value-type="float" office:value="-15" calcext:value-type="float">
            <text:p>-15</text:p>
          </table:table-cell>
          <table:table-cell table:style-name="ce6" table:formula="of:=[.$C3]/([.$C$9]/[.DZ$11])" office:value-type="float" office:value="146.145438537293" calcext:value-type="float">
            <text:p>146.145438537293</text:p>
          </table:table-cell>
          <table:table-cell table:formula="of:=ROUND([.DZ3];0)" office:value-type="float" office:value="146" calcext:value-type="float">
            <text:p>146</text:p>
          </table:table-cell>
          <table:table-cell table:formula="of:=[.$B3]-[.EA3]" office:value-type="float" office:value="-15" calcext:value-type="float">
            <text:p>-15</text:p>
          </table:table-cell>
          <table:table-cell table:style-name="ce6" table:formula="of:=[.$C3]/([.$C$9]/[.EC$11])" office:value-type="float" office:value="146.361310676935" calcext:value-type="float">
            <text:p>146.361310676935</text:p>
          </table:table-cell>
          <table:table-cell table:formula="of:=ROUND([.EC3];0)" office:value-type="float" office:value="146" calcext:value-type="float">
            <text:p>146</text:p>
          </table:table-cell>
          <table:table-cell table:formula="of:=[.$B3]-[.ED3]" office:value-type="float" office:value="-15" calcext:value-type="float">
            <text:p>-15</text:p>
          </table:table-cell>
          <table:table-cell table:style-name="ce6" table:formula="of:=[.$C3]/([.$C$9]/[.EF$11])" office:value-type="float" office:value="146.577182816576" calcext:value-type="float">
            <text:p>146.577182816576</text:p>
          </table:table-cell>
          <table:table-cell table:formula="of:=ROUND([.EF3];0)" office:value-type="float" office:value="147" calcext:value-type="float">
            <text:p>147</text:p>
          </table:table-cell>
          <table:table-cell table:formula="of:=[.$B3]-[.EG3]" office:value-type="float" office:value="-16" calcext:value-type="float">
            <text:p>-16</text:p>
          </table:table-cell>
          <table:table-cell table:style-name="ce6" table:formula="of:=[.$C3]/([.$C$9]/[.EI$11])" office:value-type="float" office:value="146.793054956218" calcext:value-type="float">
            <text:p>146.793054956218</text:p>
          </table:table-cell>
          <table:table-cell table:formula="of:=ROUND([.EI3];0)" office:value-type="float" office:value="147" calcext:value-type="float">
            <text:p>147</text:p>
          </table:table-cell>
          <table:table-cell table:formula="of:=[.$B3]-[.EJ3]" office:value-type="float" office:value="-16" calcext:value-type="float">
            <text:p>-16</text:p>
          </table:table-cell>
          <table:table-cell table:style-name="ce22" table:formula="of:=[.$C3]/([.$C$9]/[.EL$11])" office:value-type="float" office:value="147.008927095859" calcext:value-type="float">
            <text:p>147.008927095859</text:p>
          </table:table-cell>
          <table:table-cell table:style-name="ce23" table:formula="of:=ROUND([.EL3];0)" office:value-type="float" office:value="147" calcext:value-type="float">
            <text:p>147</text:p>
          </table:table-cell>
          <table:table-cell table:style-name="ce23" table:formula="of:=[.$B3]-[.EM3]" office:value-type="float" office:value="-16" calcext:value-type="float">
            <text:p>-16</text:p>
          </table:table-cell>
          <table:table-cell table:style-name="ce6" table:formula="of:=[.$C3]/([.$C$9]/[.EO$11])" office:value-type="float" office:value="147.224799235501" calcext:value-type="float">
            <text:p>147.224799235501</text:p>
          </table:table-cell>
          <table:table-cell table:formula="of:=ROUND([.EO3];0)" office:value-type="float" office:value="147" calcext:value-type="float">
            <text:p>147</text:p>
          </table:table-cell>
          <table:table-cell table:formula="of:=[.$B3]-[.EP3]" office:value-type="float" office:value="-16" calcext:value-type="float">
            <text:p>-16</text:p>
          </table:table-cell>
          <table:table-cell table:formula="of:=[.$C3]/([.$C$9]/[.ER$11])" office:value-type="float" office:value="147.440671375142" calcext:value-type="float">
            <text:p>147.440671375142</text:p>
          </table:table-cell>
          <table:table-cell table:formula="of:=ROUND([.ER3];0)" office:value-type="float" office:value="147" calcext:value-type="float">
            <text:p>147</text:p>
          </table:table-cell>
          <table:table-cell table:formula="of:=[.$B3]-[.ES3]" office:value-type="float" office:value="-16" calcext:value-type="float">
            <text:p>-16</text:p>
          </table:table-cell>
          <table:table-cell table:style-name="ce6" table:formula="of:=[.$C3]/([.$C$9]/[.EU$11])" office:value-type="float" office:value="147.656543514784" calcext:value-type="float">
            <text:p>147.656543514784</text:p>
          </table:table-cell>
          <table:table-cell table:formula="of:=ROUND([.EU3];0)" office:value-type="float" office:value="148" calcext:value-type="float">
            <text:p>148</text:p>
          </table:table-cell>
          <table:table-cell table:formula="of:=[.$B3]-[.EV3]" office:value-type="float" office:value="-17" calcext:value-type="float">
            <text:p>-17</text:p>
          </table:table-cell>
          <table:table-cell table:style-name="ce6" table:formula="of:=[.$C3]/([.$C$9]/[.EX$11])" office:value-type="float" office:value="147.872415654425" calcext:value-type="float">
            <text:p>147.872415654425</text:p>
          </table:table-cell>
          <table:table-cell table:formula="of:=ROUND([.EX3];0)" office:value-type="float" office:value="148" calcext:value-type="float">
            <text:p>148</text:p>
          </table:table-cell>
          <table:table-cell table:formula="of:=[.$B3]-[.EY3]" office:value-type="float" office:value="-17" calcext:value-type="float">
            <text:p>-17</text:p>
          </table:table-cell>
          <table:table-cell table:style-name="ce6" table:formula="of:=[.$C3]/([.$C$9]/[.FA$11])" office:value-type="float" office:value="148.088287794067" calcext:value-type="float">
            <text:p>148.088287794067</text:p>
          </table:table-cell>
          <table:table-cell table:formula="of:=ROUND([.FA3];0)" office:value-type="float" office:value="148" calcext:value-type="float">
            <text:p>148</text:p>
          </table:table-cell>
          <table:table-cell table:formula="of:=[.$B3]-[.FB3]" office:value-type="float" office:value="-17" calcext:value-type="float">
            <text:p>-17</text:p>
          </table:table-cell>
        </table:table-row>
        <table:table-row table:style-name="ro1">
          <table:table-cell office:value-type="string" calcext:value-type="string">
            <text:p>Linke</text:p>
          </table:table-cell>
          <table:table-cell office:value-type="float" office:value="59" calcext:value-type="float">
            <text:p>59</text:p>
          </table:table-cell>
          <table:table-cell table:style-name="ce12" office:value-type="float" office:value="4297270" calcext:value-type="float">
            <text:p>4,297,270</text:p>
          </table:table-cell>
          <table:table-cell table:formula="of:=[.C4]/([.C$9]/[.D$11])" office:value-type="float" office:value="61.7508255665048" calcext:value-type="float">
            <text:p>61.7508255665048</text:p>
          </table:table-cell>
          <table:table-cell table:formula="of:=ROUND([.D4];0)" office:value-type="float" office:value="62" calcext:value-type="float">
            <text:p>62</text:p>
          </table:table-cell>
          <table:table-cell table:formula="of:=[.$B4]-[.E4]" office:value-type="float" office:value="-3" calcext:value-type="float">
            <text:p>-3</text:p>
          </table:table-cell>
          <table:table-cell table:style-name="ce6" table:formula="of:=[.$C4]/([.$C$9]/[.G$11])" office:value-type="float" office:value="61.8480709610977" calcext:value-type="float">
            <text:p>61.8480709610977</text:p>
          </table:table-cell>
          <table:table-cell table:formula="of:=ROUND([.G4];0)" office:value-type="float" office:value="62" calcext:value-type="float">
            <text:p>62</text:p>
          </table:table-cell>
          <table:table-cell table:formula="of:=[.$B4]-[.H4]" office:value-type="float" office:value="-3" calcext:value-type="float">
            <text:p>-3</text:p>
          </table:table-cell>
          <table:table-cell table:style-name="ce6" table:formula="of:=[.$C4]/([.$C$9]/[.J$11])" office:value-type="float" office:value="61.9453163556907" calcext:value-type="float">
            <text:p>61.9453163556907</text:p>
          </table:table-cell>
          <table:table-cell table:formula="of:=ROUND([.J4];0)" office:value-type="float" office:value="62" calcext:value-type="float">
            <text:p>62</text:p>
          </table:table-cell>
          <table:table-cell table:formula="of:=[.$B4]-[.K4]" office:value-type="float" office:value="-3" calcext:value-type="float">
            <text:p>-3</text:p>
          </table:table-cell>
          <table:table-cell table:style-name="ce6" table:formula="of:=[.$C4]/([.$C$9]/[.M$11])" office:value-type="float" office:value="62.0425617502836" calcext:value-type="float">
            <text:p>62.0425617502836</text:p>
          </table:table-cell>
          <table:table-cell table:formula="of:=ROUND([.M4];0)" office:value-type="float" office:value="62" calcext:value-type="float">
            <text:p>62</text:p>
          </table:table-cell>
          <table:table-cell table:formula="of:=[.$B4]-[.N4]" office:value-type="float" office:value="-3" calcext:value-type="float">
            <text:p>-3</text:p>
          </table:table-cell>
          <table:table-cell table:style-name="ce6" table:formula="of:=[.$C4]/([.$C$9]/[.P$11])" office:value-type="float" office:value="62.1398071448765" calcext:value-type="float">
            <text:p>62.1398071448765</text:p>
          </table:table-cell>
          <table:table-cell table:formula="of:=ROUND([.P4];0)" office:value-type="float" office:value="62" calcext:value-type="float">
            <text:p>62</text:p>
          </table:table-cell>
          <table:table-cell table:formula="of:=[.$B4]-[.Q4]" office:value-type="float" office:value="-3" calcext:value-type="float">
            <text:p>-3</text:p>
          </table:table-cell>
          <table:table-cell table:style-name="ce6" table:formula="of:=[.$C4]/([.$C$9]/[.S$11])" office:value-type="float" office:value="62.2370525394694" calcext:value-type="float">
            <text:p>62.2370525394694</text:p>
          </table:table-cell>
          <table:table-cell table:formula="of:=ROUND([.S4];0)" office:value-type="float" office:value="62" calcext:value-type="float">
            <text:p>62</text:p>
          </table:table-cell>
          <table:table-cell table:formula="of:=[.$B4]-[.T4]" office:value-type="float" office:value="-3" calcext:value-type="float">
            <text:p>-3</text:p>
          </table:table-cell>
          <table:table-cell table:style-name="ce6" table:formula="of:=[.$C4]/([.$C$9]/[.V$11])" office:value-type="float" office:value="62.3342979340623" calcext:value-type="float">
            <text:p>62.3342979340623</text:p>
          </table:table-cell>
          <table:table-cell table:formula="of:=ROUND([.V4];0)" office:value-type="float" office:value="62" calcext:value-type="float">
            <text:p>62</text:p>
          </table:table-cell>
          <table:table-cell table:formula="of:=[.$B4]-[.W4]" office:value-type="float" office:value="-3" calcext:value-type="float">
            <text:p>-3</text:p>
          </table:table-cell>
          <table:table-cell table:style-name="ce6" table:formula="of:=[.$C4]/([.$C$9]/[.Y$11])" office:value-type="float" office:value="62.4315433286553" calcext:value-type="float">
            <text:p>62.4315433286553</text:p>
          </table:table-cell>
          <table:table-cell table:formula="of:=ROUND([.Y4];0)" office:value-type="float" office:value="62" calcext:value-type="float">
            <text:p>62</text:p>
          </table:table-cell>
          <table:table-cell table:formula="of:=[.$B4]-[.Z4]" office:value-type="float" office:value="-3" calcext:value-type="float">
            <text:p>-3</text:p>
          </table:table-cell>
          <table:table-cell table:style-name="ce6" table:formula="of:=[.$C4]/([.$C$9]/[.AB$11])" office:value-type="float" office:value="62.5287887232482" calcext:value-type="float">
            <text:p>62.5287887232482</text:p>
          </table:table-cell>
          <table:table-cell table:formula="of:=ROUND([.AB4];0)" office:value-type="float" office:value="63" calcext:value-type="float">
            <text:p>63</text:p>
          </table:table-cell>
          <table:table-cell table:formula="of:=[.$B4]-[.AC4]" office:value-type="float" office:value="-4" calcext:value-type="float">
            <text:p>-4</text:p>
          </table:table-cell>
          <table:table-cell table:style-name="ce6" table:formula="of:=[.$C4]/([.$C$9]/[.AE$11])" office:value-type="float" office:value="62.6260341178411" calcext:value-type="float">
            <text:p>62.6260341178411</text:p>
          </table:table-cell>
          <table:table-cell table:formula="of:=ROUND([.AE4];0)" office:value-type="float" office:value="63" calcext:value-type="float">
            <text:p>63</text:p>
          </table:table-cell>
          <table:table-cell table:formula="of:=[.$B4]-[.AF4]" office:value-type="float" office:value="-4" calcext:value-type="float">
            <text:p>-4</text:p>
          </table:table-cell>
          <table:table-cell table:style-name="ce6" table:formula="of:=[.$C4]/([.$C$9]/[.AH$11])" office:value-type="float" office:value="62.723279512434" calcext:value-type="float">
            <text:p>62.723279512434</text:p>
          </table:table-cell>
          <table:table-cell table:formula="of:=ROUND([.AH4];0)" office:value-type="float" office:value="63" calcext:value-type="float">
            <text:p>63</text:p>
          </table:table-cell>
          <table:table-cell table:formula="of:=[.$B4]-[.AI4]" office:value-type="float" office:value="-4" calcext:value-type="float">
            <text:p>-4</text:p>
          </table:table-cell>
          <table:table-cell table:style-name="ce6" table:formula="of:=[.$C4]/([.$C$9]/[.AK$11])" office:value-type="float" office:value="62.820524907027" calcext:value-type="float">
            <text:p>62.820524907027</text:p>
          </table:table-cell>
          <table:table-cell table:formula="of:=ROUND([.AK4];0)" office:value-type="float" office:value="63" calcext:value-type="float">
            <text:p>63</text:p>
          </table:table-cell>
          <table:table-cell table:formula="of:=[.$B4]-[.AL4]" office:value-type="float" office:value="-4" calcext:value-type="float">
            <text:p>-4</text:p>
          </table:table-cell>
          <table:table-cell table:style-name="ce6" table:formula="of:=[.$C4]/([.$C$9]/[.AN$11])" office:value-type="float" office:value="62.9177703016199" calcext:value-type="float">
            <text:p>62.9177703016199</text:p>
          </table:table-cell>
          <table:table-cell table:formula="of:=ROUND([.AN4];0)" office:value-type="float" office:value="63" calcext:value-type="float">
            <text:p>63</text:p>
          </table:table-cell>
          <table:table-cell table:formula="of:=[.$B4]-[.AO4]" office:value-type="float" office:value="-4" calcext:value-type="float">
            <text:p>-4</text:p>
          </table:table-cell>
          <table:table-cell table:style-name="ce6" table:formula="of:=[.$C4]/([.$C$9]/[.AQ$11])" office:value-type="float" office:value="63.0150156962128" calcext:value-type="float">
            <text:p>63.0150156962128</text:p>
          </table:table-cell>
          <table:table-cell table:formula="of:=ROUND([.AQ4];0)" office:value-type="float" office:value="63" calcext:value-type="float">
            <text:p>63</text:p>
          </table:table-cell>
          <table:table-cell table:formula="of:=[.$B4]-[.AR4]" office:value-type="float" office:value="-4" calcext:value-type="float">
            <text:p>-4</text:p>
          </table:table-cell>
          <table:table-cell table:style-name="ce6" table:formula="of:=[.$C4]/([.$C$9]/[.AT$11])" office:value-type="float" office:value="63.1122610908057" calcext:value-type="float">
            <text:p>63.1122610908057</text:p>
          </table:table-cell>
          <table:table-cell table:formula="of:=ROUND([.AT4];0)" office:value-type="float" office:value="63" calcext:value-type="float">
            <text:p>63</text:p>
          </table:table-cell>
          <table:table-cell table:formula="of:=[.$B4]-[.AU4]" office:value-type="float" office:value="-4" calcext:value-type="float">
            <text:p>-4</text:p>
          </table:table-cell>
          <table:table-cell table:style-name="ce6" table:formula="of:=[.$C4]/([.$C$9]/[.AW$11])" office:value-type="float" office:value="63.2095064853986" calcext:value-type="float">
            <text:p>63.2095064853986</text:p>
          </table:table-cell>
          <table:table-cell table:formula="of:=ROUND([.AW4];0)" office:value-type="float" office:value="63" calcext:value-type="float">
            <text:p>63</text:p>
          </table:table-cell>
          <table:table-cell table:formula="of:=[.$B4]-[.AX4]" office:value-type="float" office:value="-4" calcext:value-type="float">
            <text:p>-4</text:p>
          </table:table-cell>
          <table:table-cell table:style-name="ce6" table:formula="of:=[.$C4]/([.$C$9]/[.AZ$11])" office:value-type="float" office:value="63.3067518799916" calcext:value-type="float">
            <text:p>63.3067518799916</text:p>
          </table:table-cell>
          <table:table-cell table:formula="of:=ROUND([.AZ4];0)" office:value-type="float" office:value="63" calcext:value-type="float">
            <text:p>63</text:p>
          </table:table-cell>
          <table:table-cell table:formula="of:=[.$B4]-[.BA4]" office:value-type="float" office:value="-4" calcext:value-type="float">
            <text:p>-4</text:p>
          </table:table-cell>
          <table:table-cell table:style-name="ce6" table:formula="of:=[.$C4]/([.$C$9]/[.BC$11])" office:value-type="float" office:value="63.4039972745845" calcext:value-type="float">
            <text:p>63.4039972745845</text:p>
          </table:table-cell>
          <table:table-cell table:formula="of:=ROUND([.BC4];0)" office:value-type="float" office:value="63" calcext:value-type="float">
            <text:p>63</text:p>
          </table:table-cell>
          <table:table-cell table:formula="of:=[.$B4]-[.BD4]" office:value-type="float" office:value="-4" calcext:value-type="float">
            <text:p>-4</text:p>
          </table:table-cell>
          <table:table-cell table:style-name="ce6" table:formula="of:=[.$C4]/([.$C$9]/[.BF$11])" office:value-type="float" office:value="63.5012426691774" calcext:value-type="float">
            <text:p>63.5012426691774</text:p>
          </table:table-cell>
          <table:table-cell table:formula="of:=ROUND([.BF4];0)" office:value-type="float" office:value="64" calcext:value-type="float">
            <text:p>64</text:p>
          </table:table-cell>
          <table:table-cell table:formula="of:=[.$B4]-[.BG4]" office:value-type="float" office:value="-5" calcext:value-type="float">
            <text:p>-5</text:p>
          </table:table-cell>
          <table:table-cell table:style-name="ce6" table:formula="of:=[.$C4]/([.$C$9]/[.BI$11])" office:value-type="float" office:value="63.5984880637703" calcext:value-type="float">
            <text:p>63.5984880637703</text:p>
          </table:table-cell>
          <table:table-cell table:formula="of:=ROUND([.BI4];0)" office:value-type="float" office:value="64" calcext:value-type="float">
            <text:p>64</text:p>
          </table:table-cell>
          <table:table-cell table:formula="of:=[.$B4]-[.BJ4]" office:value-type="float" office:value="-5" calcext:value-type="float">
            <text:p>-5</text:p>
          </table:table-cell>
          <table:table-cell table:style-name="ce6" table:formula="of:=[.$C4]/([.$C$9]/[.BL$11])" office:value-type="float" office:value="63.6957334583632" calcext:value-type="float">
            <text:p>63.6957334583632</text:p>
          </table:table-cell>
          <table:table-cell table:formula="of:=ROUND([.BL4];0)" office:value-type="float" office:value="64" calcext:value-type="float">
            <text:p>64</text:p>
          </table:table-cell>
          <table:table-cell table:formula="of:=[.$B4]-[.BM4]" office:value-type="float" office:value="-5" calcext:value-type="float">
            <text:p>-5</text:p>
          </table:table-cell>
          <table:table-cell table:style-name="ce6" table:formula="of:=[.$C4]/([.$C$9]/[.BO$11])" office:value-type="float" office:value="63.7929788529562" calcext:value-type="float">
            <text:p>63.7929788529562</text:p>
          </table:table-cell>
          <table:table-cell table:formula="of:=ROUND([.BO4];0)" office:value-type="float" office:value="64" calcext:value-type="float">
            <text:p>64</text:p>
          </table:table-cell>
          <table:table-cell table:formula="of:=[.$B4]-[.BP4]" office:value-type="float" office:value="-5" calcext:value-type="float">
            <text:p>-5</text:p>
          </table:table-cell>
          <table:table-cell table:style-name="ce6" table:formula="of:=[.$C4]/([.$C$9]/[.BR$11])" office:value-type="float" office:value="63.8902242475491" calcext:value-type="float">
            <text:p>63.8902242475491</text:p>
          </table:table-cell>
          <table:table-cell table:formula="of:=ROUND([.BR4];0)" office:value-type="float" office:value="64" calcext:value-type="float">
            <text:p>64</text:p>
          </table:table-cell>
          <table:table-cell table:formula="of:=[.$B4]-[.BS4]" office:value-type="float" office:value="-5" calcext:value-type="float">
            <text:p>-5</text:p>
          </table:table-cell>
          <table:table-cell table:style-name="ce6" table:formula="of:=[.$C4]/([.$C$9]/[.BU$11])" office:value-type="float" office:value="63.987469642142" calcext:value-type="float">
            <text:p>63.987469642142</text:p>
          </table:table-cell>
          <table:table-cell table:formula="of:=ROUND([.BU4];0)" office:value-type="float" office:value="64" calcext:value-type="float">
            <text:p>64</text:p>
          </table:table-cell>
          <table:table-cell table:formula="of:=[.$B4]-[.BV4]" office:value-type="float" office:value="-5" calcext:value-type="float">
            <text:p>-5</text:p>
          </table:table-cell>
          <table:table-cell table:style-name="ce6" table:formula="of:=[.$C4]/([.$C$9]/[.BX$11])" office:value-type="float" office:value="64.0847150367349" calcext:value-type="float">
            <text:p>64.0847150367349</text:p>
          </table:table-cell>
          <table:table-cell table:formula="of:=ROUND([.BX4];0)" office:value-type="float" office:value="64" calcext:value-type="float">
            <text:p>64</text:p>
          </table:table-cell>
          <table:table-cell table:formula="of:=[.$B4]-[.BY4]" office:value-type="float" office:value="-5" calcext:value-type="float">
            <text:p>-5</text:p>
          </table:table-cell>
          <table:table-cell table:style-name="ce6" table:formula="of:=[.$C4]/([.$C$9]/[.CA$11])" office:value-type="float" office:value="64.1819604313279" calcext:value-type="float">
            <text:p>64.1819604313279</text:p>
          </table:table-cell>
          <table:table-cell table:formula="of:=ROUND([.CA4];0)" office:value-type="float" office:value="64" calcext:value-type="float">
            <text:p>64</text:p>
          </table:table-cell>
          <table:table-cell table:formula="of:=[.$B4]-[.CB4]" office:value-type="float" office:value="-5" calcext:value-type="float">
            <text:p>-5</text:p>
          </table:table-cell>
          <table:table-cell table:style-name="ce6" table:formula="of:=[.$C4]/([.$C$9]/[.CD$11])" office:value-type="float" office:value="64.2792058259208" calcext:value-type="float">
            <text:p>64.2792058259208</text:p>
          </table:table-cell>
          <table:table-cell table:formula="of:=ROUND([.CD4];0)" office:value-type="float" office:value="64" calcext:value-type="float">
            <text:p>64</text:p>
          </table:table-cell>
          <table:table-cell table:formula="of:=[.$B4]-[.CE4]" office:value-type="float" office:value="-5" calcext:value-type="float">
            <text:p>-5</text:p>
          </table:table-cell>
          <table:table-cell table:style-name="ce6" table:formula="of:=[.$C4]/([.$C$9]/[.CG$11])" office:value-type="float" office:value="64.3764512205137" calcext:value-type="float">
            <text:p>64.3764512205137</text:p>
          </table:table-cell>
          <table:table-cell table:formula="of:=ROUND([.CG4];0)" office:value-type="float" office:value="64" calcext:value-type="float">
            <text:p>64</text:p>
          </table:table-cell>
          <table:table-cell table:formula="of:=[.$B4]-[.CH4]" office:value-type="float" office:value="-5" calcext:value-type="float">
            <text:p>-5</text:p>
          </table:table-cell>
          <table:table-cell table:style-name="ce6" table:formula="of:=[.$C4]/([.$C$9]/[.CJ$11])" office:value-type="float" office:value="64.4736966151066" calcext:value-type="float">
            <text:p>64.4736966151066</text:p>
          </table:table-cell>
          <table:table-cell table:formula="of:=ROUND([.CJ4];0)" office:value-type="float" office:value="64" calcext:value-type="float">
            <text:p>64</text:p>
          </table:table-cell>
          <table:table-cell table:formula="of:=[.$B4]-[.CK4]" office:value-type="float" office:value="-5" calcext:value-type="float">
            <text:p>-5</text:p>
          </table:table-cell>
          <table:table-cell table:style-name="ce6" table:formula="of:=[.$C4]/([.$C$9]/[.CM$11])" office:value-type="float" office:value="64.5709420096995" calcext:value-type="float">
            <text:p>64.5709420096995</text:p>
          </table:table-cell>
          <table:table-cell table:formula="of:=ROUND([.CM4];0)" office:value-type="float" office:value="65" calcext:value-type="float">
            <text:p>65</text:p>
          </table:table-cell>
          <table:table-cell table:formula="of:=[.$B4]-[.CN4]" office:value-type="float" office:value="-6" calcext:value-type="float">
            <text:p>-6</text:p>
          </table:table-cell>
          <table:table-cell table:style-name="ce6" table:formula="of:=[.$C4]/([.$C$9]/[.CP$11])" office:value-type="float" office:value="64.6681874042925" calcext:value-type="float">
            <text:p>64.6681874042925</text:p>
          </table:table-cell>
          <table:table-cell table:formula="of:=ROUND([.CP4];0)" office:value-type="float" office:value="65" calcext:value-type="float">
            <text:p>65</text:p>
          </table:table-cell>
          <table:table-cell table:formula="of:=[.$B4]-[.CQ4]" office:value-type="float" office:value="-6" calcext:value-type="float">
            <text:p>-6</text:p>
          </table:table-cell>
          <table:table-cell table:style-name="ce6" table:formula="of:=[.$C4]/([.$C$9]/[.CS$11])" office:value-type="float" office:value="64.7654327988854" calcext:value-type="float">
            <text:p>64.7654327988854</text:p>
          </table:table-cell>
          <table:table-cell table:formula="of:=ROUND([.CS4];0)" office:value-type="float" office:value="65" calcext:value-type="float">
            <text:p>65</text:p>
          </table:table-cell>
          <table:table-cell table:formula="of:=[.$B4]-[.CT4]" office:value-type="float" office:value="-6" calcext:value-type="float">
            <text:p>-6</text:p>
          </table:table-cell>
          <table:table-cell table:style-name="ce6" table:formula="of:=[.$C4]/([.$C$9]/[.CV$11])" office:value-type="float" office:value="64.8626781934783" calcext:value-type="float">
            <text:p>64.8626781934783</text:p>
          </table:table-cell>
          <table:table-cell table:formula="of:=ROUND([.CV4];0)" office:value-type="float" office:value="65" calcext:value-type="float">
            <text:p>65</text:p>
          </table:table-cell>
          <table:table-cell table:formula="of:=[.$B4]-[.CW4]" office:value-type="float" office:value="-6" calcext:value-type="float">
            <text:p>-6</text:p>
          </table:table-cell>
          <table:table-cell table:style-name="ce6" table:formula="of:=[.$C4]/([.$C$9]/[.CY$11])" office:value-type="float" office:value="64.9599235880712" calcext:value-type="float">
            <text:p>64.9599235880712</text:p>
          </table:table-cell>
          <table:table-cell table:formula="of:=ROUND([.CY4];0)" office:value-type="float" office:value="65" calcext:value-type="float">
            <text:p>65</text:p>
          </table:table-cell>
          <table:table-cell table:formula="of:=[.$B4]-[.CZ4]" office:value-type="float" office:value="-6" calcext:value-type="float">
            <text:p>-6</text:p>
          </table:table-cell>
          <table:table-cell table:style-name="ce6" table:formula="of:=[.$C4]/([.$C$9]/[.DB$11])" office:value-type="float" office:value="65.0571689826641" calcext:value-type="float">
            <text:p>65.0571689826641</text:p>
          </table:table-cell>
          <table:table-cell table:formula="of:=ROUND([.DB4];0)" office:value-type="float" office:value="65" calcext:value-type="float">
            <text:p>65</text:p>
          </table:table-cell>
          <table:table-cell table:formula="of:=[.$B4]-[.DC4]" office:value-type="float" office:value="-6" calcext:value-type="float">
            <text:p>-6</text:p>
          </table:table-cell>
          <table:table-cell table:style-name="ce6" table:formula="of:=[.$C4]/([.$C$9]/[.DE$11])" office:value-type="float" office:value="65.1544143772571" calcext:value-type="float">
            <text:p>65.1544143772571</text:p>
          </table:table-cell>
          <table:table-cell table:formula="of:=ROUND([.DE4];0)" office:value-type="float" office:value="65" calcext:value-type="float">
            <text:p>65</text:p>
          </table:table-cell>
          <table:table-cell table:formula="of:=[.$B4]-[.DF4]" office:value-type="float" office:value="-6" calcext:value-type="float">
            <text:p>-6</text:p>
          </table:table-cell>
          <table:table-cell table:style-name="ce6" table:formula="of:=[.$C4]/([.$C$9]/[.DH$11])" office:value-type="float" office:value="65.25165977185" calcext:value-type="float">
            <text:p>65.25165977185</text:p>
          </table:table-cell>
          <table:table-cell table:formula="of:=ROUND([.DH4];0)" office:value-type="float" office:value="65" calcext:value-type="float">
            <text:p>65</text:p>
          </table:table-cell>
          <table:table-cell table:formula="of:=[.$B4]-[.DI4]" office:value-type="float" office:value="-6" calcext:value-type="float">
            <text:p>-6</text:p>
          </table:table-cell>
          <table:table-cell table:style-name="ce6" table:formula="of:=[.$C4]/([.$C$9]/[.DK$11])" office:value-type="float" office:value="65.3489051664429" calcext:value-type="float">
            <text:p>65.3489051664429</text:p>
          </table:table-cell>
          <table:table-cell table:formula="of:=ROUND([.DK4];0)" office:value-type="float" office:value="65" calcext:value-type="float">
            <text:p>65</text:p>
          </table:table-cell>
          <table:table-cell table:formula="of:=[.$B4]-[.DL4]" office:value-type="float" office:value="-6" calcext:value-type="float">
            <text:p>-6</text:p>
          </table:table-cell>
          <table:table-cell table:style-name="ce6" table:formula="of:=[.$C4]/([.$C$9]/[.DN$11])" office:value-type="float" office:value="65.4461505610358" calcext:value-type="float">
            <text:p>65.4461505610358</text:p>
          </table:table-cell>
          <table:table-cell table:formula="of:=ROUND([.DN4];0)" office:value-type="float" office:value="65" calcext:value-type="float">
            <text:p>65</text:p>
          </table:table-cell>
          <table:table-cell table:formula="of:=[.$B4]-[.DO4]" office:value-type="float" office:value="-6" calcext:value-type="float">
            <text:p>-6</text:p>
          </table:table-cell>
          <table:table-cell table:style-name="ce6" table:formula="of:=[.$C4]/([.$C$9]/[.DQ$11])" office:value-type="float" office:value="65.5433959556287" calcext:value-type="float">
            <text:p>65.5433959556287</text:p>
          </table:table-cell>
          <table:table-cell table:formula="of:=ROUND([.DQ4];0)" office:value-type="float" office:value="66" calcext:value-type="float">
            <text:p>66</text:p>
          </table:table-cell>
          <table:table-cell table:formula="of:=[.$B4]-[.DR4]" office:value-type="float" office:value="-7" calcext:value-type="float">
            <text:p>-7</text:p>
          </table:table-cell>
          <table:table-cell table:style-name="ce6" table:formula="of:=[.$C4]/([.$C$9]/[.DT$11])" office:value-type="float" office:value="65.6406413502217" calcext:value-type="float">
            <text:p>65.6406413502217</text:p>
          </table:table-cell>
          <table:table-cell table:formula="of:=ROUND([.DT4];0)" office:value-type="float" office:value="66" calcext:value-type="float">
            <text:p>66</text:p>
          </table:table-cell>
          <table:table-cell table:formula="of:=[.$B4]-[.DU4]" office:value-type="float" office:value="-7" calcext:value-type="float">
            <text:p>-7</text:p>
          </table:table-cell>
          <table:table-cell table:style-name="ce6" table:formula="of:=[.$C4]/([.$C$9]/[.DW$11])" office:value-type="float" office:value="65.7378867448146" calcext:value-type="float">
            <text:p>65.7378867448146</text:p>
          </table:table-cell>
          <table:table-cell table:formula="of:=ROUND([.DW4];0)" office:value-type="float" office:value="66" calcext:value-type="float">
            <text:p>66</text:p>
          </table:table-cell>
          <table:table-cell table:formula="of:=[.$B4]-[.DX4]" office:value-type="float" office:value="-7" calcext:value-type="float">
            <text:p>-7</text:p>
          </table:table-cell>
          <table:table-cell table:style-name="ce6" table:formula="of:=[.$C4]/([.$C$9]/[.DZ$11])" office:value-type="float" office:value="65.8351321394075" calcext:value-type="float">
            <text:p>65.8351321394075</text:p>
          </table:table-cell>
          <table:table-cell table:formula="of:=ROUND([.DZ4];0)" office:value-type="float" office:value="66" calcext:value-type="float">
            <text:p>66</text:p>
          </table:table-cell>
          <table:table-cell table:formula="of:=[.$B4]-[.EA4]" office:value-type="float" office:value="-7" calcext:value-type="float">
            <text:p>-7</text:p>
          </table:table-cell>
          <table:table-cell table:style-name="ce6" table:formula="of:=[.$C4]/([.$C$9]/[.EC$11])" office:value-type="float" office:value="65.9323775340004" calcext:value-type="float">
            <text:p>65.9323775340004</text:p>
          </table:table-cell>
          <table:table-cell table:formula="of:=ROUND([.EC4];0)" office:value-type="float" office:value="66" calcext:value-type="float">
            <text:p>66</text:p>
          </table:table-cell>
          <table:table-cell table:formula="of:=[.$B4]-[.ED4]" office:value-type="float" office:value="-7" calcext:value-type="float">
            <text:p>-7</text:p>
          </table:table-cell>
          <table:table-cell table:style-name="ce6" table:formula="of:=[.$C4]/([.$C$9]/[.EF$11])" office:value-type="float" office:value="66.0296229285934" calcext:value-type="float">
            <text:p>66.0296229285934</text:p>
          </table:table-cell>
          <table:table-cell table:formula="of:=ROUND([.EF4];0)" office:value-type="float" office:value="66" calcext:value-type="float">
            <text:p>66</text:p>
          </table:table-cell>
          <table:table-cell table:formula="of:=[.$B4]-[.EG4]" office:value-type="float" office:value="-7" calcext:value-type="float">
            <text:p>-7</text:p>
          </table:table-cell>
          <table:table-cell table:style-name="ce6" table:formula="of:=[.$C4]/([.$C$9]/[.EI$11])" office:value-type="float" office:value="66.1268683231863" calcext:value-type="float">
            <text:p>66.1268683231863</text:p>
          </table:table-cell>
          <table:table-cell table:formula="of:=ROUND([.EI4];0)" office:value-type="float" office:value="66" calcext:value-type="float">
            <text:p>66</text:p>
          </table:table-cell>
          <table:table-cell table:formula="of:=[.$B4]-[.EJ4]" office:value-type="float" office:value="-7" calcext:value-type="float">
            <text:p>-7</text:p>
          </table:table-cell>
          <table:table-cell table:style-name="ce22" table:formula="of:=[.$C4]/([.$C$9]/[.EL$11])" office:value-type="float" office:value="66.2241137177792" calcext:value-type="float">
            <text:p>66.2241137177792</text:p>
          </table:table-cell>
          <table:table-cell table:style-name="ce23" table:formula="of:=ROUND([.EL4];0)" office:value-type="float" office:value="66" calcext:value-type="float">
            <text:p>66</text:p>
          </table:table-cell>
          <table:table-cell table:style-name="ce23" table:formula="of:=[.$B4]-[.EM4]" office:value-type="float" office:value="-7" calcext:value-type="float">
            <text:p>-7</text:p>
          </table:table-cell>
          <table:table-cell table:style-name="ce6" table:formula="of:=[.$C4]/([.$C$9]/[.EO$11])" office:value-type="float" office:value="66.3213591123721" calcext:value-type="float">
            <text:p>66.3213591123721</text:p>
          </table:table-cell>
          <table:table-cell table:formula="of:=ROUND([.EO4];0)" office:value-type="float" office:value="66" calcext:value-type="float">
            <text:p>66</text:p>
          </table:table-cell>
          <table:table-cell table:formula="of:=[.$B4]-[.EP4]" office:value-type="float" office:value="-7" calcext:value-type="float">
            <text:p>-7</text:p>
          </table:table-cell>
          <table:table-cell table:formula="of:=[.$C4]/([.$C$9]/[.ER$11])" office:value-type="float" office:value="66.418604506965" calcext:value-type="float">
            <text:p>66.418604506965</text:p>
          </table:table-cell>
          <table:table-cell table:formula="of:=ROUND([.ER4];0)" office:value-type="float" office:value="66" calcext:value-type="float">
            <text:p>66</text:p>
          </table:table-cell>
          <table:table-cell table:formula="of:=[.$B4]-[.ES4]" office:value-type="float" office:value="-7" calcext:value-type="float">
            <text:p>-7</text:p>
          </table:table-cell>
          <table:table-cell table:style-name="ce6" table:formula="of:=[.$C4]/([.$C$9]/[.EU$11])" office:value-type="float" office:value="66.515849901558" calcext:value-type="float">
            <text:p>66.515849901558</text:p>
          </table:table-cell>
          <table:table-cell table:formula="of:=ROUND([.EU4];0)" office:value-type="float" office:value="67" calcext:value-type="float">
            <text:p>67</text:p>
          </table:table-cell>
          <table:table-cell table:formula="of:=[.$B4]-[.EV4]" office:value-type="float" office:value="-8" calcext:value-type="float">
            <text:p>-8</text:p>
          </table:table-cell>
          <table:table-cell table:style-name="ce6" table:formula="of:=[.$C4]/([.$C$9]/[.EX$11])" office:value-type="float" office:value="66.6130952961509" calcext:value-type="float">
            <text:p>66.6130952961509</text:p>
          </table:table-cell>
          <table:table-cell table:formula="of:=ROUND([.EX4];0)" office:value-type="float" office:value="67" calcext:value-type="float">
            <text:p>67</text:p>
          </table:table-cell>
          <table:table-cell table:formula="of:=[.$B4]-[.EY4]" office:value-type="float" office:value="-8" calcext:value-type="float">
            <text:p>-8</text:p>
          </table:table-cell>
          <table:table-cell table:style-name="ce6" table:formula="of:=[.$C4]/([.$C$9]/[.FA$11])" office:value-type="float" office:value="66.7103406907438" calcext:value-type="float">
            <text:p>66.7103406907438</text:p>
          </table:table-cell>
          <table:table-cell table:formula="of:=ROUND([.FA4];0)" office:value-type="float" office:value="67" calcext:value-type="float">
            <text:p>67</text:p>
          </table:table-cell>
          <table:table-cell table:formula="of:=[.$B4]-[.FB4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Grüne</text:p>
          </table:table-cell>
          <table:table-cell office:value-type="float" office:value="57" calcext:value-type="float">
            <text:p>57</text:p>
          </table:table-cell>
          <table:table-cell table:style-name="ce12" office:value-type="float" office:value="4158400" calcext:value-type="float">
            <text:p>4,158,400</text:p>
          </table:table-cell>
          <table:table-cell table:formula="of:=[.C5]/([.C$9]/[.D$11])" office:value-type="float" office:value="59.7552941834592" calcext:value-type="float">
            <text:p>59.7552941834592</text:p>
          </table:table-cell>
          <table:table-cell table:formula="of:=ROUND([.D5];0)" office:value-type="float" office:value="60" calcext:value-type="float">
            <text:p>60</text:p>
          </table:table-cell>
          <table:table-cell table:formula="of:=[.$B5]-[.E5]" office:value-type="float" office:value="-3" calcext:value-type="float">
            <text:p>-3</text:p>
          </table:table-cell>
          <table:table-cell table:style-name="ce6" table:formula="of:=[.$C5]/([.$C$9]/[.G$11])" office:value-type="float" office:value="59.849397008945" calcext:value-type="float">
            <text:p>59.849397008945</text:p>
          </table:table-cell>
          <table:table-cell table:formula="of:=ROUND([.G5];0)" office:value-type="float" office:value="60" calcext:value-type="float">
            <text:p>60</text:p>
          </table:table-cell>
          <table:table-cell table:formula="of:=[.$B5]-[.H5]" office:value-type="float" office:value="-3" calcext:value-type="float">
            <text:p>-3</text:p>
          </table:table-cell>
          <table:table-cell table:style-name="ce6" table:formula="of:=[.$C5]/([.$C$9]/[.J$11])" office:value-type="float" office:value="59.9434998344307" calcext:value-type="float">
            <text:p>59.9434998344307</text:p>
          </table:table-cell>
          <table:table-cell table:formula="of:=ROUND([.J5];0)" office:value-type="float" office:value="60" calcext:value-type="float">
            <text:p>60</text:p>
          </table:table-cell>
          <table:table-cell table:formula="of:=[.$B5]-[.K5]" office:value-type="float" office:value="-3" calcext:value-type="float">
            <text:p>-3</text:p>
          </table:table-cell>
          <table:table-cell table:style-name="ce6" table:formula="of:=[.$C5]/([.$C$9]/[.M$11])" office:value-type="float" office:value="60.0376026599165" calcext:value-type="float">
            <text:p>60.0376026599165</text:p>
          </table:table-cell>
          <table:table-cell table:formula="of:=ROUND([.M5];0)" office:value-type="float" office:value="60" calcext:value-type="float">
            <text:p>60</text:p>
          </table:table-cell>
          <table:table-cell table:formula="of:=[.$B5]-[.N5]" office:value-type="float" office:value="-3" calcext:value-type="float">
            <text:p>-3</text:p>
          </table:table-cell>
          <table:table-cell table:style-name="ce6" table:formula="of:=[.$C5]/([.$C$9]/[.P$11])" office:value-type="float" office:value="60.1317054854022" calcext:value-type="float">
            <text:p>60.1317054854022</text:p>
          </table:table-cell>
          <table:table-cell table:formula="of:=ROUND([.P5];0)" office:value-type="float" office:value="60" calcext:value-type="float">
            <text:p>60</text:p>
          </table:table-cell>
          <table:table-cell table:formula="of:=[.$B5]-[.Q5]" office:value-type="float" office:value="-3" calcext:value-type="float">
            <text:p>-3</text:p>
          </table:table-cell>
          <table:table-cell table:style-name="ce6" table:formula="of:=[.$C5]/([.$C$9]/[.S$11])" office:value-type="float" office:value="60.225808310888" calcext:value-type="float">
            <text:p>60.225808310888</text:p>
          </table:table-cell>
          <table:table-cell table:formula="of:=ROUND([.S5];0)" office:value-type="float" office:value="60" calcext:value-type="float">
            <text:p>60</text:p>
          </table:table-cell>
          <table:table-cell table:formula="of:=[.$B5]-[.T5]" office:value-type="float" office:value="-3" calcext:value-type="float">
            <text:p>-3</text:p>
          </table:table-cell>
          <table:table-cell table:style-name="ce6" table:formula="of:=[.$C5]/([.$C$9]/[.V$11])" office:value-type="float" office:value="60.3199111363738" calcext:value-type="float">
            <text:p>60.3199111363738</text:p>
          </table:table-cell>
          <table:table-cell table:formula="of:=ROUND([.V5];0)" office:value-type="float" office:value="60" calcext:value-type="float">
            <text:p>60</text:p>
          </table:table-cell>
          <table:table-cell table:formula="of:=[.$B5]-[.W5]" office:value-type="float" office:value="-3" calcext:value-type="float">
            <text:p>-3</text:p>
          </table:table-cell>
          <table:table-cell table:style-name="ce6" table:formula="of:=[.$C5]/([.$C$9]/[.Y$11])" office:value-type="float" office:value="60.4140139618595" calcext:value-type="float">
            <text:p>60.4140139618595</text:p>
          </table:table-cell>
          <table:table-cell table:formula="of:=ROUND([.Y5];0)" office:value-type="float" office:value="60" calcext:value-type="float">
            <text:p>60</text:p>
          </table:table-cell>
          <table:table-cell table:formula="of:=[.$B5]-[.Z5]" office:value-type="float" office:value="-3" calcext:value-type="float">
            <text:p>-3</text:p>
          </table:table-cell>
          <table:table-cell table:style-name="ce6" table:formula="of:=[.$C5]/([.$C$9]/[.AB$11])" office:value-type="float" office:value="60.5081167873453" calcext:value-type="float">
            <text:p>60.5081167873453</text:p>
          </table:table-cell>
          <table:table-cell table:formula="of:=ROUND([.AB5];0)" office:value-type="float" office:value="61" calcext:value-type="float">
            <text:p>61</text:p>
          </table:table-cell>
          <table:table-cell table:formula="of:=[.$B5]-[.AC5]" office:value-type="float" office:value="-4" calcext:value-type="float">
            <text:p>-4</text:p>
          </table:table-cell>
          <table:table-cell table:style-name="ce6" table:formula="of:=[.$C5]/([.$C$9]/[.AE$11])" office:value-type="float" office:value="60.602219612831" calcext:value-type="float">
            <text:p>60.602219612831</text:p>
          </table:table-cell>
          <table:table-cell table:formula="of:=ROUND([.AE5];0)" office:value-type="float" office:value="61" calcext:value-type="float">
            <text:p>61</text:p>
          </table:table-cell>
          <table:table-cell table:formula="of:=[.$B5]-[.AF5]" office:value-type="float" office:value="-4" calcext:value-type="float">
            <text:p>-4</text:p>
          </table:table-cell>
          <table:table-cell table:style-name="ce6" table:formula="of:=[.$C5]/([.$C$9]/[.AH$11])" office:value-type="float" office:value="60.6963224383168" calcext:value-type="float">
            <text:p>60.6963224383168</text:p>
          </table:table-cell>
          <table:table-cell table:formula="of:=ROUND([.AH5];0)" office:value-type="float" office:value="61" calcext:value-type="float">
            <text:p>61</text:p>
          </table:table-cell>
          <table:table-cell table:formula="of:=[.$B5]-[.AI5]" office:value-type="float" office:value="-4" calcext:value-type="float">
            <text:p>-4</text:p>
          </table:table-cell>
          <table:table-cell table:style-name="ce6" table:formula="of:=[.$C5]/([.$C$9]/[.AK$11])" office:value-type="float" office:value="60.7904252638026" calcext:value-type="float">
            <text:p>60.7904252638026</text:p>
          </table:table-cell>
          <table:table-cell table:formula="of:=ROUND([.AK5];0)" office:value-type="float" office:value="61" calcext:value-type="float">
            <text:p>61</text:p>
          </table:table-cell>
          <table:table-cell table:formula="of:=[.$B5]-[.AL5]" office:value-type="float" office:value="-4" calcext:value-type="float">
            <text:p>-4</text:p>
          </table:table-cell>
          <table:table-cell table:style-name="ce6" table:formula="of:=[.$C5]/([.$C$9]/[.AN$11])" office:value-type="float" office:value="60.8845280892883" calcext:value-type="float">
            <text:p>60.8845280892883</text:p>
          </table:table-cell>
          <table:table-cell table:formula="of:=ROUND([.AN5];0)" office:value-type="float" office:value="61" calcext:value-type="float">
            <text:p>61</text:p>
          </table:table-cell>
          <table:table-cell table:formula="of:=[.$B5]-[.AO5]" office:value-type="float" office:value="-4" calcext:value-type="float">
            <text:p>-4</text:p>
          </table:table-cell>
          <table:table-cell table:style-name="ce6" table:formula="of:=[.$C5]/([.$C$9]/[.AQ$11])" office:value-type="float" office:value="60.9786309147741" calcext:value-type="float">
            <text:p>60.9786309147741</text:p>
          </table:table-cell>
          <table:table-cell table:formula="of:=ROUND([.AQ5];0)" office:value-type="float" office:value="61" calcext:value-type="float">
            <text:p>61</text:p>
          </table:table-cell>
          <table:table-cell table:formula="of:=[.$B5]-[.AR5]" office:value-type="float" office:value="-4" calcext:value-type="float">
            <text:p>-4</text:p>
          </table:table-cell>
          <table:table-cell table:style-name="ce6" table:formula="of:=[.$C5]/([.$C$9]/[.AT$11])" office:value-type="float" office:value="61.0727337402599" calcext:value-type="float">
            <text:p>61.0727337402599</text:p>
          </table:table-cell>
          <table:table-cell table:formula="of:=ROUND([.AT5];0)" office:value-type="float" office:value="61" calcext:value-type="float">
            <text:p>61</text:p>
          </table:table-cell>
          <table:table-cell table:formula="of:=[.$B5]-[.AU5]" office:value-type="float" office:value="-4" calcext:value-type="float">
            <text:p>-4</text:p>
          </table:table-cell>
          <table:table-cell table:style-name="ce6" table:formula="of:=[.$C5]/([.$C$9]/[.AW$11])" office:value-type="float" office:value="61.1668365657456" calcext:value-type="float">
            <text:p>61.1668365657456</text:p>
          </table:table-cell>
          <table:table-cell table:formula="of:=ROUND([.AW5];0)" office:value-type="float" office:value="61" calcext:value-type="float">
            <text:p>61</text:p>
          </table:table-cell>
          <table:table-cell table:formula="of:=[.$B5]-[.AX5]" office:value-type="float" office:value="-4" calcext:value-type="float">
            <text:p>-4</text:p>
          </table:table-cell>
          <table:table-cell table:style-name="ce6" table:formula="of:=[.$C5]/([.$C$9]/[.AZ$11])" office:value-type="float" office:value="61.2609393912314" calcext:value-type="float">
            <text:p>61.2609393912314</text:p>
          </table:table-cell>
          <table:table-cell table:formula="of:=ROUND([.AZ5];0)" office:value-type="float" office:value="61" calcext:value-type="float">
            <text:p>61</text:p>
          </table:table-cell>
          <table:table-cell table:formula="of:=[.$B5]-[.BA5]" office:value-type="float" office:value="-4" calcext:value-type="float">
            <text:p>-4</text:p>
          </table:table-cell>
          <table:table-cell table:style-name="ce6" table:formula="of:=[.$C5]/([.$C$9]/[.BC$11])" office:value-type="float" office:value="61.3550422167172" calcext:value-type="float">
            <text:p>61.3550422167172</text:p>
          </table:table-cell>
          <table:table-cell table:formula="of:=ROUND([.BC5];0)" office:value-type="float" office:value="61" calcext:value-type="float">
            <text:p>61</text:p>
          </table:table-cell>
          <table:table-cell table:formula="of:=[.$B5]-[.BD5]" office:value-type="float" office:value="-4" calcext:value-type="float">
            <text:p>-4</text:p>
          </table:table-cell>
          <table:table-cell table:style-name="ce6" table:formula="of:=[.$C5]/([.$C$9]/[.BF$11])" office:value-type="float" office:value="61.4491450422029" calcext:value-type="float">
            <text:p>61.4491450422029</text:p>
          </table:table-cell>
          <table:table-cell table:formula="of:=ROUND([.BF5];0)" office:value-type="float" office:value="61" calcext:value-type="float">
            <text:p>61</text:p>
          </table:table-cell>
          <table:table-cell table:formula="of:=[.$B5]-[.BG5]" office:value-type="float" office:value="-4" calcext:value-type="float">
            <text:p>-4</text:p>
          </table:table-cell>
          <table:table-cell table:style-name="ce6" table:formula="of:=[.$C5]/([.$C$9]/[.BI$11])" office:value-type="float" office:value="61.5432478676887" calcext:value-type="float">
            <text:p>61.5432478676887</text:p>
          </table:table-cell>
          <table:table-cell table:formula="of:=ROUND([.BI5];0)" office:value-type="float" office:value="62" calcext:value-type="float">
            <text:p>62</text:p>
          </table:table-cell>
          <table:table-cell table:formula="of:=[.$B5]-[.BJ5]" office:value-type="float" office:value="-5" calcext:value-type="float">
            <text:p>-5</text:p>
          </table:table-cell>
          <table:table-cell table:style-name="ce6" table:formula="of:=[.$C5]/([.$C$9]/[.BL$11])" office:value-type="float" office:value="61.6373506931744" calcext:value-type="float">
            <text:p>61.6373506931744</text:p>
          </table:table-cell>
          <table:table-cell table:formula="of:=ROUND([.BL5];0)" office:value-type="float" office:value="62" calcext:value-type="float">
            <text:p>62</text:p>
          </table:table-cell>
          <table:table-cell table:formula="of:=[.$B5]-[.BM5]" office:value-type="float" office:value="-5" calcext:value-type="float">
            <text:p>-5</text:p>
          </table:table-cell>
          <table:table-cell table:style-name="ce6" table:formula="of:=[.$C5]/([.$C$9]/[.BO$11])" office:value-type="float" office:value="61.7314535186602" calcext:value-type="float">
            <text:p>61.7314535186602</text:p>
          </table:table-cell>
          <table:table-cell table:formula="of:=ROUND([.BO5];0)" office:value-type="float" office:value="62" calcext:value-type="float">
            <text:p>62</text:p>
          </table:table-cell>
          <table:table-cell table:formula="of:=[.$B5]-[.BP5]" office:value-type="float" office:value="-5" calcext:value-type="float">
            <text:p>-5</text:p>
          </table:table-cell>
          <table:table-cell table:style-name="ce6" table:formula="of:=[.$C5]/([.$C$9]/[.BR$11])" office:value-type="float" office:value="61.825556344146" calcext:value-type="float">
            <text:p>61.825556344146</text:p>
          </table:table-cell>
          <table:table-cell table:formula="of:=ROUND([.BR5];0)" office:value-type="float" office:value="62" calcext:value-type="float">
            <text:p>62</text:p>
          </table:table-cell>
          <table:table-cell table:formula="of:=[.$B5]-[.BS5]" office:value-type="float" office:value="-5" calcext:value-type="float">
            <text:p>-5</text:p>
          </table:table-cell>
          <table:table-cell table:style-name="ce6" table:formula="of:=[.$C5]/([.$C$9]/[.BU$11])" office:value-type="float" office:value="61.9196591696317" calcext:value-type="float">
            <text:p>61.9196591696317</text:p>
          </table:table-cell>
          <table:table-cell table:formula="of:=ROUND([.BU5];0)" office:value-type="float" office:value="62" calcext:value-type="float">
            <text:p>62</text:p>
          </table:table-cell>
          <table:table-cell table:formula="of:=[.$B5]-[.BV5]" office:value-type="float" office:value="-5" calcext:value-type="float">
            <text:p>-5</text:p>
          </table:table-cell>
          <table:table-cell table:style-name="ce6" table:formula="of:=[.$C5]/([.$C$9]/[.BX$11])" office:value-type="float" office:value="62.0137619951175" calcext:value-type="float">
            <text:p>62.0137619951175</text:p>
          </table:table-cell>
          <table:table-cell table:formula="of:=ROUND([.BX5];0)" office:value-type="float" office:value="62" calcext:value-type="float">
            <text:p>62</text:p>
          </table:table-cell>
          <table:table-cell table:formula="of:=[.$B5]-[.BY5]" office:value-type="float" office:value="-5" calcext:value-type="float">
            <text:p>-5</text:p>
          </table:table-cell>
          <table:table-cell table:style-name="ce6" table:formula="of:=[.$C5]/([.$C$9]/[.CA$11])" office:value-type="float" office:value="62.1078648206033" calcext:value-type="float">
            <text:p>62.1078648206033</text:p>
          </table:table-cell>
          <table:table-cell table:formula="of:=ROUND([.CA5];0)" office:value-type="float" office:value="62" calcext:value-type="float">
            <text:p>62</text:p>
          </table:table-cell>
          <table:table-cell table:formula="of:=[.$B5]-[.CB5]" office:value-type="float" office:value="-5" calcext:value-type="float">
            <text:p>-5</text:p>
          </table:table-cell>
          <table:table-cell table:style-name="ce6" table:formula="of:=[.$C5]/([.$C$9]/[.CD$11])" office:value-type="float" office:value="62.201967646089" calcext:value-type="float">
            <text:p>62.201967646089</text:p>
          </table:table-cell>
          <table:table-cell table:formula="of:=ROUND([.CD5];0)" office:value-type="float" office:value="62" calcext:value-type="float">
            <text:p>62</text:p>
          </table:table-cell>
          <table:table-cell table:formula="of:=[.$B5]-[.CE5]" office:value-type="float" office:value="-5" calcext:value-type="float">
            <text:p>-5</text:p>
          </table:table-cell>
          <table:table-cell table:style-name="ce6" table:formula="of:=[.$C5]/([.$C$9]/[.CG$11])" office:value-type="float" office:value="62.2960704715748" calcext:value-type="float">
            <text:p>62.2960704715748</text:p>
          </table:table-cell>
          <table:table-cell table:formula="of:=ROUND([.CG5];0)" office:value-type="float" office:value="62" calcext:value-type="float">
            <text:p>62</text:p>
          </table:table-cell>
          <table:table-cell table:formula="of:=[.$B5]-[.CH5]" office:value-type="float" office:value="-5" calcext:value-type="float">
            <text:p>-5</text:p>
          </table:table-cell>
          <table:table-cell table:style-name="ce6" table:formula="of:=[.$C5]/([.$C$9]/[.CJ$11])" office:value-type="float" office:value="62.3901732970605" calcext:value-type="float">
            <text:p>62.3901732970605</text:p>
          </table:table-cell>
          <table:table-cell table:formula="of:=ROUND([.CJ5];0)" office:value-type="float" office:value="62" calcext:value-type="float">
            <text:p>62</text:p>
          </table:table-cell>
          <table:table-cell table:formula="of:=[.$B5]-[.CK5]" office:value-type="float" office:value="-5" calcext:value-type="float">
            <text:p>-5</text:p>
          </table:table-cell>
          <table:table-cell table:style-name="ce6" table:formula="of:=[.$C5]/([.$C$9]/[.CM$11])" office:value-type="float" office:value="62.4842761225463" calcext:value-type="float">
            <text:p>62.4842761225463</text:p>
          </table:table-cell>
          <table:table-cell table:formula="of:=ROUND([.CM5];0)" office:value-type="float" office:value="62" calcext:value-type="float">
            <text:p>62</text:p>
          </table:table-cell>
          <table:table-cell table:formula="of:=[.$B5]-[.CN5]" office:value-type="float" office:value="-5" calcext:value-type="float">
            <text:p>-5</text:p>
          </table:table-cell>
          <table:table-cell table:style-name="ce6" table:formula="of:=[.$C5]/([.$C$9]/[.CP$11])" office:value-type="float" office:value="62.5783789480321" calcext:value-type="float">
            <text:p>62.5783789480321</text:p>
          </table:table-cell>
          <table:table-cell table:formula="of:=ROUND([.CP5];0)" office:value-type="float" office:value="63" calcext:value-type="float">
            <text:p>63</text:p>
          </table:table-cell>
          <table:table-cell table:formula="of:=[.$B5]-[.CQ5]" office:value-type="float" office:value="-6" calcext:value-type="float">
            <text:p>-6</text:p>
          </table:table-cell>
          <table:table-cell table:style-name="ce6" table:formula="of:=[.$C5]/([.$C$9]/[.CS$11])" office:value-type="float" office:value="62.6724817735178" calcext:value-type="float">
            <text:p>62.6724817735178</text:p>
          </table:table-cell>
          <table:table-cell table:formula="of:=ROUND([.CS5];0)" office:value-type="float" office:value="63" calcext:value-type="float">
            <text:p>63</text:p>
          </table:table-cell>
          <table:table-cell table:formula="of:=[.$B5]-[.CT5]" office:value-type="float" office:value="-6" calcext:value-type="float">
            <text:p>-6</text:p>
          </table:table-cell>
          <table:table-cell table:style-name="ce6" table:formula="of:=[.$C5]/([.$C$9]/[.CV$11])" office:value-type="float" office:value="62.7665845990036" calcext:value-type="float">
            <text:p>62.7665845990036</text:p>
          </table:table-cell>
          <table:table-cell table:formula="of:=ROUND([.CV5];0)" office:value-type="float" office:value="63" calcext:value-type="float">
            <text:p>63</text:p>
          </table:table-cell>
          <table:table-cell table:formula="of:=[.$B5]-[.CW5]" office:value-type="float" office:value="-6" calcext:value-type="float">
            <text:p>-6</text:p>
          </table:table-cell>
          <table:table-cell table:style-name="ce6" table:formula="of:=[.$C5]/([.$C$9]/[.CY$11])" office:value-type="float" office:value="62.8606874244893" calcext:value-type="float">
            <text:p>62.8606874244893</text:p>
          </table:table-cell>
          <table:table-cell table:formula="of:=ROUND([.CY5];0)" office:value-type="float" office:value="63" calcext:value-type="float">
            <text:p>63</text:p>
          </table:table-cell>
          <table:table-cell table:formula="of:=[.$B5]-[.CZ5]" office:value-type="float" office:value="-6" calcext:value-type="float">
            <text:p>-6</text:p>
          </table:table-cell>
          <table:table-cell table:style-name="ce6" table:formula="of:=[.$C5]/([.$C$9]/[.DB$11])" office:value-type="float" office:value="62.9547902499751" calcext:value-type="float">
            <text:p>62.9547902499751</text:p>
          </table:table-cell>
          <table:table-cell table:formula="of:=ROUND([.DB5];0)" office:value-type="float" office:value="63" calcext:value-type="float">
            <text:p>63</text:p>
          </table:table-cell>
          <table:table-cell table:formula="of:=[.$B5]-[.DC5]" office:value-type="float" office:value="-6" calcext:value-type="float">
            <text:p>-6</text:p>
          </table:table-cell>
          <table:table-cell table:style-name="ce6" table:formula="of:=[.$C5]/([.$C$9]/[.DE$11])" office:value-type="float" office:value="63.0488930754609" calcext:value-type="float">
            <text:p>63.0488930754609</text:p>
          </table:table-cell>
          <table:table-cell table:formula="of:=ROUND([.DE5];0)" office:value-type="float" office:value="63" calcext:value-type="float">
            <text:p>63</text:p>
          </table:table-cell>
          <table:table-cell table:formula="of:=[.$B5]-[.DF5]" office:value-type="float" office:value="-6" calcext:value-type="float">
            <text:p>-6</text:p>
          </table:table-cell>
          <table:table-cell table:style-name="ce6" table:formula="of:=[.$C5]/([.$C$9]/[.DH$11])" office:value-type="float" office:value="63.1429959009467" calcext:value-type="float">
            <text:p>63.1429959009467</text:p>
          </table:table-cell>
          <table:table-cell table:formula="of:=ROUND([.DH5];0)" office:value-type="float" office:value="63" calcext:value-type="float">
            <text:p>63</text:p>
          </table:table-cell>
          <table:table-cell table:formula="of:=[.$B5]-[.DI5]" office:value-type="float" office:value="-6" calcext:value-type="float">
            <text:p>-6</text:p>
          </table:table-cell>
          <table:table-cell table:style-name="ce6" table:formula="of:=[.$C5]/([.$C$9]/[.DK$11])" office:value-type="float" office:value="63.2370987264324" calcext:value-type="float">
            <text:p>63.2370987264324</text:p>
          </table:table-cell>
          <table:table-cell table:formula="of:=ROUND([.DK5];0)" office:value-type="float" office:value="63" calcext:value-type="float">
            <text:p>63</text:p>
          </table:table-cell>
          <table:table-cell table:formula="of:=[.$B5]-[.DL5]" office:value-type="float" office:value="-6" calcext:value-type="float">
            <text:p>-6</text:p>
          </table:table-cell>
          <table:table-cell table:style-name="ce6" table:formula="of:=[.$C5]/([.$C$9]/[.DN$11])" office:value-type="float" office:value="63.3312015519182" calcext:value-type="float">
            <text:p>63.3312015519182</text:p>
          </table:table-cell>
          <table:table-cell table:formula="of:=ROUND([.DN5];0)" office:value-type="float" office:value="63" calcext:value-type="float">
            <text:p>63</text:p>
          </table:table-cell>
          <table:table-cell table:formula="of:=[.$B5]-[.DO5]" office:value-type="float" office:value="-6" calcext:value-type="float">
            <text:p>-6</text:p>
          </table:table-cell>
          <table:table-cell table:style-name="ce6" table:formula="of:=[.$C5]/([.$C$9]/[.DQ$11])" office:value-type="float" office:value="63.4253043774039" calcext:value-type="float">
            <text:p>63.4253043774039</text:p>
          </table:table-cell>
          <table:table-cell table:formula="of:=ROUND([.DQ5];0)" office:value-type="float" office:value="63" calcext:value-type="float">
            <text:p>63</text:p>
          </table:table-cell>
          <table:table-cell table:formula="of:=[.$B5]-[.DR5]" office:value-type="float" office:value="-6" calcext:value-type="float">
            <text:p>-6</text:p>
          </table:table-cell>
          <table:table-cell table:style-name="ce6" table:formula="of:=[.$C5]/([.$C$9]/[.DT$11])" office:value-type="float" office:value="63.5194072028897" calcext:value-type="float">
            <text:p>63.5194072028897</text:p>
          </table:table-cell>
          <table:table-cell table:formula="of:=ROUND([.DT5];0)" office:value-type="float" office:value="64" calcext:value-type="float">
            <text:p>64</text:p>
          </table:table-cell>
          <table:table-cell table:formula="of:=[.$B5]-[.DU5]" office:value-type="float" office:value="-7" calcext:value-type="float">
            <text:p>-7</text:p>
          </table:table-cell>
          <table:table-cell table:style-name="ce6" table:formula="of:=[.$C5]/([.$C$9]/[.DW$11])" office:value-type="float" office:value="63.6135100283755" calcext:value-type="float">
            <text:p>63.6135100283755</text:p>
          </table:table-cell>
          <table:table-cell table:formula="of:=ROUND([.DW5];0)" office:value-type="float" office:value="64" calcext:value-type="float">
            <text:p>64</text:p>
          </table:table-cell>
          <table:table-cell table:formula="of:=[.$B5]-[.DX5]" office:value-type="float" office:value="-7" calcext:value-type="float">
            <text:p>-7</text:p>
          </table:table-cell>
          <table:table-cell table:style-name="ce6" table:formula="of:=[.$C5]/([.$C$9]/[.DZ$11])" office:value-type="float" office:value="63.7076128538612" calcext:value-type="float">
            <text:p>63.7076128538612</text:p>
          </table:table-cell>
          <table:table-cell table:formula="of:=ROUND([.DZ5];0)" office:value-type="float" office:value="64" calcext:value-type="float">
            <text:p>64</text:p>
          </table:table-cell>
          <table:table-cell table:formula="of:=[.$B5]-[.EA5]" office:value-type="float" office:value="-7" calcext:value-type="float">
            <text:p>-7</text:p>
          </table:table-cell>
          <table:table-cell table:style-name="ce6" table:formula="of:=[.$C5]/([.$C$9]/[.EC$11])" office:value-type="float" office:value="63.801715679347" calcext:value-type="float">
            <text:p>63.801715679347</text:p>
          </table:table-cell>
          <table:table-cell table:formula="of:=ROUND([.EC5];0)" office:value-type="float" office:value="64" calcext:value-type="float">
            <text:p>64</text:p>
          </table:table-cell>
          <table:table-cell table:formula="of:=[.$B5]-[.ED5]" office:value-type="float" office:value="-7" calcext:value-type="float">
            <text:p>-7</text:p>
          </table:table-cell>
          <table:table-cell table:style-name="ce6" table:formula="of:=[.$C5]/([.$C$9]/[.EF$11])" office:value-type="float" office:value="63.8958185048327" calcext:value-type="float">
            <text:p>63.8958185048327</text:p>
          </table:table-cell>
          <table:table-cell table:formula="of:=ROUND([.EF5];0)" office:value-type="float" office:value="64" calcext:value-type="float">
            <text:p>64</text:p>
          </table:table-cell>
          <table:table-cell table:formula="of:=[.$B5]-[.EG5]" office:value-type="float" office:value="-7" calcext:value-type="float">
            <text:p>-7</text:p>
          </table:table-cell>
          <table:table-cell table:style-name="ce6" table:formula="of:=[.$C5]/([.$C$9]/[.EI$11])" office:value-type="float" office:value="63.9899213303185" calcext:value-type="float">
            <text:p>63.9899213303185</text:p>
          </table:table-cell>
          <table:table-cell table:formula="of:=ROUND([.EI5];0)" office:value-type="float" office:value="64" calcext:value-type="float">
            <text:p>64</text:p>
          </table:table-cell>
          <table:table-cell table:formula="of:=[.$B5]-[.EJ5]" office:value-type="float" office:value="-7" calcext:value-type="float">
            <text:p>-7</text:p>
          </table:table-cell>
          <table:table-cell table:style-name="ce22" table:formula="of:=[.$C5]/([.$C$9]/[.EL$11])" office:value-type="float" office:value="64.0840241558043" calcext:value-type="float">
            <text:p>64.0840241558043</text:p>
          </table:table-cell>
          <table:table-cell table:style-name="ce23" table:formula="of:=ROUND([.EL5];0)" office:value-type="float" office:value="64" calcext:value-type="float">
            <text:p>64</text:p>
          </table:table-cell>
          <table:table-cell table:style-name="ce23" table:formula="of:=[.$B5]-[.EM5]" office:value-type="float" office:value="-7" calcext:value-type="float">
            <text:p>-7</text:p>
          </table:table-cell>
          <table:table-cell table:style-name="ce6" table:formula="of:=[.$C5]/([.$C$9]/[.EO$11])" office:value-type="float" office:value="64.17812698129" calcext:value-type="float">
            <text:p>64.17812698129</text:p>
          </table:table-cell>
          <table:table-cell table:formula="of:=ROUND([.EO5];0)" office:value-type="float" office:value="64" calcext:value-type="float">
            <text:p>64</text:p>
          </table:table-cell>
          <table:table-cell table:formula="of:=[.$B5]-[.EP5]" office:value-type="float" office:value="-7" calcext:value-type="float">
            <text:p>-7</text:p>
          </table:table-cell>
          <table:table-cell table:formula="of:=[.$C5]/([.$C$9]/[.ER$11])" office:value-type="float" office:value="64.2722298067758" calcext:value-type="float">
            <text:p>64.2722298067758</text:p>
          </table:table-cell>
          <table:table-cell table:formula="of:=ROUND([.ER5];0)" office:value-type="float" office:value="64" calcext:value-type="float">
            <text:p>64</text:p>
          </table:table-cell>
          <table:table-cell table:formula="of:=[.$B5]-[.ES5]" office:value-type="float" office:value="-7" calcext:value-type="float">
            <text:p>-7</text:p>
          </table:table-cell>
          <table:table-cell table:style-name="ce6" table:formula="of:=[.$C5]/([.$C$9]/[.EU$11])" office:value-type="float" office:value="64.3663326322615" calcext:value-type="float">
            <text:p>64.3663326322615</text:p>
          </table:table-cell>
          <table:table-cell table:formula="of:=ROUND([.EU5];0)" office:value-type="float" office:value="64" calcext:value-type="float">
            <text:p>64</text:p>
          </table:table-cell>
          <table:table-cell table:formula="of:=[.$B5]-[.EV5]" office:value-type="float" office:value="-7" calcext:value-type="float">
            <text:p>-7</text:p>
          </table:table-cell>
          <table:table-cell table:style-name="ce6" table:formula="of:=[.$C5]/([.$C$9]/[.EX$11])" office:value-type="float" office:value="64.4604354577473" calcext:value-type="float">
            <text:p>64.4604354577473</text:p>
          </table:table-cell>
          <table:table-cell table:formula="of:=ROUND([.EX5];0)" office:value-type="float" office:value="64" calcext:value-type="float">
            <text:p>64</text:p>
          </table:table-cell>
          <table:table-cell table:formula="of:=[.$B5]-[.EY5]" office:value-type="float" office:value="-7" calcext:value-type="float">
            <text:p>-7</text:p>
          </table:table-cell>
          <table:table-cell table:style-name="ce6" table:formula="of:=[.$C5]/([.$C$9]/[.FA$11])" office:value-type="float" office:value="64.5545382832331" calcext:value-type="float">
            <text:p>64.5545382832331</text:p>
          </table:table-cell>
          <table:table-cell table:formula="of:=ROUND([.FA5];0)" office:value-type="float" office:value="65" calcext:value-type="float">
            <text:p>65</text:p>
          </table:table-cell>
          <table:table-cell table:formula="of:=[.$B5]-[.FB5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CSU</text:p>
          </table:table-cell>
          <table:table-cell office:value-type="float" office:value="46" calcext:value-type="float">
            <text:p>46</text:p>
          </table:table-cell>
          <table:table-cell table:style-name="ce12" office:value-type="float" office:value="2869688" calcext:value-type="float">
            <text:p>2,869,688</text:p>
          </table:table-cell>
          <table:table-cell table:formula="of:=[.C6]/([.C$9]/[.D$11])" office:value-type="float" office:value="41.2367859404441" calcext:value-type="float">
            <text:p>41.2367859404441</text:p>
          </table:table-cell>
          <table:table-cell table:formula="of:=ROUND([.D6];0)" office:value-type="float" office:value="41" calcext:value-type="float">
            <text:p>41</text:p>
          </table:table-cell>
          <table:table-cell table:style-name="ce5" table:formula="of:=[.$B6]-[.E6]" office:value-type="float" office:value="5" calcext:value-type="float">
            <text:p>5</text:p>
          </table:table-cell>
          <table:table-cell table:style-name="ce6" table:formula="of:=[.$C6]/([.$C$9]/[.G$11])" office:value-type="float" office:value="41.3017257608227" calcext:value-type="float">
            <text:p>41.3017257608227</text:p>
          </table:table-cell>
          <table:table-cell table:formula="of:=ROUND([.G6];0)" office:value-type="float" office:value="41" calcext:value-type="float">
            <text:p>41</text:p>
          </table:table-cell>
          <table:table-cell table:style-name="ce5" table:formula="of:=[.$B6]-[.H6]" office:value-type="float" office:value="5" calcext:value-type="float">
            <text:p>5</text:p>
          </table:table-cell>
          <table:table-cell table:style-name="ce6" table:formula="of:=[.$C6]/([.$C$9]/[.J$11])" office:value-type="float" office:value="41.3666655812014" calcext:value-type="float">
            <text:p>41.3666655812014</text:p>
          </table:table-cell>
          <table:table-cell table:formula="of:=ROUND([.J6];0)" office:value-type="float" office:value="41" calcext:value-type="float">
            <text:p>41</text:p>
          </table:table-cell>
          <table:table-cell table:style-name="ce5" table:formula="of:=[.$B6]-[.K6]" office:value-type="float" office:value="5" calcext:value-type="float">
            <text:p>5</text:p>
          </table:table-cell>
          <table:table-cell table:style-name="ce6" table:formula="of:=[.$C6]/([.$C$9]/[.M$11])" office:value-type="float" office:value="41.43160540158" calcext:value-type="float">
            <text:p>41.43160540158</text:p>
          </table:table-cell>
          <table:table-cell table:formula="of:=ROUND([.M6];0)" office:value-type="float" office:value="41" calcext:value-type="float">
            <text:p>41</text:p>
          </table:table-cell>
          <table:table-cell table:style-name="ce5" table:formula="of:=[.$B6]-[.N6]" office:value-type="float" office:value="5" calcext:value-type="float">
            <text:p>5</text:p>
          </table:table-cell>
          <table:table-cell table:style-name="ce6" table:formula="of:=[.$C6]/([.$C$9]/[.P$11])" office:value-type="float" office:value="41.4965452219587" calcext:value-type="float">
            <text:p>41.4965452219587</text:p>
          </table:table-cell>
          <table:table-cell table:formula="of:=ROUND([.P6];0)" office:value-type="float" office:value="41" calcext:value-type="float">
            <text:p>41</text:p>
          </table:table-cell>
          <table:table-cell table:formula="of:=[.$B6]-[.Q6]" office:value-type="float" office:value="5" calcext:value-type="float">
            <text:p>5</text:p>
          </table:table-cell>
          <table:table-cell table:style-name="ce6" table:formula="of:=[.$C6]/([.$C$9]/[.S$11])" office:value-type="float" office:value="41.5614850423373" calcext:value-type="float">
            <text:p>41.5614850423373</text:p>
          </table:table-cell>
          <table:table-cell table:formula="of:=ROUND([.S6];0)" office:value-type="float" office:value="42" calcext:value-type="float">
            <text:p>42</text:p>
          </table:table-cell>
          <table:table-cell table:style-name="ce5" table:formula="of:=[.$B6]-[.T6]" office:value-type="float" office:value="4" calcext:value-type="float">
            <text:p>4</text:p>
          </table:table-cell>
          <table:table-cell table:style-name="ce6" table:formula="of:=[.$C6]/([.$C$9]/[.V$11])" office:value-type="float" office:value="41.626424862716" calcext:value-type="float">
            <text:p>41.626424862716</text:p>
          </table:table-cell>
          <table:table-cell table:formula="of:=ROUND([.V6];0)" office:value-type="float" office:value="42" calcext:value-type="float">
            <text:p>42</text:p>
          </table:table-cell>
          <table:table-cell table:style-name="ce5" table:formula="of:=[.$B6]-[.W6]" office:value-type="float" office:value="4" calcext:value-type="float">
            <text:p>4</text:p>
          </table:table-cell>
          <table:table-cell table:style-name="ce6" table:formula="of:=[.$C6]/([.$C$9]/[.Y$11])" office:value-type="float" office:value="41.6913646830946" calcext:value-type="float">
            <text:p>41.6913646830946</text:p>
          </table:table-cell>
          <table:table-cell table:formula="of:=ROUND([.Y6];0)" office:value-type="float" office:value="42" calcext:value-type="float">
            <text:p>42</text:p>
          </table:table-cell>
          <table:table-cell table:style-name="ce5" table:formula="of:=[.$B6]-[.Z6]" office:value-type="float" office:value="4" calcext:value-type="float">
            <text:p>4</text:p>
          </table:table-cell>
          <table:table-cell table:style-name="ce6" table:formula="of:=[.$C6]/([.$C$9]/[.AB$11])" office:value-type="float" office:value="41.7563045034733" calcext:value-type="float">
            <text:p>41.7563045034733</text:p>
          </table:table-cell>
          <table:table-cell table:formula="of:=ROUND([.AB6];0)" office:value-type="float" office:value="42" calcext:value-type="float">
            <text:p>42</text:p>
          </table:table-cell>
          <table:table-cell table:style-name="ce5" table:formula="of:=[.$B6]-[.AC6]" office:value-type="float" office:value="4" calcext:value-type="float">
            <text:p>4</text:p>
          </table:table-cell>
          <table:table-cell table:style-name="ce6" table:formula="of:=[.$C6]/([.$C$9]/[.AE$11])" office:value-type="float" office:value="41.8212443238519" calcext:value-type="float">
            <text:p>41.8212443238519</text:p>
          </table:table-cell>
          <table:table-cell table:formula="of:=ROUND([.AE6];0)" office:value-type="float" office:value="42" calcext:value-type="float">
            <text:p>42</text:p>
          </table:table-cell>
          <table:table-cell table:style-name="ce5" table:formula="of:=[.$B6]-[.AF6]" office:value-type="float" office:value="4" calcext:value-type="float">
            <text:p>4</text:p>
          </table:table-cell>
          <table:table-cell table:style-name="ce6" table:formula="of:=[.$C6]/([.$C$9]/[.AH$11])" office:value-type="float" office:value="41.8861841442306" calcext:value-type="float">
            <text:p>41.8861841442306</text:p>
          </table:table-cell>
          <table:table-cell table:formula="of:=ROUND([.AH6];0)" office:value-type="float" office:value="42" calcext:value-type="float">
            <text:p>42</text:p>
          </table:table-cell>
          <table:table-cell table:style-name="ce5" table:formula="of:=[.$B6]-[.AI6]" office:value-type="float" office:value="4" calcext:value-type="float">
            <text:p>4</text:p>
          </table:table-cell>
          <table:table-cell table:style-name="ce6" table:formula="of:=[.$C6]/([.$C$9]/[.AK$11])" office:value-type="float" office:value="41.9511239646092" calcext:value-type="float">
            <text:p>41.9511239646092</text:p>
          </table:table-cell>
          <table:table-cell table:formula="of:=ROUND([.AK6];0)" office:value-type="float" office:value="42" calcext:value-type="float">
            <text:p>42</text:p>
          </table:table-cell>
          <table:table-cell table:style-name="ce5" table:formula="of:=[.$B6]-[.AL6]" office:value-type="float" office:value="4" calcext:value-type="float">
            <text:p>4</text:p>
          </table:table-cell>
          <table:table-cell table:style-name="ce6" table:formula="of:=[.$C6]/([.$C$9]/[.AN$11])" office:value-type="float" office:value="42.0160637849879" calcext:value-type="float">
            <text:p>42.0160637849879</text:p>
          </table:table-cell>
          <table:table-cell table:formula="of:=ROUND([.AN6];0)" office:value-type="float" office:value="42" calcext:value-type="float">
            <text:p>42</text:p>
          </table:table-cell>
          <table:table-cell table:style-name="ce5" table:formula="of:=[.$B6]-[.AO6]" office:value-type="float" office:value="4" calcext:value-type="float">
            <text:p>4</text:p>
          </table:table-cell>
          <table:table-cell table:style-name="ce6" table:formula="of:=[.$C6]/([.$C$9]/[.AQ$11])" office:value-type="float" office:value="42.0810036053666" calcext:value-type="float">
            <text:p>42.0810036053666</text:p>
          </table:table-cell>
          <table:table-cell table:formula="of:=ROUND([.AQ6];0)" office:value-type="float" office:value="42" calcext:value-type="float">
            <text:p>42</text:p>
          </table:table-cell>
          <table:table-cell table:style-name="ce5" table:formula="of:=[.$B6]-[.AR6]" office:value-type="float" office:value="4" calcext:value-type="float">
            <text:p>4</text:p>
          </table:table-cell>
          <table:table-cell table:style-name="ce6" table:formula="of:=[.$C6]/([.$C$9]/[.AT$11])" office:value-type="float" office:value="42.1459434257452" calcext:value-type="float">
            <text:p>42.1459434257452</text:p>
          </table:table-cell>
          <table:table-cell table:formula="of:=ROUND([.AT6];0)" office:value-type="float" office:value="42" calcext:value-type="float">
            <text:p>42</text:p>
          </table:table-cell>
          <table:table-cell table:style-name="ce5" table:formula="of:=[.$B6]-[.AU6]" office:value-type="float" office:value="4" calcext:value-type="float">
            <text:p>4</text:p>
          </table:table-cell>
          <table:table-cell table:style-name="ce6" table:formula="of:=[.$C6]/([.$C$9]/[.AW$11])" office:value-type="float" office:value="42.2108832461239" calcext:value-type="float">
            <text:p>42.2108832461239</text:p>
          </table:table-cell>
          <table:table-cell table:formula="of:=ROUND([.AW6];0)" office:value-type="float" office:value="42" calcext:value-type="float">
            <text:p>42</text:p>
          </table:table-cell>
          <table:table-cell table:style-name="ce5" table:formula="of:=[.$B6]-[.AX6]" office:value-type="float" office:value="4" calcext:value-type="float">
            <text:p>4</text:p>
          </table:table-cell>
          <table:table-cell table:style-name="ce6" table:formula="of:=[.$C6]/([.$C$9]/[.AZ$11])" office:value-type="float" office:value="42.2758230665025" calcext:value-type="float">
            <text:p>42.2758230665025</text:p>
          </table:table-cell>
          <table:table-cell table:formula="of:=ROUND([.AZ6];0)" office:value-type="float" office:value="42" calcext:value-type="float">
            <text:p>42</text:p>
          </table:table-cell>
          <table:table-cell table:style-name="ce5" table:formula="of:=[.$B6]-[.BA6]" office:value-type="float" office:value="4" calcext:value-type="float">
            <text:p>4</text:p>
          </table:table-cell>
          <table:table-cell table:style-name="ce6" table:formula="of:=[.$C6]/([.$C$9]/[.BC$11])" office:value-type="float" office:value="42.3407628868812" calcext:value-type="float">
            <text:p>42.3407628868812</text:p>
          </table:table-cell>
          <table:table-cell table:formula="of:=ROUND([.BC6];0)" office:value-type="float" office:value="42" calcext:value-type="float">
            <text:p>42</text:p>
          </table:table-cell>
          <table:table-cell table:style-name="ce5" table:formula="of:=[.$B6]-[.BD6]" office:value-type="float" office:value="4" calcext:value-type="float">
            <text:p>4</text:p>
          </table:table-cell>
          <table:table-cell table:style-name="ce6" table:formula="of:=[.$C6]/([.$C$9]/[.BF$11])" office:value-type="float" office:value="42.4057027072598" calcext:value-type="float">
            <text:p>42.4057027072598</text:p>
          </table:table-cell>
          <table:table-cell table:formula="of:=ROUND([.BF6];0)" office:value-type="float" office:value="42" calcext:value-type="float">
            <text:p>42</text:p>
          </table:table-cell>
          <table:table-cell table:style-name="ce5" table:formula="of:=[.$B6]-[.BG6]" office:value-type="float" office:value="4" calcext:value-type="float">
            <text:p>4</text:p>
          </table:table-cell>
          <table:table-cell table:style-name="ce6" table:formula="of:=[.$C6]/([.$C$9]/[.BI$11])" office:value-type="float" office:value="42.4706425276385" calcext:value-type="float">
            <text:p>42.4706425276385</text:p>
          </table:table-cell>
          <table:table-cell table:formula="of:=ROUND([.BI6];0)" office:value-type="float" office:value="42" calcext:value-type="float">
            <text:p>42</text:p>
          </table:table-cell>
          <table:table-cell table:style-name="ce5" table:formula="of:=[.$B6]-[.BJ6]" office:value-type="float" office:value="4" calcext:value-type="float">
            <text:p>4</text:p>
          </table:table-cell>
          <table:table-cell table:style-name="ce6" table:formula="of:=[.$C6]/([.$C$9]/[.BL$11])" office:value-type="float" office:value="42.5355823480171" calcext:value-type="float">
            <text:p>42.5355823480171</text:p>
          </table:table-cell>
          <table:table-cell table:formula="of:=ROUND([.BL6];0)" office:value-type="float" office:value="43" calcext:value-type="float">
            <text:p>43</text:p>
          </table:table-cell>
          <table:table-cell table:style-name="ce5" table:formula="of:=[.$B6]-[.BM6]" office:value-type="float" office:value="3" calcext:value-type="float">
            <text:p>3</text:p>
          </table:table-cell>
          <table:table-cell table:style-name="ce6" table:formula="of:=[.$C6]/([.$C$9]/[.BO$11])" office:value-type="float" office:value="42.6005221683958" calcext:value-type="float">
            <text:p>42.6005221683958</text:p>
          </table:table-cell>
          <table:table-cell table:formula="of:=ROUND([.BO6];0)" office:value-type="float" office:value="43" calcext:value-type="float">
            <text:p>43</text:p>
          </table:table-cell>
          <table:table-cell table:style-name="ce5" table:formula="of:=[.$B6]-[.BP6]" office:value-type="float" office:value="3" calcext:value-type="float">
            <text:p>3</text:p>
          </table:table-cell>
          <table:table-cell table:style-name="ce6" table:formula="of:=[.$C6]/([.$C$9]/[.BR$11])" office:value-type="float" office:value="42.6654619887744" calcext:value-type="float">
            <text:p>42.6654619887744</text:p>
          </table:table-cell>
          <table:table-cell table:formula="of:=ROUND([.BR6];0)" office:value-type="float" office:value="43" calcext:value-type="float">
            <text:p>43</text:p>
          </table:table-cell>
          <table:table-cell table:style-name="ce5" table:formula="of:=[.$B6]-[.BS6]" office:value-type="float" office:value="3" calcext:value-type="float">
            <text:p>3</text:p>
          </table:table-cell>
          <table:table-cell table:style-name="ce6" table:formula="of:=[.$C6]/([.$C$9]/[.BU$11])" office:value-type="float" office:value="42.7304018091531" calcext:value-type="float">
            <text:p>42.7304018091531</text:p>
          </table:table-cell>
          <table:table-cell table:formula="of:=ROUND([.BU6];0)" office:value-type="float" office:value="43" calcext:value-type="float">
            <text:p>43</text:p>
          </table:table-cell>
          <table:table-cell table:style-name="ce5" table:formula="of:=[.$B6]-[.BV6]" office:value-type="float" office:value="3" calcext:value-type="float">
            <text:p>3</text:p>
          </table:table-cell>
          <table:table-cell table:style-name="ce6" table:formula="of:=[.$C6]/([.$C$9]/[.BX$11])" office:value-type="float" office:value="42.7953416295317" calcext:value-type="float">
            <text:p>42.7953416295317</text:p>
          </table:table-cell>
          <table:table-cell table:formula="of:=ROUND([.BX6];0)" office:value-type="float" office:value="43" calcext:value-type="float">
            <text:p>43</text:p>
          </table:table-cell>
          <table:table-cell table:style-name="ce5" table:formula="of:=[.$B6]-[.BY6]" office:value-type="float" office:value="3" calcext:value-type="float">
            <text:p>3</text:p>
          </table:table-cell>
          <table:table-cell table:style-name="ce6" table:formula="of:=[.$C6]/([.$C$9]/[.CA$11])" office:value-type="float" office:value="42.8602814499104" calcext:value-type="float">
            <text:p>42.8602814499104</text:p>
          </table:table-cell>
          <table:table-cell table:formula="of:=ROUND([.CA6];0)" office:value-type="float" office:value="43" calcext:value-type="float">
            <text:p>43</text:p>
          </table:table-cell>
          <table:table-cell table:style-name="ce5" table:formula="of:=[.$B6]-[.CB6]" office:value-type="float" office:value="3" calcext:value-type="float">
            <text:p>3</text:p>
          </table:table-cell>
          <table:table-cell table:style-name="ce6" table:formula="of:=[.$C6]/([.$C$9]/[.CD$11])" office:value-type="float" office:value="42.925221270289" calcext:value-type="float">
            <text:p>42.925221270289</text:p>
          </table:table-cell>
          <table:table-cell table:formula="of:=ROUND([.CD6];0)" office:value-type="float" office:value="43" calcext:value-type="float">
            <text:p>43</text:p>
          </table:table-cell>
          <table:table-cell table:style-name="ce5" table:formula="of:=[.$B6]-[.CE6]" office:value-type="float" office:value="3" calcext:value-type="float">
            <text:p>3</text:p>
          </table:table-cell>
          <table:table-cell table:style-name="ce6" table:formula="of:=[.$C6]/([.$C$9]/[.CG$11])" office:value-type="float" office:value="42.9901610906677" calcext:value-type="float">
            <text:p>42.9901610906677</text:p>
          </table:table-cell>
          <table:table-cell table:formula="of:=ROUND([.CG6];0)" office:value-type="float" office:value="43" calcext:value-type="float">
            <text:p>43</text:p>
          </table:table-cell>
          <table:table-cell table:style-name="ce5" table:formula="of:=[.$B6]-[.CH6]" office:value-type="float" office:value="3" calcext:value-type="float">
            <text:p>3</text:p>
          </table:table-cell>
          <table:table-cell table:style-name="ce6" table:formula="of:=[.$C6]/([.$C$9]/[.CJ$11])" office:value-type="float" office:value="43.0551009110463" calcext:value-type="float">
            <text:p>43.0551009110463</text:p>
          </table:table-cell>
          <table:table-cell table:formula="of:=ROUND([.CJ6];0)" office:value-type="float" office:value="43" calcext:value-type="float">
            <text:p>43</text:p>
          </table:table-cell>
          <table:table-cell table:style-name="ce5" table:formula="of:=[.$B6]-[.CK6]" office:value-type="float" office:value="3" calcext:value-type="float">
            <text:p>3</text:p>
          </table:table-cell>
          <table:table-cell table:style-name="ce6" table:formula="of:=[.$C6]/([.$C$9]/[.CM$11])" office:value-type="float" office:value="43.120040731425" calcext:value-type="float">
            <text:p>43.120040731425</text:p>
          </table:table-cell>
          <table:table-cell table:formula="of:=ROUND([.CM6];0)" office:value-type="float" office:value="43" calcext:value-type="float">
            <text:p>43</text:p>
          </table:table-cell>
          <table:table-cell table:style-name="ce5" table:formula="of:=[.$B6]-[.CN6]" office:value-type="float" office:value="3" calcext:value-type="float">
            <text:p>3</text:p>
          </table:table-cell>
          <table:table-cell table:style-name="ce6" table:formula="of:=[.$C6]/([.$C$9]/[.CP$11])" office:value-type="float" office:value="43.1849805518036" calcext:value-type="float">
            <text:p>43.1849805518036</text:p>
          </table:table-cell>
          <table:table-cell table:formula="of:=ROUND([.CP6];0)" office:value-type="float" office:value="43" calcext:value-type="float">
            <text:p>43</text:p>
          </table:table-cell>
          <table:table-cell table:style-name="ce5" table:formula="of:=[.$B6]-[.CQ6]" office:value-type="float" office:value="3" calcext:value-type="float">
            <text:p>3</text:p>
          </table:table-cell>
          <table:table-cell table:style-name="ce6" table:formula="of:=[.$C6]/([.$C$9]/[.CS$11])" office:value-type="float" office:value="43.2499203721823" calcext:value-type="float">
            <text:p>43.2499203721823</text:p>
          </table:table-cell>
          <table:table-cell table:formula="of:=ROUND([.CS6];0)" office:value-type="float" office:value="43" calcext:value-type="float">
            <text:p>43</text:p>
          </table:table-cell>
          <table:table-cell table:style-name="ce5" table:formula="of:=[.$B6]-[.CT6]" office:value-type="float" office:value="3" calcext:value-type="float">
            <text:p>3</text:p>
          </table:table-cell>
          <table:table-cell table:style-name="ce6" table:formula="of:=[.$C6]/([.$C$9]/[.CV$11])" office:value-type="float" office:value="43.3148601925609" calcext:value-type="float">
            <text:p>43.3148601925609</text:p>
          </table:table-cell>
          <table:table-cell table:formula="of:=ROUND([.CV6];0)" office:value-type="float" office:value="43" calcext:value-type="float">
            <text:p>43</text:p>
          </table:table-cell>
          <table:table-cell table:style-name="ce5" table:formula="of:=[.$B6]-[.CW6]" office:value-type="float" office:value="3" calcext:value-type="float">
            <text:p>3</text:p>
          </table:table-cell>
          <table:table-cell table:style-name="ce6" table:formula="of:=[.$C6]/([.$C$9]/[.CY$11])" office:value-type="float" office:value="43.3798000129396" calcext:value-type="float">
            <text:p>43.3798000129396</text:p>
          </table:table-cell>
          <table:table-cell table:formula="of:=ROUND([.CY6];0)" office:value-type="float" office:value="43" calcext:value-type="float">
            <text:p>43</text:p>
          </table:table-cell>
          <table:table-cell table:style-name="ce5" table:formula="of:=[.$B6]-[.CZ6]" office:value-type="float" office:value="3" calcext:value-type="float">
            <text:p>3</text:p>
          </table:table-cell>
          <table:table-cell table:style-name="ce6" table:formula="of:=[.$C6]/([.$C$9]/[.DB$11])" office:value-type="float" office:value="43.4447398333182" calcext:value-type="float">
            <text:p>43.4447398333182</text:p>
          </table:table-cell>
          <table:table-cell table:formula="of:=ROUND([.DB6];0)" office:value-type="float" office:value="43" calcext:value-type="float">
            <text:p>43</text:p>
          </table:table-cell>
          <table:table-cell table:style-name="ce5" table:formula="of:=[.$B6]-[.DC6]" office:value-type="float" office:value="3" calcext:value-type="float">
            <text:p>3</text:p>
          </table:table-cell>
          <table:table-cell table:style-name="ce6" table:formula="of:=[.$C6]/([.$C$9]/[.DE$11])" office:value-type="float" office:value="43.5096796536969" calcext:value-type="float">
            <text:p>43.5096796536969</text:p>
          </table:table-cell>
          <table:table-cell table:formula="of:=ROUND([.DE6];0)" office:value-type="float" office:value="44" calcext:value-type="float">
            <text:p>44</text:p>
          </table:table-cell>
          <table:table-cell table:style-name="ce5" table:formula="of:=[.$B6]-[.DF6]" office:value-type="float" office:value="2" calcext:value-type="float">
            <text:p>2</text:p>
          </table:table-cell>
          <table:table-cell table:style-name="ce6" table:formula="of:=[.$C6]/([.$C$9]/[.DH$11])" office:value-type="float" office:value="43.5746194740756" calcext:value-type="float">
            <text:p>43.5746194740756</text:p>
          </table:table-cell>
          <table:table-cell table:formula="of:=ROUND([.DH6];0)" office:value-type="float" office:value="44" calcext:value-type="float">
            <text:p>44</text:p>
          </table:table-cell>
          <table:table-cell table:style-name="ce5" table:formula="of:=[.$B6]-[.DI6]" office:value-type="float" office:value="2" calcext:value-type="float">
            <text:p>2</text:p>
          </table:table-cell>
          <table:table-cell table:style-name="ce6" table:formula="of:=[.$C6]/([.$C$9]/[.DK$11])" office:value-type="float" office:value="43.6395592944542" calcext:value-type="float">
            <text:p>43.6395592944542</text:p>
          </table:table-cell>
          <table:table-cell table:formula="of:=ROUND([.DK6];0)" office:value-type="float" office:value="44" calcext:value-type="float">
            <text:p>44</text:p>
          </table:table-cell>
          <table:table-cell table:style-name="ce5" table:formula="of:=[.$B6]-[.DL6]" office:value-type="float" office:value="2" calcext:value-type="float">
            <text:p>2</text:p>
          </table:table-cell>
          <table:table-cell table:style-name="ce6" table:formula="of:=[.$C6]/([.$C$9]/[.DN$11])" office:value-type="float" office:value="43.7044991148329" calcext:value-type="float">
            <text:p>43.7044991148329</text:p>
          </table:table-cell>
          <table:table-cell table:formula="of:=ROUND([.DN6];0)" office:value-type="float" office:value="44" calcext:value-type="float">
            <text:p>44</text:p>
          </table:table-cell>
          <table:table-cell table:style-name="ce5" table:formula="of:=[.$B6]-[.DO6]" office:value-type="float" office:value="2" calcext:value-type="float">
            <text:p>2</text:p>
          </table:table-cell>
          <table:table-cell table:style-name="ce6" table:formula="of:=[.$C6]/([.$C$9]/[.DQ$11])" office:value-type="float" office:value="43.7694389352115" calcext:value-type="float">
            <text:p>43.7694389352115</text:p>
          </table:table-cell>
          <table:table-cell table:formula="of:=ROUND([.DQ6];0)" office:value-type="float" office:value="44" calcext:value-type="float">
            <text:p>44</text:p>
          </table:table-cell>
          <table:table-cell table:style-name="ce5" table:formula="of:=[.$B6]-[.DR6]" office:value-type="float" office:value="2" calcext:value-type="float">
            <text:p>2</text:p>
          </table:table-cell>
          <table:table-cell table:style-name="ce6" table:formula="of:=[.$C6]/([.$C$9]/[.DT$11])" office:value-type="float" office:value="43.8343787555902" calcext:value-type="float">
            <text:p>43.8343787555902</text:p>
          </table:table-cell>
          <table:table-cell table:formula="of:=ROUND([.DT6];0)" office:value-type="float" office:value="44" calcext:value-type="float">
            <text:p>44</text:p>
          </table:table-cell>
          <table:table-cell table:style-name="ce5" table:formula="of:=[.$B6]-[.DU6]" office:value-type="float" office:value="2" calcext:value-type="float">
            <text:p>2</text:p>
          </table:table-cell>
          <table:table-cell table:style-name="ce6" table:formula="of:=[.$C6]/([.$C$9]/[.DW$11])" office:value-type="float" office:value="43.8993185759688" calcext:value-type="float">
            <text:p>43.8993185759688</text:p>
          </table:table-cell>
          <table:table-cell table:formula="of:=ROUND([.DW6];0)" office:value-type="float" office:value="44" calcext:value-type="float">
            <text:p>44</text:p>
          </table:table-cell>
          <table:table-cell table:style-name="ce5" table:formula="of:=[.$B6]-[.DX6]" office:value-type="float" office:value="2" calcext:value-type="float">
            <text:p>2</text:p>
          </table:table-cell>
          <table:table-cell table:style-name="ce6" table:formula="of:=[.$C6]/([.$C$9]/[.DZ$11])" office:value-type="float" office:value="43.9642583963475" calcext:value-type="float">
            <text:p>43.9642583963475</text:p>
          </table:table-cell>
          <table:table-cell table:formula="of:=ROUND([.DZ6];0)" office:value-type="float" office:value="44" calcext:value-type="float">
            <text:p>44</text:p>
          </table:table-cell>
          <table:table-cell table:style-name="ce5" table:formula="of:=[.$B6]-[.EA6]" office:value-type="float" office:value="2" calcext:value-type="float">
            <text:p>2</text:p>
          </table:table-cell>
          <table:table-cell table:style-name="ce6" table:formula="of:=[.$C6]/([.$C$9]/[.EC$11])" office:value-type="float" office:value="44.0291982167261" calcext:value-type="float">
            <text:p>44.0291982167261</text:p>
          </table:table-cell>
          <table:table-cell table:formula="of:=ROUND([.EC6];0)" office:value-type="float" office:value="44" calcext:value-type="float">
            <text:p>44</text:p>
          </table:table-cell>
          <table:table-cell table:style-name="ce5" table:formula="of:=[.$B6]-[.ED6]" office:value-type="float" office:value="2" calcext:value-type="float">
            <text:p>2</text:p>
          </table:table-cell>
          <table:table-cell table:style-name="ce6" table:formula="of:=[.$C6]/([.$C$9]/[.EF$11])" office:value-type="float" office:value="44.0941380371048" calcext:value-type="float">
            <text:p>44.0941380371048</text:p>
          </table:table-cell>
          <table:table-cell table:formula="of:=ROUND([.EF6];0)" office:value-type="float" office:value="44" calcext:value-type="float">
            <text:p>44</text:p>
          </table:table-cell>
          <table:table-cell table:style-name="ce5" table:formula="of:=[.$B6]-[.EG6]" office:value-type="float" office:value="2" calcext:value-type="float">
            <text:p>2</text:p>
          </table:table-cell>
          <table:table-cell table:style-name="ce6" table:formula="of:=[.$C6]/([.$C$9]/[.EI$11])" office:value-type="float" office:value="44.1590778574834" calcext:value-type="float">
            <text:p>44.1590778574834</text:p>
          </table:table-cell>
          <table:table-cell table:formula="of:=ROUND([.EI6];0)" office:value-type="float" office:value="44" calcext:value-type="float">
            <text:p>44</text:p>
          </table:table-cell>
          <table:table-cell table:style-name="ce5" table:formula="of:=[.$B6]-[.EJ6]" office:value-type="float" office:value="2" calcext:value-type="float">
            <text:p>2</text:p>
          </table:table-cell>
          <table:table-cell table:style-name="ce22" table:formula="of:=[.$C6]/([.$C$9]/[.EL$11])" office:value-type="float" office:value="44.2240176778621" calcext:value-type="float">
            <text:p>44.2240176778621</text:p>
          </table:table-cell>
          <table:table-cell table:style-name="ce23" table:formula="of:=ROUND([.EL6];0)" office:value-type="float" office:value="44" calcext:value-type="float">
            <text:p>44</text:p>
          </table:table-cell>
          <table:table-cell table:style-name="ce5" table:formula="of:=[.$B6]-[.EM6]" office:value-type="float" office:value="2" calcext:value-type="float">
            <text:p>2</text:p>
          </table:table-cell>
          <table:table-cell table:style-name="ce6" table:formula="of:=[.$C6]/([.$C$9]/[.EO$11])" office:value-type="float" office:value="44.2889574982407" calcext:value-type="float">
            <text:p>44.2889574982407</text:p>
          </table:table-cell>
          <table:table-cell table:formula="of:=ROUND([.EO6];0)" office:value-type="float" office:value="44" calcext:value-type="float">
            <text:p>44</text:p>
          </table:table-cell>
          <table:table-cell table:style-name="ce5" table:formula="of:=[.$B6]-[.EP6]" office:value-type="float" office:value="2" calcext:value-type="float">
            <text:p>2</text:p>
          </table:table-cell>
          <table:table-cell table:formula="of:=[.$C6]/([.$C$9]/[.ER$11])" office:value-type="float" office:value="44.3538973186194" calcext:value-type="float">
            <text:p>44.3538973186194</text:p>
          </table:table-cell>
          <table:table-cell table:formula="of:=ROUND([.ER6];0)" office:value-type="float" office:value="44" calcext:value-type="float">
            <text:p>44</text:p>
          </table:table-cell>
          <table:table-cell table:style-name="ce5" table:formula="of:=[.$B6]-[.ES6]" office:value-type="float" office:value="2" calcext:value-type="float">
            <text:p>2</text:p>
          </table:table-cell>
          <table:table-cell table:style-name="ce6" table:formula="of:=[.$C6]/([.$C$9]/[.EU$11])" office:value-type="float" office:value="44.418837138998" calcext:value-type="float">
            <text:p>44.418837138998</text:p>
          </table:table-cell>
          <table:table-cell table:formula="of:=ROUND([.EU6];0)" office:value-type="float" office:value="44" calcext:value-type="float">
            <text:p>44</text:p>
          </table:table-cell>
          <table:table-cell table:style-name="ce5" table:formula="of:=[.$B6]-[.EV6]" office:value-type="float" office:value="2" calcext:value-type="float">
            <text:p>2</text:p>
          </table:table-cell>
          <table:table-cell table:style-name="ce6" table:formula="of:=[.$C6]/([.$C$9]/[.EX$11])" office:value-type="float" office:value="44.4837769593767" calcext:value-type="float">
            <text:p>44.4837769593767</text:p>
          </table:table-cell>
          <table:table-cell table:formula="of:=ROUND([.EX6];0)" office:value-type="float" office:value="44" calcext:value-type="float">
            <text:p>44</text:p>
          </table:table-cell>
          <table:table-cell table:style-name="ce5" table:formula="of:=[.$B6]-[.EY6]" office:value-type="float" office:value="2" calcext:value-type="float">
            <text:p>2</text:p>
          </table:table-cell>
          <table:table-cell table:style-name="ce6" table:formula="of:=[.$C6]/([.$C$9]/[.FA$11])" office:value-type="float" office:value="44.5487167797553" calcext:value-type="float">
            <text:p>44.5487167797553</text:p>
          </table:table-cell>
          <table:table-cell table:formula="of:=ROUND([.FA6];0)" office:value-type="float" office:value="45" calcext:value-type="float">
            <text:p>45</text:p>
          </table:table-cell>
          <table:table-cell table:style-name="ce5" table:formula="of:=[.$B6]-[.FB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DP</text:p>
          </table:table-cell>
          <table:table-cell office:value-type="float" office:value="65" calcext:value-type="float">
            <text:p>65</text:p>
          </table:table-cell>
          <table:table-cell table:style-name="ce12" office:value-type="float" office:value="4999449" calcext:value-type="float">
            <text:p>4,999,449</text:p>
          </table:table-cell>
          <table:table-cell table:formula="of:=[.C7]/([.C$9]/[.D$11])" office:value-type="float" office:value="71.8409834912949" calcext:value-type="float">
            <text:p>71.8409834912949</text:p>
          </table:table-cell>
          <table:table-cell table:formula="of:=ROUND([.D7];0)" office:value-type="float" office:value="72" calcext:value-type="float">
            <text:p>72</text:p>
          </table:table-cell>
          <table:table-cell table:formula="of:=[.$B7]-[.E7]" office:value-type="float" office:value="-7" calcext:value-type="float">
            <text:p>-7</text:p>
          </table:table-cell>
          <table:table-cell table:style-name="ce6" table:formula="of:=[.$C7]/([.$C$9]/[.G$11])" office:value-type="float" office:value="71.9541188983678" calcext:value-type="float">
            <text:p>71.9541188983678</text:p>
          </table:table-cell>
          <table:table-cell table:formula="of:=ROUND([.G7];0)" office:value-type="float" office:value="72" calcext:value-type="float">
            <text:p>72</text:p>
          </table:table-cell>
          <table:table-cell table:formula="of:=[.$B7]-[.H7]" office:value-type="float" office:value="-7" calcext:value-type="float">
            <text:p>-7</text:p>
          </table:table-cell>
          <table:table-cell table:style-name="ce6" table:formula="of:=[.$C7]/([.$C$9]/[.J$11])" office:value-type="float" office:value="72.0672543054407" calcext:value-type="float">
            <text:p>72.0672543054407</text:p>
          </table:table-cell>
          <table:table-cell table:formula="of:=ROUND([.J7];0)" office:value-type="float" office:value="72" calcext:value-type="float">
            <text:p>72</text:p>
          </table:table-cell>
          <table:table-cell table:formula="of:=[.$B7]-[.K7]" office:value-type="float" office:value="-7" calcext:value-type="float">
            <text:p>-7</text:p>
          </table:table-cell>
          <table:table-cell table:style-name="ce6" table:formula="of:=[.$C7]/([.$C$9]/[.M$11])" office:value-type="float" office:value="72.1803897125137" calcext:value-type="float">
            <text:p>72.1803897125137</text:p>
          </table:table-cell>
          <table:table-cell table:formula="of:=ROUND([.M7];0)" office:value-type="float" office:value="72" calcext:value-type="float">
            <text:p>72</text:p>
          </table:table-cell>
          <table:table-cell table:formula="of:=[.$B7]-[.N7]" office:value-type="float" office:value="-7" calcext:value-type="float">
            <text:p>-7</text:p>
          </table:table-cell>
          <table:table-cell table:style-name="ce6" table:formula="of:=[.$C7]/([.$C$9]/[.P$11])" office:value-type="float" office:value="72.2935251195866" calcext:value-type="float">
            <text:p>72.2935251195866</text:p>
          </table:table-cell>
          <table:table-cell table:formula="of:=ROUND([.P7];0)" office:value-type="float" office:value="72" calcext:value-type="float">
            <text:p>72</text:p>
          </table:table-cell>
          <table:table-cell table:formula="of:=[.$B7]-[.Q7]" office:value-type="float" office:value="-7" calcext:value-type="float">
            <text:p>-7</text:p>
          </table:table-cell>
          <table:table-cell table:style-name="ce6" table:formula="of:=[.$C7]/([.$C$9]/[.S$11])" office:value-type="float" office:value="72.4066605266595" calcext:value-type="float">
            <text:p>72.4066605266595</text:p>
          </table:table-cell>
          <table:table-cell table:formula="of:=ROUND([.S7];0)" office:value-type="float" office:value="72" calcext:value-type="float">
            <text:p>72</text:p>
          </table:table-cell>
          <table:table-cell table:formula="of:=[.$B7]-[.T7]" office:value-type="float" office:value="-7" calcext:value-type="float">
            <text:p>-7</text:p>
          </table:table-cell>
          <table:table-cell table:style-name="ce6" table:formula="of:=[.$C7]/([.$C$9]/[.V$11])" office:value-type="float" office:value="72.5197959337324" calcext:value-type="float">
            <text:p>72.5197959337324</text:p>
          </table:table-cell>
          <table:table-cell table:formula="of:=ROUND([.V7];0)" office:value-type="float" office:value="73" calcext:value-type="float">
            <text:p>73</text:p>
          </table:table-cell>
          <table:table-cell table:formula="of:=[.$B7]-[.W7]" office:value-type="float" office:value="-8" calcext:value-type="float">
            <text:p>-8</text:p>
          </table:table-cell>
          <table:table-cell table:style-name="ce6" table:formula="of:=[.$C7]/([.$C$9]/[.Y$11])" office:value-type="float" office:value="72.6329313408053" calcext:value-type="float">
            <text:p>72.6329313408053</text:p>
          </table:table-cell>
          <table:table-cell table:formula="of:=ROUND([.Y7];0)" office:value-type="float" office:value="73" calcext:value-type="float">
            <text:p>73</text:p>
          </table:table-cell>
          <table:table-cell table:formula="of:=[.$B7]-[.Z7]" office:value-type="float" office:value="-8" calcext:value-type="float">
            <text:p>-8</text:p>
          </table:table-cell>
          <table:table-cell table:style-name="ce6" table:formula="of:=[.$C7]/([.$C$9]/[.AB$11])" office:value-type="float" office:value="72.7460667478782" calcext:value-type="float">
            <text:p>72.7460667478782</text:p>
          </table:table-cell>
          <table:table-cell table:formula="of:=ROUND([.AB7];0)" office:value-type="float" office:value="73" calcext:value-type="float">
            <text:p>73</text:p>
          </table:table-cell>
          <table:table-cell table:formula="of:=[.$B7]-[.AC7]" office:value-type="float" office:value="-8" calcext:value-type="float">
            <text:p>-8</text:p>
          </table:table-cell>
          <table:table-cell table:style-name="ce6" table:formula="of:=[.$C7]/([.$C$9]/[.AE$11])" office:value-type="float" office:value="72.8592021549511" calcext:value-type="float">
            <text:p>72.8592021549511</text:p>
          </table:table-cell>
          <table:table-cell table:formula="of:=ROUND([.AE7];0)" office:value-type="float" office:value="73" calcext:value-type="float">
            <text:p>73</text:p>
          </table:table-cell>
          <table:table-cell table:formula="of:=[.$B7]-[.AF7]" office:value-type="float" office:value="-8" calcext:value-type="float">
            <text:p>-8</text:p>
          </table:table-cell>
          <table:table-cell table:style-name="ce6" table:formula="of:=[.$C7]/([.$C$9]/[.AH$11])" office:value-type="float" office:value="72.972337562024" calcext:value-type="float">
            <text:p>72.972337562024</text:p>
          </table:table-cell>
          <table:table-cell table:formula="of:=ROUND([.AH7];0)" office:value-type="float" office:value="73" calcext:value-type="float">
            <text:p>73</text:p>
          </table:table-cell>
          <table:table-cell table:formula="of:=[.$B7]-[.AI7]" office:value-type="float" office:value="-8" calcext:value-type="float">
            <text:p>-8</text:p>
          </table:table-cell>
          <table:table-cell table:style-name="ce6" table:formula="of:=[.$C7]/([.$C$9]/[.AK$11])" office:value-type="float" office:value="73.0854729690969" calcext:value-type="float">
            <text:p>73.0854729690969</text:p>
          </table:table-cell>
          <table:table-cell table:formula="of:=ROUND([.AK7];0)" office:value-type="float" office:value="73" calcext:value-type="float">
            <text:p>73</text:p>
          </table:table-cell>
          <table:table-cell table:formula="of:=[.$B7]-[.AL7]" office:value-type="float" office:value="-8" calcext:value-type="float">
            <text:p>-8</text:p>
          </table:table-cell>
          <table:table-cell table:style-name="ce6" table:formula="of:=[.$C7]/([.$C$9]/[.AN$11])" office:value-type="float" office:value="73.1986083761698" calcext:value-type="float">
            <text:p>73.1986083761698</text:p>
          </table:table-cell>
          <table:table-cell table:formula="of:=ROUND([.AN7];0)" office:value-type="float" office:value="73" calcext:value-type="float">
            <text:p>73</text:p>
          </table:table-cell>
          <table:table-cell table:formula="of:=[.$B7]-[.AO7]" office:value-type="float" office:value="-8" calcext:value-type="float">
            <text:p>-8</text:p>
          </table:table-cell>
          <table:table-cell table:style-name="ce6" table:formula="of:=[.$C7]/([.$C$9]/[.AQ$11])" office:value-type="float" office:value="73.3117437832427" calcext:value-type="float">
            <text:p>73.3117437832427</text:p>
          </table:table-cell>
          <table:table-cell table:formula="of:=ROUND([.AQ7];0)" office:value-type="float" office:value="73" calcext:value-type="float">
            <text:p>73</text:p>
          </table:table-cell>
          <table:table-cell table:formula="of:=[.$B7]-[.AR7]" office:value-type="float" office:value="-8" calcext:value-type="float">
            <text:p>-8</text:p>
          </table:table-cell>
          <table:table-cell table:style-name="ce6" table:formula="of:=[.$C7]/([.$C$9]/[.AT$11])" office:value-type="float" office:value="73.4248791903156" calcext:value-type="float">
            <text:p>73.4248791903156</text:p>
          </table:table-cell>
          <table:table-cell table:formula="of:=ROUND([.AT7];0)" office:value-type="float" office:value="73" calcext:value-type="float">
            <text:p>73</text:p>
          </table:table-cell>
          <table:table-cell table:formula="of:=[.$B7]-[.AU7]" office:value-type="float" office:value="-8" calcext:value-type="float">
            <text:p>-8</text:p>
          </table:table-cell>
          <table:table-cell table:style-name="ce6" table:formula="of:=[.$C7]/([.$C$9]/[.AW$11])" office:value-type="float" office:value="73.5380145973885" calcext:value-type="float">
            <text:p>73.5380145973885</text:p>
          </table:table-cell>
          <table:table-cell table:formula="of:=ROUND([.AW7];0)" office:value-type="float" office:value="74" calcext:value-type="float">
            <text:p>74</text:p>
          </table:table-cell>
          <table:table-cell table:formula="of:=[.$B7]-[.AX7]" office:value-type="float" office:value="-9" calcext:value-type="float">
            <text:p>-9</text:p>
          </table:table-cell>
          <table:table-cell table:style-name="ce6" table:formula="of:=[.$C7]/([.$C$9]/[.AZ$11])" office:value-type="float" office:value="73.6511500044614" calcext:value-type="float">
            <text:p>73.6511500044614</text:p>
          </table:table-cell>
          <table:table-cell table:formula="of:=ROUND([.AZ7];0)" office:value-type="float" office:value="74" calcext:value-type="float">
            <text:p>74</text:p>
          </table:table-cell>
          <table:table-cell table:formula="of:=[.$B7]-[.BA7]" office:value-type="float" office:value="-9" calcext:value-type="float">
            <text:p>-9</text:p>
          </table:table-cell>
          <table:table-cell table:style-name="ce6" table:formula="of:=[.$C7]/([.$C$9]/[.BC$11])" office:value-type="float" office:value="73.7642854115343" calcext:value-type="float">
            <text:p>73.7642854115343</text:p>
          </table:table-cell>
          <table:table-cell table:formula="of:=ROUND([.BC7];0)" office:value-type="float" office:value="74" calcext:value-type="float">
            <text:p>74</text:p>
          </table:table-cell>
          <table:table-cell table:formula="of:=[.$B7]-[.BD7]" office:value-type="float" office:value="-9" calcext:value-type="float">
            <text:p>-9</text:p>
          </table:table-cell>
          <table:table-cell table:style-name="ce6" table:formula="of:=[.$C7]/([.$C$9]/[.BF$11])" office:value-type="float" office:value="73.8774208186072" calcext:value-type="float">
            <text:p>73.8774208186072</text:p>
          </table:table-cell>
          <table:table-cell table:formula="of:=ROUND([.BF7];0)" office:value-type="float" office:value="74" calcext:value-type="float">
            <text:p>74</text:p>
          </table:table-cell>
          <table:table-cell table:formula="of:=[.$B7]-[.BG7]" office:value-type="float" office:value="-9" calcext:value-type="float">
            <text:p>-9</text:p>
          </table:table-cell>
          <table:table-cell table:style-name="ce6" table:formula="of:=[.$C7]/([.$C$9]/[.BI$11])" office:value-type="float" office:value="73.9905562256801" calcext:value-type="float">
            <text:p>73.9905562256801</text:p>
          </table:table-cell>
          <table:table-cell table:formula="of:=ROUND([.BI7];0)" office:value-type="float" office:value="74" calcext:value-type="float">
            <text:p>74</text:p>
          </table:table-cell>
          <table:table-cell table:formula="of:=[.$B7]-[.BJ7]" office:value-type="float" office:value="-9" calcext:value-type="float">
            <text:p>-9</text:p>
          </table:table-cell>
          <table:table-cell table:style-name="ce6" table:formula="of:=[.$C7]/([.$C$9]/[.BL$11])" office:value-type="float" office:value="74.103691632753" calcext:value-type="float">
            <text:p>74.103691632753</text:p>
          </table:table-cell>
          <table:table-cell table:formula="of:=ROUND([.BL7];0)" office:value-type="float" office:value="74" calcext:value-type="float">
            <text:p>74</text:p>
          </table:table-cell>
          <table:table-cell table:formula="of:=[.$B7]-[.BM7]" office:value-type="float" office:value="-9" calcext:value-type="float">
            <text:p>-9</text:p>
          </table:table-cell>
          <table:table-cell table:style-name="ce6" table:formula="of:=[.$C7]/([.$C$9]/[.BO$11])" office:value-type="float" office:value="74.216827039826" calcext:value-type="float">
            <text:p>74.216827039826</text:p>
          </table:table-cell>
          <table:table-cell table:formula="of:=ROUND([.BO7];0)" office:value-type="float" office:value="74" calcext:value-type="float">
            <text:p>74</text:p>
          </table:table-cell>
          <table:table-cell table:formula="of:=[.$B7]-[.BP7]" office:value-type="float" office:value="-9" calcext:value-type="float">
            <text:p>-9</text:p>
          </table:table-cell>
          <table:table-cell table:style-name="ce6" table:formula="of:=[.$C7]/([.$C$9]/[.BR$11])" office:value-type="float" office:value="74.3299624468989" calcext:value-type="float">
            <text:p>74.3299624468989</text:p>
          </table:table-cell>
          <table:table-cell table:formula="of:=ROUND([.BR7];0)" office:value-type="float" office:value="74" calcext:value-type="float">
            <text:p>74</text:p>
          </table:table-cell>
          <table:table-cell table:formula="of:=[.$B7]-[.BS7]" office:value-type="float" office:value="-9" calcext:value-type="float">
            <text:p>-9</text:p>
          </table:table-cell>
          <table:table-cell table:style-name="ce6" table:formula="of:=[.$C7]/([.$C$9]/[.BU$11])" office:value-type="float" office:value="74.4430978539718" calcext:value-type="float">
            <text:p>74.4430978539718</text:p>
          </table:table-cell>
          <table:table-cell table:formula="of:=ROUND([.BU7];0)" office:value-type="float" office:value="74" calcext:value-type="float">
            <text:p>74</text:p>
          </table:table-cell>
          <table:table-cell table:formula="of:=[.$B7]-[.BV7]" office:value-type="float" office:value="-9" calcext:value-type="float">
            <text:p>-9</text:p>
          </table:table-cell>
          <table:table-cell table:style-name="ce6" table:formula="of:=[.$C7]/([.$C$9]/[.BX$11])" office:value-type="float" office:value="74.5562332610447" calcext:value-type="float">
            <text:p>74.5562332610447</text:p>
          </table:table-cell>
          <table:table-cell table:formula="of:=ROUND([.BX7];0)" office:value-type="float" office:value="75" calcext:value-type="float">
            <text:p>75</text:p>
          </table:table-cell>
          <table:table-cell table:formula="of:=[.$B7]-[.BY7]" office:value-type="float" office:value="-10" calcext:value-type="float">
            <text:p>-10</text:p>
          </table:table-cell>
          <table:table-cell table:style-name="ce6" table:formula="of:=[.$C7]/([.$C$9]/[.CA$11])" office:value-type="float" office:value="74.6693686681176" calcext:value-type="float">
            <text:p>74.6693686681176</text:p>
          </table:table-cell>
          <table:table-cell table:formula="of:=ROUND([.CA7];0)" office:value-type="float" office:value="75" calcext:value-type="float">
            <text:p>75</text:p>
          </table:table-cell>
          <table:table-cell table:formula="of:=[.$B7]-[.CB7]" office:value-type="float" office:value="-10" calcext:value-type="float">
            <text:p>-10</text:p>
          </table:table-cell>
          <table:table-cell table:style-name="ce6" table:formula="of:=[.$C7]/([.$C$9]/[.CD$11])" office:value-type="float" office:value="74.7825040751905" calcext:value-type="float">
            <text:p>74.7825040751905</text:p>
          </table:table-cell>
          <table:table-cell table:formula="of:=ROUND([.CD7];0)" office:value-type="float" office:value="75" calcext:value-type="float">
            <text:p>75</text:p>
          </table:table-cell>
          <table:table-cell table:formula="of:=[.$B7]-[.CE7]" office:value-type="float" office:value="-10" calcext:value-type="float">
            <text:p>-10</text:p>
          </table:table-cell>
          <table:table-cell table:style-name="ce6" table:formula="of:=[.$C7]/([.$C$9]/[.CG$11])" office:value-type="float" office:value="74.8956394822634" calcext:value-type="float">
            <text:p>74.8956394822634</text:p>
          </table:table-cell>
          <table:table-cell table:formula="of:=ROUND([.CG7];0)" office:value-type="float" office:value="75" calcext:value-type="float">
            <text:p>75</text:p>
          </table:table-cell>
          <table:table-cell table:formula="of:=[.$B7]-[.CH7]" office:value-type="float" office:value="-10" calcext:value-type="float">
            <text:p>-10</text:p>
          </table:table-cell>
          <table:table-cell table:style-name="ce6" table:formula="of:=[.$C7]/([.$C$9]/[.CJ$11])" office:value-type="float" office:value="75.0087748893363" calcext:value-type="float">
            <text:p>75.0087748893363</text:p>
          </table:table-cell>
          <table:table-cell table:formula="of:=ROUND([.CJ7];0)" office:value-type="float" office:value="75" calcext:value-type="float">
            <text:p>75</text:p>
          </table:table-cell>
          <table:table-cell table:formula="of:=[.$B7]-[.CK7]" office:value-type="float" office:value="-10" calcext:value-type="float">
            <text:p>-10</text:p>
          </table:table-cell>
          <table:table-cell table:style-name="ce6" table:formula="of:=[.$C7]/([.$C$9]/[.CM$11])" office:value-type="float" office:value="75.1219102964092" calcext:value-type="float">
            <text:p>75.1219102964092</text:p>
          </table:table-cell>
          <table:table-cell table:formula="of:=ROUND([.CM7];0)" office:value-type="float" office:value="75" calcext:value-type="float">
            <text:p>75</text:p>
          </table:table-cell>
          <table:table-cell table:formula="of:=[.$B7]-[.CN7]" office:value-type="float" office:value="-10" calcext:value-type="float">
            <text:p>-10</text:p>
          </table:table-cell>
          <table:table-cell table:style-name="ce6" table:formula="of:=[.$C7]/([.$C$9]/[.CP$11])" office:value-type="float" office:value="75.2350457034821" calcext:value-type="float">
            <text:p>75.2350457034821</text:p>
          </table:table-cell>
          <table:table-cell table:formula="of:=ROUND([.CP7];0)" office:value-type="float" office:value="75" calcext:value-type="float">
            <text:p>75</text:p>
          </table:table-cell>
          <table:table-cell table:formula="of:=[.$B7]-[.CQ7]" office:value-type="float" office:value="-10" calcext:value-type="float">
            <text:p>-10</text:p>
          </table:table-cell>
          <table:table-cell table:style-name="ce6" table:formula="of:=[.$C7]/([.$C$9]/[.CS$11])" office:value-type="float" office:value="75.348181110555" calcext:value-type="float">
            <text:p>75.348181110555</text:p>
          </table:table-cell>
          <table:table-cell table:formula="of:=ROUND([.CS7];0)" office:value-type="float" office:value="75" calcext:value-type="float">
            <text:p>75</text:p>
          </table:table-cell>
          <table:table-cell table:formula="of:=[.$B7]-[.CT7]" office:value-type="float" office:value="-10" calcext:value-type="float">
            <text:p>-10</text:p>
          </table:table-cell>
          <table:table-cell table:style-name="ce6" table:formula="of:=[.$C7]/([.$C$9]/[.CV$11])" office:value-type="float" office:value="75.4613165176279" calcext:value-type="float">
            <text:p>75.4613165176279</text:p>
          </table:table-cell>
          <table:table-cell table:formula="of:=ROUND([.CV7];0)" office:value-type="float" office:value="75" calcext:value-type="float">
            <text:p>75</text:p>
          </table:table-cell>
          <table:table-cell table:formula="of:=[.$B7]-[.CW7]" office:value-type="float" office:value="-10" calcext:value-type="float">
            <text:p>-10</text:p>
          </table:table-cell>
          <table:table-cell table:style-name="ce6" table:formula="of:=[.$C7]/([.$C$9]/[.CY$11])" office:value-type="float" office:value="75.5744519247008" calcext:value-type="float">
            <text:p>75.5744519247008</text:p>
          </table:table-cell>
          <table:table-cell table:formula="of:=ROUND([.CY7];0)" office:value-type="float" office:value="76" calcext:value-type="float">
            <text:p>76</text:p>
          </table:table-cell>
          <table:table-cell table:formula="of:=[.$B7]-[.CZ7]" office:value-type="float" office:value="-11" calcext:value-type="float">
            <text:p>-11</text:p>
          </table:table-cell>
          <table:table-cell table:style-name="ce6" table:formula="of:=[.$C7]/([.$C$9]/[.DB$11])" office:value-type="float" office:value="75.6875873317737" calcext:value-type="float">
            <text:p>75.6875873317737</text:p>
          </table:table-cell>
          <table:table-cell table:formula="of:=ROUND([.DB7];0)" office:value-type="float" office:value="76" calcext:value-type="float">
            <text:p>76</text:p>
          </table:table-cell>
          <table:table-cell table:formula="of:=[.$B7]-[.DC7]" office:value-type="float" office:value="-11" calcext:value-type="float">
            <text:p>-11</text:p>
          </table:table-cell>
          <table:table-cell table:style-name="ce6" table:formula="of:=[.$C7]/([.$C$9]/[.DE$11])" office:value-type="float" office:value="75.8007227388466" calcext:value-type="float">
            <text:p>75.8007227388466</text:p>
          </table:table-cell>
          <table:table-cell table:formula="of:=ROUND([.DE7];0)" office:value-type="float" office:value="76" calcext:value-type="float">
            <text:p>76</text:p>
          </table:table-cell>
          <table:table-cell table:formula="of:=[.$B7]-[.DF7]" office:value-type="float" office:value="-11" calcext:value-type="float">
            <text:p>-11</text:p>
          </table:table-cell>
          <table:table-cell table:style-name="ce6" table:formula="of:=[.$C7]/([.$C$9]/[.DH$11])" office:value-type="float" office:value="75.9138581459195" calcext:value-type="float">
            <text:p>75.9138581459195</text:p>
          </table:table-cell>
          <table:table-cell table:formula="of:=ROUND([.DH7];0)" office:value-type="float" office:value="76" calcext:value-type="float">
            <text:p>76</text:p>
          </table:table-cell>
          <table:table-cell table:formula="of:=[.$B7]-[.DI7]" office:value-type="float" office:value="-11" calcext:value-type="float">
            <text:p>-11</text:p>
          </table:table-cell>
          <table:table-cell table:style-name="ce6" table:formula="of:=[.$C7]/([.$C$9]/[.DK$11])" office:value-type="float" office:value="76.0269935529924" calcext:value-type="float">
            <text:p>76.0269935529924</text:p>
          </table:table-cell>
          <table:table-cell table:formula="of:=ROUND([.DK7];0)" office:value-type="float" office:value="76" calcext:value-type="float">
            <text:p>76</text:p>
          </table:table-cell>
          <table:table-cell table:formula="of:=[.$B7]-[.DL7]" office:value-type="float" office:value="-11" calcext:value-type="float">
            <text:p>-11</text:p>
          </table:table-cell>
          <table:table-cell table:style-name="ce6" table:formula="of:=[.$C7]/([.$C$9]/[.DN$11])" office:value-type="float" office:value="76.1401289600653" calcext:value-type="float">
            <text:p>76.1401289600653</text:p>
          </table:table-cell>
          <table:table-cell table:formula="of:=ROUND([.DN7];0)" office:value-type="float" office:value="76" calcext:value-type="float">
            <text:p>76</text:p>
          </table:table-cell>
          <table:table-cell table:formula="of:=[.$B7]-[.DO7]" office:value-type="float" office:value="-11" calcext:value-type="float">
            <text:p>-11</text:p>
          </table:table-cell>
          <table:table-cell table:style-name="ce6" table:formula="of:=[.$C7]/([.$C$9]/[.DQ$11])" office:value-type="float" office:value="76.2532643671382" calcext:value-type="float">
            <text:p>76.2532643671382</text:p>
          </table:table-cell>
          <table:table-cell table:formula="of:=ROUND([.DQ7];0)" office:value-type="float" office:value="76" calcext:value-type="float">
            <text:p>76</text:p>
          </table:table-cell>
          <table:table-cell table:formula="of:=[.$B7]-[.DR7]" office:value-type="float" office:value="-11" calcext:value-type="float">
            <text:p>-11</text:p>
          </table:table-cell>
          <table:table-cell table:style-name="ce6" table:formula="of:=[.$C7]/([.$C$9]/[.DT$11])" office:value-type="float" office:value="76.3663997742111" calcext:value-type="float">
            <text:p>76.3663997742111</text:p>
          </table:table-cell>
          <table:table-cell table:formula="of:=ROUND([.DT7];0)" office:value-type="float" office:value="76" calcext:value-type="float">
            <text:p>76</text:p>
          </table:table-cell>
          <table:table-cell table:formula="of:=[.$B7]-[.DU7]" office:value-type="float" office:value="-11" calcext:value-type="float">
            <text:p>-11</text:p>
          </table:table-cell>
          <table:table-cell table:style-name="ce6" table:formula="of:=[.$C7]/([.$C$9]/[.DW$11])" office:value-type="float" office:value="76.4795351812841" calcext:value-type="float">
            <text:p>76.4795351812841</text:p>
          </table:table-cell>
          <table:table-cell table:formula="of:=ROUND([.DW7];0)" office:value-type="float" office:value="76" calcext:value-type="float">
            <text:p>76</text:p>
          </table:table-cell>
          <table:table-cell table:formula="of:=[.$B7]-[.DX7]" office:value-type="float" office:value="-11" calcext:value-type="float">
            <text:p>-11</text:p>
          </table:table-cell>
          <table:table-cell table:style-name="ce6" table:formula="of:=[.$C7]/([.$C$9]/[.DZ$11])" office:value-type="float" office:value="76.592670588357" calcext:value-type="float">
            <text:p>76.592670588357</text:p>
          </table:table-cell>
          <table:table-cell table:formula="of:=ROUND([.DZ7];0)" office:value-type="float" office:value="77" calcext:value-type="float">
            <text:p>77</text:p>
          </table:table-cell>
          <table:table-cell table:formula="of:=[.$B7]-[.EA7]" office:value-type="float" office:value="-12" calcext:value-type="float">
            <text:p>-12</text:p>
          </table:table-cell>
          <table:table-cell table:style-name="ce6" table:formula="of:=[.$C7]/([.$C$9]/[.EC$11])" office:value-type="float" office:value="76.7058059954299" calcext:value-type="float">
            <text:p>76.7058059954299</text:p>
          </table:table-cell>
          <table:table-cell table:formula="of:=ROUND([.EC7];0)" office:value-type="float" office:value="77" calcext:value-type="float">
            <text:p>77</text:p>
          </table:table-cell>
          <table:table-cell table:formula="of:=[.$B7]-[.ED7]" office:value-type="float" office:value="-12" calcext:value-type="float">
            <text:p>-12</text:p>
          </table:table-cell>
          <table:table-cell table:style-name="ce6" table:formula="of:=[.$C7]/([.$C$9]/[.EF$11])" office:value-type="float" office:value="76.8189414025028" calcext:value-type="float">
            <text:p>76.8189414025028</text:p>
          </table:table-cell>
          <table:table-cell table:formula="of:=ROUND([.EF7];0)" office:value-type="float" office:value="77" calcext:value-type="float">
            <text:p>77</text:p>
          </table:table-cell>
          <table:table-cell table:formula="of:=[.$B7]-[.EG7]" office:value-type="float" office:value="-12" calcext:value-type="float">
            <text:p>-12</text:p>
          </table:table-cell>
          <table:table-cell table:style-name="ce6" table:formula="of:=[.$C7]/([.$C$9]/[.EI$11])" office:value-type="float" office:value="76.9320768095757" calcext:value-type="float">
            <text:p>76.9320768095757</text:p>
          </table:table-cell>
          <table:table-cell table:formula="of:=ROUND([.EI7];0)" office:value-type="float" office:value="77" calcext:value-type="float">
            <text:p>77</text:p>
          </table:table-cell>
          <table:table-cell table:formula="of:=[.$B7]-[.EJ7]" office:value-type="float" office:value="-12" calcext:value-type="float">
            <text:p>-12</text:p>
          </table:table-cell>
          <table:table-cell table:style-name="ce22" table:formula="of:=[.$C7]/([.$C$9]/[.EL$11])" office:value-type="float" office:value="77.0452122166486" calcext:value-type="float">
            <text:p>77.0452122166486</text:p>
          </table:table-cell>
          <table:table-cell table:style-name="ce23" table:formula="of:=ROUND([.EL7];0)" office:value-type="float" office:value="77" calcext:value-type="float">
            <text:p>77</text:p>
          </table:table-cell>
          <table:table-cell table:style-name="ce23" table:formula="of:=[.$B7]-[.EM7]" office:value-type="float" office:value="-12" calcext:value-type="float">
            <text:p>-12</text:p>
          </table:table-cell>
          <table:table-cell table:style-name="ce6" table:formula="of:=[.$C7]/([.$C$9]/[.EO$11])" office:value-type="float" office:value="77.1583476237215" calcext:value-type="float">
            <text:p>77.1583476237215</text:p>
          </table:table-cell>
          <table:table-cell table:formula="of:=ROUND([.EO7];0)" office:value-type="float" office:value="77" calcext:value-type="float">
            <text:p>77</text:p>
          </table:table-cell>
          <table:table-cell table:formula="of:=[.$B7]-[.EP7]" office:value-type="float" office:value="-12" calcext:value-type="float">
            <text:p>-12</text:p>
          </table:table-cell>
          <table:table-cell table:formula="of:=[.$C7]/([.$C$9]/[.ER$11])" office:value-type="float" office:value="77.2714830307944" calcext:value-type="float">
            <text:p>77.2714830307944</text:p>
          </table:table-cell>
          <table:table-cell table:formula="of:=ROUND([.ER7];0)" office:value-type="float" office:value="77" calcext:value-type="float">
            <text:p>77</text:p>
          </table:table-cell>
          <table:table-cell table:formula="of:=[.$B7]-[.ES7]" office:value-type="float" office:value="-12" calcext:value-type="float">
            <text:p>-12</text:p>
          </table:table-cell>
          <table:table-cell table:style-name="ce6" table:formula="of:=[.$C7]/([.$C$9]/[.EU$11])" office:value-type="float" office:value="77.3846184378673" calcext:value-type="float">
            <text:p>77.3846184378673</text:p>
          </table:table-cell>
          <table:table-cell table:formula="of:=ROUND([.EU7];0)" office:value-type="float" office:value="77" calcext:value-type="float">
            <text:p>77</text:p>
          </table:table-cell>
          <table:table-cell table:formula="of:=[.$B7]-[.EV7]" office:value-type="float" office:value="-12" calcext:value-type="float">
            <text:p>-12</text:p>
          </table:table-cell>
          <table:table-cell table:style-name="ce6" table:formula="of:=[.$C7]/([.$C$9]/[.EX$11])" office:value-type="float" office:value="77.4977538449402" calcext:value-type="float">
            <text:p>77.4977538449402</text:p>
          </table:table-cell>
          <table:table-cell table:formula="of:=ROUND([.EX7];0)" office:value-type="float" office:value="77" calcext:value-type="float">
            <text:p>77</text:p>
          </table:table-cell>
          <table:table-cell table:formula="of:=[.$B7]-[.EY7]" office:value-type="float" office:value="-12" calcext:value-type="float">
            <text:p>-12</text:p>
          </table:table-cell>
          <table:table-cell table:style-name="ce6" table:formula="of:=[.$C7]/([.$C$9]/[.FA$11])" office:value-type="float" office:value="77.6108892520131" calcext:value-type="float">
            <text:p>77.6108892520131</text:p>
          </table:table-cell>
          <table:table-cell table:formula="of:=ROUND([.FA7];0)" office:value-type="float" office:value="78" calcext:value-type="float">
            <text:p>78</text:p>
          </table:table-cell>
          <table:table-cell table:formula="of:=[.$B7]-[.FB7]" office:value-type="float" office:value="-13" calcext:value-type="float">
            <text:p>-13</text:p>
          </table:table-cell>
        </table:table-row>
        <table:table-row table:style-name="ro1">
          <table:table-cell office:value-type="string" calcext:value-type="string">
            <text:p>AfD</text:p>
          </table:table-cell>
          <table:table-cell office:value-type="float" office:value="83" calcext:value-type="float">
            <text:p>83</text:p>
          </table:table-cell>
          <table:table-cell table:style-name="ce12" office:value-type="float" office:value="5878115" calcext:value-type="float">
            <text:p>5,878,115</text:p>
          </table:table-cell>
          <table:table-cell table:formula="of:=[.C8]/([.C$9]/[.D$11])" office:value-type="float" office:value="84.4672208227213" calcext:value-type="float">
            <text:p>84.4672208227213</text:p>
          </table:table-cell>
          <table:table-cell table:formula="of:=ROUND([.D8];0)" office:value-type="float" office:value="84" calcext:value-type="float">
            <text:p>84</text:p>
          </table:table-cell>
          <table:table-cell table:formula="of:=[.$B8]-[.E8]" office:value-type="float" office:value="-1" calcext:value-type="float">
            <text:p>-1</text:p>
          </table:table-cell>
          <table:table-cell table:style-name="ce6" table:formula="of:=[.$C8]/([.$C$9]/[.G$11])" office:value-type="float" office:value="84.6002400681114" calcext:value-type="float">
            <text:p>84.6002400681114</text:p>
          </table:table-cell>
          <table:table-cell table:formula="of:=ROUND([.G8];0)" office:value-type="float" office:value="85" calcext:value-type="float">
            <text:p>85</text:p>
          </table:table-cell>
          <table:table-cell table:formula="of:=[.$B8]-[.H8]" office:value-type="float" office:value="-2" calcext:value-type="float">
            <text:p>-2</text:p>
          </table:table-cell>
          <table:table-cell table:style-name="ce6" table:formula="of:=[.$C8]/([.$C$9]/[.J$11])" office:value-type="float" office:value="84.7332593135015" calcext:value-type="float">
            <text:p>84.7332593135015</text:p>
          </table:table-cell>
          <table:table-cell table:formula="of:=ROUND([.J8];0)" office:value-type="float" office:value="85" calcext:value-type="float">
            <text:p>85</text:p>
          </table:table-cell>
          <table:table-cell table:formula="of:=[.$B8]-[.K8]" office:value-type="float" office:value="-2" calcext:value-type="float">
            <text:p>-2</text:p>
          </table:table-cell>
          <table:table-cell table:style-name="ce6" table:formula="of:=[.$C8]/([.$C$9]/[.M$11])" office:value-type="float" office:value="84.8662785588916" calcext:value-type="float">
            <text:p>84.8662785588916</text:p>
          </table:table-cell>
          <table:table-cell table:formula="of:=ROUND([.M8];0)" office:value-type="float" office:value="85" calcext:value-type="float">
            <text:p>85</text:p>
          </table:table-cell>
          <table:table-cell table:formula="of:=[.$B8]-[.N8]" office:value-type="float" office:value="-2" calcext:value-type="float">
            <text:p>-2</text:p>
          </table:table-cell>
          <table:table-cell table:style-name="ce6" table:formula="of:=[.$C8]/([.$C$9]/[.P$11])" office:value-type="float" office:value="84.9992978042817" calcext:value-type="float">
            <text:p>84.9992978042817</text:p>
          </table:table-cell>
          <table:table-cell table:formula="of:=ROUND([.P8];0)" office:value-type="float" office:value="85" calcext:value-type="float">
            <text:p>85</text:p>
          </table:table-cell>
          <table:table-cell table:formula="of:=[.$B8]-[.Q8]" office:value-type="float" office:value="-2" calcext:value-type="float">
            <text:p>-2</text:p>
          </table:table-cell>
          <table:table-cell table:style-name="ce6" table:formula="of:=[.$C8]/([.$C$9]/[.S$11])" office:value-type="float" office:value="85.1323170496718" calcext:value-type="float">
            <text:p>85.1323170496718</text:p>
          </table:table-cell>
          <table:table-cell table:formula="of:=ROUND([.S8];0)" office:value-type="float" office:value="85" calcext:value-type="float">
            <text:p>85</text:p>
          </table:table-cell>
          <table:table-cell table:formula="of:=[.$B8]-[.T8]" office:value-type="float" office:value="-2" calcext:value-type="float">
            <text:p>-2</text:p>
          </table:table-cell>
          <table:table-cell table:style-name="ce6" table:formula="of:=[.$C8]/([.$C$9]/[.V$11])" office:value-type="float" office:value="85.265336295062" calcext:value-type="float">
            <text:p>85.265336295062</text:p>
          </table:table-cell>
          <table:table-cell table:formula="of:=ROUND([.V8];0)" office:value-type="float" office:value="85" calcext:value-type="float">
            <text:p>85</text:p>
          </table:table-cell>
          <table:table-cell table:formula="of:=[.$B8]-[.W8]" office:value-type="float" office:value="-2" calcext:value-type="float">
            <text:p>-2</text:p>
          </table:table-cell>
          <table:table-cell table:style-name="ce6" table:formula="of:=[.$C8]/([.$C$9]/[.Y$11])" office:value-type="float" office:value="85.3983555404521" calcext:value-type="float">
            <text:p>85.3983555404521</text:p>
          </table:table-cell>
          <table:table-cell table:formula="of:=ROUND([.Y8];0)" office:value-type="float" office:value="85" calcext:value-type="float">
            <text:p>85</text:p>
          </table:table-cell>
          <table:table-cell table:formula="of:=[.$B8]-[.Z8]" office:value-type="float" office:value="-2" calcext:value-type="float">
            <text:p>-2</text:p>
          </table:table-cell>
          <table:table-cell table:style-name="ce6" table:formula="of:=[.$C8]/([.$C$9]/[.AB$11])" office:value-type="float" office:value="85.5313747858422" calcext:value-type="float">
            <text:p>85.5313747858422</text:p>
          </table:table-cell>
          <table:table-cell table:formula="of:=ROUND([.AB8];0)" office:value-type="float" office:value="86" calcext:value-type="float">
            <text:p>86</text:p>
          </table:table-cell>
          <table:table-cell table:formula="of:=[.$B8]-[.AC8]" office:value-type="float" office:value="-3" calcext:value-type="float">
            <text:p>-3</text:p>
          </table:table-cell>
          <table:table-cell table:style-name="ce6" table:formula="of:=[.$C8]/([.$C$9]/[.AE$11])" office:value-type="float" office:value="85.6643940312323" calcext:value-type="float">
            <text:p>85.6643940312323</text:p>
          </table:table-cell>
          <table:table-cell table:formula="of:=ROUND([.AE8];0)" office:value-type="float" office:value="86" calcext:value-type="float">
            <text:p>86</text:p>
          </table:table-cell>
          <table:table-cell table:formula="of:=[.$B8]-[.AF8]" office:value-type="float" office:value="-3" calcext:value-type="float">
            <text:p>-3</text:p>
          </table:table-cell>
          <table:table-cell table:style-name="ce6" table:formula="of:=[.$C8]/([.$C$9]/[.AH$11])" office:value-type="float" office:value="85.7974132766224" calcext:value-type="float">
            <text:p>85.7974132766224</text:p>
          </table:table-cell>
          <table:table-cell table:formula="of:=ROUND([.AH8];0)" office:value-type="float" office:value="86" calcext:value-type="float">
            <text:p>86</text:p>
          </table:table-cell>
          <table:table-cell table:formula="of:=[.$B8]-[.AI8]" office:value-type="float" office:value="-3" calcext:value-type="float">
            <text:p>-3</text:p>
          </table:table-cell>
          <table:table-cell table:style-name="ce6" table:formula="of:=[.$C8]/([.$C$9]/[.AK$11])" office:value-type="float" office:value="85.9304325220125" calcext:value-type="float">
            <text:p>85.9304325220125</text:p>
          </table:table-cell>
          <table:table-cell table:formula="of:=ROUND([.AK8];0)" office:value-type="float" office:value="86" calcext:value-type="float">
            <text:p>86</text:p>
          </table:table-cell>
          <table:table-cell table:formula="of:=[.$B8]-[.AL8]" office:value-type="float" office:value="-3" calcext:value-type="float">
            <text:p>-3</text:p>
          </table:table-cell>
          <table:table-cell table:style-name="ce6" table:formula="of:=[.$C8]/([.$C$9]/[.AN$11])" office:value-type="float" office:value="86.0634517674026" calcext:value-type="float">
            <text:p>86.0634517674026</text:p>
          </table:table-cell>
          <table:table-cell table:formula="of:=ROUND([.AN8];0)" office:value-type="float" office:value="86" calcext:value-type="float">
            <text:p>86</text:p>
          </table:table-cell>
          <table:table-cell table:formula="of:=[.$B8]-[.AO8]" office:value-type="float" office:value="-3" calcext:value-type="float">
            <text:p>-3</text:p>
          </table:table-cell>
          <table:table-cell table:style-name="ce6" table:formula="of:=[.$C8]/([.$C$9]/[.AQ$11])" office:value-type="float" office:value="86.1964710127927" calcext:value-type="float">
            <text:p>86.1964710127927</text:p>
          </table:table-cell>
          <table:table-cell table:formula="of:=ROUND([.AQ8];0)" office:value-type="float" office:value="86" calcext:value-type="float">
            <text:p>86</text:p>
          </table:table-cell>
          <table:table-cell table:formula="of:=[.$B8]-[.AR8]" office:value-type="float" office:value="-3" calcext:value-type="float">
            <text:p>-3</text:p>
          </table:table-cell>
          <table:table-cell table:style-name="ce6" table:formula="of:=[.$C8]/([.$C$9]/[.AT$11])" office:value-type="float" office:value="86.3294902581829" calcext:value-type="float">
            <text:p>86.3294902581829</text:p>
          </table:table-cell>
          <table:table-cell table:formula="of:=ROUND([.AT8];0)" office:value-type="float" office:value="86" calcext:value-type="float">
            <text:p>86</text:p>
          </table:table-cell>
          <table:table-cell table:formula="of:=[.$B8]-[.AU8]" office:value-type="float" office:value="-3" calcext:value-type="float">
            <text:p>-3</text:p>
          </table:table-cell>
          <table:table-cell table:style-name="ce6" table:formula="of:=[.$C8]/([.$C$9]/[.AW$11])" office:value-type="float" office:value="86.462509503573" calcext:value-type="float">
            <text:p>86.462509503573</text:p>
          </table:table-cell>
          <table:table-cell table:formula="of:=ROUND([.AW8];0)" office:value-type="float" office:value="86" calcext:value-type="float">
            <text:p>86</text:p>
          </table:table-cell>
          <table:table-cell table:formula="of:=[.$B8]-[.AX8]" office:value-type="float" office:value="-3" calcext:value-type="float">
            <text:p>-3</text:p>
          </table:table-cell>
          <table:table-cell table:style-name="ce6" table:formula="of:=[.$C8]/([.$C$9]/[.AZ$11])" office:value-type="float" office:value="86.5955287489631" calcext:value-type="float">
            <text:p>86.5955287489631</text:p>
          </table:table-cell>
          <table:table-cell table:formula="of:=ROUND([.AZ8];0)" office:value-type="float" office:value="87" calcext:value-type="float">
            <text:p>87</text:p>
          </table:table-cell>
          <table:table-cell table:formula="of:=[.$B8]-[.BA8]" office:value-type="float" office:value="-4" calcext:value-type="float">
            <text:p>-4</text:p>
          </table:table-cell>
          <table:table-cell table:style-name="ce6" table:formula="of:=[.$C8]/([.$C$9]/[.BC$11])" office:value-type="float" office:value="86.7285479943532" calcext:value-type="float">
            <text:p>86.7285479943532</text:p>
          </table:table-cell>
          <table:table-cell table:formula="of:=ROUND([.BC8];0)" office:value-type="float" office:value="87" calcext:value-type="float">
            <text:p>87</text:p>
          </table:table-cell>
          <table:table-cell table:formula="of:=[.$B8]-[.BD8]" office:value-type="float" office:value="-4" calcext:value-type="float">
            <text:p>-4</text:p>
          </table:table-cell>
          <table:table-cell table:style-name="ce6" table:formula="of:=[.$C8]/([.$C$9]/[.BF$11])" office:value-type="float" office:value="86.8615672397433" calcext:value-type="float">
            <text:p>86.8615672397433</text:p>
          </table:table-cell>
          <table:table-cell table:formula="of:=ROUND([.BF8];0)" office:value-type="float" office:value="87" calcext:value-type="float">
            <text:p>87</text:p>
          </table:table-cell>
          <table:table-cell table:formula="of:=[.$B8]-[.BG8]" office:value-type="float" office:value="-4" calcext:value-type="float">
            <text:p>-4</text:p>
          </table:table-cell>
          <table:table-cell table:style-name="ce6" table:formula="of:=[.$C8]/([.$C$9]/[.BI$11])" office:value-type="float" office:value="86.9945864851334" calcext:value-type="float">
            <text:p>86.9945864851334</text:p>
          </table:table-cell>
          <table:table-cell table:formula="of:=ROUND([.BI8];0)" office:value-type="float" office:value="87" calcext:value-type="float">
            <text:p>87</text:p>
          </table:table-cell>
          <table:table-cell table:formula="of:=[.$B8]-[.BJ8]" office:value-type="float" office:value="-4" calcext:value-type="float">
            <text:p>-4</text:p>
          </table:table-cell>
          <table:table-cell table:style-name="ce6" table:formula="of:=[.$C8]/([.$C$9]/[.BL$11])" office:value-type="float" office:value="87.1276057305235" calcext:value-type="float">
            <text:p>87.1276057305235</text:p>
          </table:table-cell>
          <table:table-cell table:formula="of:=ROUND([.BL8];0)" office:value-type="float" office:value="87" calcext:value-type="float">
            <text:p>87</text:p>
          </table:table-cell>
          <table:table-cell table:formula="of:=[.$B8]-[.BM8]" office:value-type="float" office:value="-4" calcext:value-type="float">
            <text:p>-4</text:p>
          </table:table-cell>
          <table:table-cell table:style-name="ce6" table:formula="of:=[.$C8]/([.$C$9]/[.BO$11])" office:value-type="float" office:value="87.2606249759137" calcext:value-type="float">
            <text:p>87.2606249759137</text:p>
          </table:table-cell>
          <table:table-cell table:formula="of:=ROUND([.BO8];0)" office:value-type="float" office:value="87" calcext:value-type="float">
            <text:p>87</text:p>
          </table:table-cell>
          <table:table-cell table:formula="of:=[.$B8]-[.BP8]" office:value-type="float" office:value="-4" calcext:value-type="float">
            <text:p>-4</text:p>
          </table:table-cell>
          <table:table-cell table:style-name="ce6" table:formula="of:=[.$C8]/([.$C$9]/[.BR$11])" office:value-type="float" office:value="87.3936442213038" calcext:value-type="float">
            <text:p>87.3936442213038</text:p>
          </table:table-cell>
          <table:table-cell table:formula="of:=ROUND([.BR8];0)" office:value-type="float" office:value="87" calcext:value-type="float">
            <text:p>87</text:p>
          </table:table-cell>
          <table:table-cell table:formula="of:=[.$B8]-[.BS8]" office:value-type="float" office:value="-4" calcext:value-type="float">
            <text:p>-4</text:p>
          </table:table-cell>
          <table:table-cell table:style-name="ce6" table:formula="of:=[.$C8]/([.$C$9]/[.BU$11])" office:value-type="float" office:value="87.5266634666939" calcext:value-type="float">
            <text:p>87.5266634666939</text:p>
          </table:table-cell>
          <table:table-cell table:formula="of:=ROUND([.BU8];0)" office:value-type="float" office:value="88" calcext:value-type="float">
            <text:p>88</text:p>
          </table:table-cell>
          <table:table-cell table:formula="of:=[.$B8]-[.BV8]" office:value-type="float" office:value="-5" calcext:value-type="float">
            <text:p>-5</text:p>
          </table:table-cell>
          <table:table-cell table:style-name="ce6" table:formula="of:=[.$C8]/([.$C$9]/[.BX$11])" office:value-type="float" office:value="87.659682712084" calcext:value-type="float">
            <text:p>87.659682712084</text:p>
          </table:table-cell>
          <table:table-cell table:formula="of:=ROUND([.BX8];0)" office:value-type="float" office:value="88" calcext:value-type="float">
            <text:p>88</text:p>
          </table:table-cell>
          <table:table-cell table:formula="of:=[.$B8]-[.BY8]" office:value-type="float" office:value="-5" calcext:value-type="float">
            <text:p>-5</text:p>
          </table:table-cell>
          <table:table-cell table:style-name="ce6" table:formula="of:=[.$C8]/([.$C$9]/[.CA$11])" office:value-type="float" office:value="87.7927019574741" calcext:value-type="float">
            <text:p>87.7927019574741</text:p>
          </table:table-cell>
          <table:table-cell table:formula="of:=ROUND([.CA8];0)" office:value-type="float" office:value="88" calcext:value-type="float">
            <text:p>88</text:p>
          </table:table-cell>
          <table:table-cell table:formula="of:=[.$B8]-[.CB8]" office:value-type="float" office:value="-5" calcext:value-type="float">
            <text:p>-5</text:p>
          </table:table-cell>
          <table:table-cell table:style-name="ce6" table:formula="of:=[.$C8]/([.$C$9]/[.CD$11])" office:value-type="float" office:value="87.9257212028642" calcext:value-type="float">
            <text:p>87.9257212028642</text:p>
          </table:table-cell>
          <table:table-cell table:formula="of:=ROUND([.CD8];0)" office:value-type="float" office:value="88" calcext:value-type="float">
            <text:p>88</text:p>
          </table:table-cell>
          <table:table-cell table:formula="of:=[.$B8]-[.CE8]" office:value-type="float" office:value="-5" calcext:value-type="float">
            <text:p>-5</text:p>
          </table:table-cell>
          <table:table-cell table:style-name="ce6" table:formula="of:=[.$C8]/([.$C$9]/[.CG$11])" office:value-type="float" office:value="88.0587404482543" calcext:value-type="float">
            <text:p>88.0587404482543</text:p>
          </table:table-cell>
          <table:table-cell table:formula="of:=ROUND([.CG8];0)" office:value-type="float" office:value="88" calcext:value-type="float">
            <text:p>88</text:p>
          </table:table-cell>
          <table:table-cell table:formula="of:=[.$B8]-[.CH8]" office:value-type="float" office:value="-5" calcext:value-type="float">
            <text:p>-5</text:p>
          </table:table-cell>
          <table:table-cell table:style-name="ce6" table:formula="of:=[.$C8]/([.$C$9]/[.CJ$11])" office:value-type="float" office:value="88.1917596936444" calcext:value-type="float">
            <text:p>88.1917596936444</text:p>
          </table:table-cell>
          <table:table-cell table:formula="of:=ROUND([.CJ8];0)" office:value-type="float" office:value="88" calcext:value-type="float">
            <text:p>88</text:p>
          </table:table-cell>
          <table:table-cell table:formula="of:=[.$B8]-[.CK8]" office:value-type="float" office:value="-5" calcext:value-type="float">
            <text:p>-5</text:p>
          </table:table-cell>
          <table:table-cell table:style-name="ce6" table:formula="of:=[.$C8]/([.$C$9]/[.CM$11])" office:value-type="float" office:value="88.3247789390346" calcext:value-type="float">
            <text:p>88.3247789390346</text:p>
          </table:table-cell>
          <table:table-cell table:formula="of:=ROUND([.CM8];0)" office:value-type="float" office:value="88" calcext:value-type="float">
            <text:p>88</text:p>
          </table:table-cell>
          <table:table-cell table:formula="of:=[.$B8]-[.CN8]" office:value-type="float" office:value="-5" calcext:value-type="float">
            <text:p>-5</text:p>
          </table:table-cell>
          <table:table-cell table:style-name="ce6" table:formula="of:=[.$C8]/([.$C$9]/[.CP$11])" office:value-type="float" office:value="88.4577981844247" calcext:value-type="float">
            <text:p>88.4577981844247</text:p>
          </table:table-cell>
          <table:table-cell table:formula="of:=ROUND([.CP8];0)" office:value-type="float" office:value="88" calcext:value-type="float">
            <text:p>88</text:p>
          </table:table-cell>
          <table:table-cell table:formula="of:=[.$B8]-[.CQ8]" office:value-type="float" office:value="-5" calcext:value-type="float">
            <text:p>-5</text:p>
          </table:table-cell>
          <table:table-cell table:style-name="ce6" table:formula="of:=[.$C8]/([.$C$9]/[.CS$11])" office:value-type="float" office:value="88.5908174298148" calcext:value-type="float">
            <text:p>88.5908174298148</text:p>
          </table:table-cell>
          <table:table-cell table:formula="of:=ROUND([.CS8];0)" office:value-type="float" office:value="89" calcext:value-type="float">
            <text:p>89</text:p>
          </table:table-cell>
          <table:table-cell table:formula="of:=[.$B8]-[.CT8]" office:value-type="float" office:value="-6" calcext:value-type="float">
            <text:p>-6</text:p>
          </table:table-cell>
          <table:table-cell table:style-name="ce6" table:formula="of:=[.$C8]/([.$C$9]/[.CV$11])" office:value-type="float" office:value="88.7238366752049" calcext:value-type="float">
            <text:p>88.7238366752049</text:p>
          </table:table-cell>
          <table:table-cell table:formula="of:=ROUND([.CV8];0)" office:value-type="float" office:value="89" calcext:value-type="float">
            <text:p>89</text:p>
          </table:table-cell>
          <table:table-cell table:formula="of:=[.$B8]-[.CW8]" office:value-type="float" office:value="-6" calcext:value-type="float">
            <text:p>-6</text:p>
          </table:table-cell>
          <table:table-cell table:style-name="ce6" table:formula="of:=[.$C8]/([.$C$9]/[.CY$11])" office:value-type="float" office:value="88.856855920595" calcext:value-type="float">
            <text:p>88.856855920595</text:p>
          </table:table-cell>
          <table:table-cell table:formula="of:=ROUND([.CY8];0)" office:value-type="float" office:value="89" calcext:value-type="float">
            <text:p>89</text:p>
          </table:table-cell>
          <table:table-cell table:formula="of:=[.$B8]-[.CZ8]" office:value-type="float" office:value="-6" calcext:value-type="float">
            <text:p>-6</text:p>
          </table:table-cell>
          <table:table-cell table:style-name="ce6" table:formula="of:=[.$C8]/([.$C$9]/[.DB$11])" office:value-type="float" office:value="88.9898751659851" calcext:value-type="float">
            <text:p>88.9898751659851</text:p>
          </table:table-cell>
          <table:table-cell table:formula="of:=ROUND([.DB8];0)" office:value-type="float" office:value="89" calcext:value-type="float">
            <text:p>89</text:p>
          </table:table-cell>
          <table:table-cell table:formula="of:=[.$B8]-[.DC8]" office:value-type="float" office:value="-6" calcext:value-type="float">
            <text:p>-6</text:p>
          </table:table-cell>
          <table:table-cell table:style-name="ce6" table:formula="of:=[.$C8]/([.$C$9]/[.DE$11])" office:value-type="float" office:value="89.1228944113752" calcext:value-type="float">
            <text:p>89.1228944113752</text:p>
          </table:table-cell>
          <table:table-cell table:formula="of:=ROUND([.DE8];0)" office:value-type="float" office:value="89" calcext:value-type="float">
            <text:p>89</text:p>
          </table:table-cell>
          <table:table-cell table:formula="of:=[.$B8]-[.DF8]" office:value-type="float" office:value="-6" calcext:value-type="float">
            <text:p>-6</text:p>
          </table:table-cell>
          <table:table-cell table:style-name="ce6" table:formula="of:=[.$C8]/([.$C$9]/[.DH$11])" office:value-type="float" office:value="89.2559136567654" calcext:value-type="float">
            <text:p>89.2559136567654</text:p>
          </table:table-cell>
          <table:table-cell table:formula="of:=ROUND([.DH8];0)" office:value-type="float" office:value="89" calcext:value-type="float">
            <text:p>89</text:p>
          </table:table-cell>
          <table:table-cell table:formula="of:=[.$B8]-[.DI8]" office:value-type="float" office:value="-6" calcext:value-type="float">
            <text:p>-6</text:p>
          </table:table-cell>
          <table:table-cell table:style-name="ce6" table:formula="of:=[.$C8]/([.$C$9]/[.DK$11])" office:value-type="float" office:value="89.3889329021554" calcext:value-type="float">
            <text:p>89.3889329021554</text:p>
          </table:table-cell>
          <table:table-cell table:formula="of:=ROUND([.DK8];0)" office:value-type="float" office:value="89" calcext:value-type="float">
            <text:p>89</text:p>
          </table:table-cell>
          <table:table-cell table:formula="of:=[.$B8]-[.DL8]" office:value-type="float" office:value="-6" calcext:value-type="float">
            <text:p>-6</text:p>
          </table:table-cell>
          <table:table-cell table:style-name="ce6" table:formula="of:=[.$C8]/([.$C$9]/[.DN$11])" office:value-type="float" office:value="89.5219521475456" calcext:value-type="float">
            <text:p>89.5219521475456</text:p>
          </table:table-cell>
          <table:table-cell table:formula="of:=ROUND([.DN8];0)" office:value-type="float" office:value="90" calcext:value-type="float">
            <text:p>90</text:p>
          </table:table-cell>
          <table:table-cell table:formula="of:=[.$B8]-[.DO8]" office:value-type="float" office:value="-7" calcext:value-type="float">
            <text:p>-7</text:p>
          </table:table-cell>
          <table:table-cell table:style-name="ce6" table:formula="of:=[.$C8]/([.$C$9]/[.DQ$11])" office:value-type="float" office:value="89.6549713929357" calcext:value-type="float">
            <text:p>89.6549713929357</text:p>
          </table:table-cell>
          <table:table-cell table:formula="of:=ROUND([.DQ8];0)" office:value-type="float" office:value="90" calcext:value-type="float">
            <text:p>90</text:p>
          </table:table-cell>
          <table:table-cell table:formula="of:=[.$B8]-[.DR8]" office:value-type="float" office:value="-7" calcext:value-type="float">
            <text:p>-7</text:p>
          </table:table-cell>
          <table:table-cell table:style-name="ce6" table:formula="of:=[.$C8]/([.$C$9]/[.DT$11])" office:value-type="float" office:value="89.7879906383258" calcext:value-type="float">
            <text:p>89.7879906383258</text:p>
          </table:table-cell>
          <table:table-cell table:formula="of:=ROUND([.DT8];0)" office:value-type="float" office:value="90" calcext:value-type="float">
            <text:p>90</text:p>
          </table:table-cell>
          <table:table-cell table:formula="of:=[.$B8]-[.DU8]" office:value-type="float" office:value="-7" calcext:value-type="float">
            <text:p>-7</text:p>
          </table:table-cell>
          <table:table-cell table:style-name="ce6" table:formula="of:=[.$C8]/([.$C$9]/[.DW$11])" office:value-type="float" office:value="89.9210098837159" calcext:value-type="float">
            <text:p>89.9210098837159</text:p>
          </table:table-cell>
          <table:table-cell table:formula="of:=ROUND([.DW8];0)" office:value-type="float" office:value="90" calcext:value-type="float">
            <text:p>90</text:p>
          </table:table-cell>
          <table:table-cell table:formula="of:=[.$B8]-[.DX8]" office:value-type="float" office:value="-7" calcext:value-type="float">
            <text:p>-7</text:p>
          </table:table-cell>
          <table:table-cell table:style-name="ce6" table:formula="of:=[.$C8]/([.$C$9]/[.DZ$11])" office:value-type="float" office:value="90.054029129106" calcext:value-type="float">
            <text:p>90.054029129106</text:p>
          </table:table-cell>
          <table:table-cell table:formula="of:=ROUND([.DZ8];0)" office:value-type="float" office:value="90" calcext:value-type="float">
            <text:p>90</text:p>
          </table:table-cell>
          <table:table-cell table:formula="of:=[.$B8]-[.EA8]" office:value-type="float" office:value="-7" calcext:value-type="float">
            <text:p>-7</text:p>
          </table:table-cell>
          <table:table-cell table:style-name="ce6" table:formula="of:=[.$C8]/([.$C$9]/[.EC$11])" office:value-type="float" office:value="90.1870483744961" calcext:value-type="float">
            <text:p>90.1870483744961</text:p>
          </table:table-cell>
          <table:table-cell table:formula="of:=ROUND([.EC8];0)" office:value-type="float" office:value="90" calcext:value-type="float">
            <text:p>90</text:p>
          </table:table-cell>
          <table:table-cell table:formula="of:=[.$B8]-[.ED8]" office:value-type="float" office:value="-7" calcext:value-type="float">
            <text:p>-7</text:p>
          </table:table-cell>
          <table:table-cell table:style-name="ce6" table:formula="of:=[.$C8]/([.$C$9]/[.EF$11])" office:value-type="float" office:value="90.3200676198862" calcext:value-type="float">
            <text:p>90.3200676198862</text:p>
          </table:table-cell>
          <table:table-cell table:formula="of:=ROUND([.EF8];0)" office:value-type="float" office:value="90" calcext:value-type="float">
            <text:p>90</text:p>
          </table:table-cell>
          <table:table-cell table:formula="of:=[.$B8]-[.EG8]" office:value-type="float" office:value="-7" calcext:value-type="float">
            <text:p>-7</text:p>
          </table:table-cell>
          <table:table-cell table:style-name="ce6" table:formula="of:=[.$C8]/([.$C$9]/[.EI$11])" office:value-type="float" office:value="90.4530868652764" calcext:value-type="float">
            <text:p>90.4530868652764</text:p>
          </table:table-cell>
          <table:table-cell table:formula="of:=ROUND([.EI8];0)" office:value-type="float" office:value="90" calcext:value-type="float">
            <text:p>90</text:p>
          </table:table-cell>
          <table:table-cell table:formula="of:=[.$B8]-[.EJ8]" office:value-type="float" office:value="-7" calcext:value-type="float">
            <text:p>-7</text:p>
          </table:table-cell>
          <table:table-cell table:style-name="ce22" table:formula="of:=[.$C8]/([.$C$9]/[.EL$11])" office:value-type="float" office:value="90.5861061106664" calcext:value-type="float">
            <text:p>90.5861061106664</text:p>
          </table:table-cell>
          <table:table-cell table:style-name="ce23" table:formula="of:=ROUND([.EL8];0)" office:value-type="float" office:value="91" calcext:value-type="float">
            <text:p>91</text:p>
          </table:table-cell>
          <table:table-cell table:style-name="ce23" table:formula="of:=[.$B8]-[.EM8]" office:value-type="float" office:value="-8" calcext:value-type="float">
            <text:p>-8</text:p>
          </table:table-cell>
          <table:table-cell table:style-name="ce6" table:formula="of:=[.$C8]/([.$C$9]/[.EO$11])" office:value-type="float" office:value="90.7191253560566" calcext:value-type="float">
            <text:p>90.7191253560566</text:p>
          </table:table-cell>
          <table:table-cell table:formula="of:=ROUND([.EO8];0)" office:value-type="float" office:value="91" calcext:value-type="float">
            <text:p>91</text:p>
          </table:table-cell>
          <table:table-cell table:formula="of:=[.$B8]-[.EP8]" office:value-type="float" office:value="-8" calcext:value-type="float">
            <text:p>-8</text:p>
          </table:table-cell>
          <table:table-cell table:formula="of:=[.$C8]/([.$C$9]/[.ER$11])" office:value-type="float" office:value="90.8521446014467" calcext:value-type="float">
            <text:p>90.8521446014467</text:p>
          </table:table-cell>
          <table:table-cell table:formula="of:=ROUND([.ER8];0)" office:value-type="float" office:value="91" calcext:value-type="float">
            <text:p>91</text:p>
          </table:table-cell>
          <table:table-cell table:formula="of:=[.$B8]-[.ES8]" office:value-type="float" office:value="-8" calcext:value-type="float">
            <text:p>-8</text:p>
          </table:table-cell>
          <table:table-cell table:style-name="ce6" table:formula="of:=[.$C8]/([.$C$9]/[.EU$11])" office:value-type="float" office:value="90.9851638468368" calcext:value-type="float">
            <text:p>90.9851638468368</text:p>
          </table:table-cell>
          <table:table-cell table:formula="of:=ROUND([.EU8];0)" office:value-type="float" office:value="91" calcext:value-type="float">
            <text:p>91</text:p>
          </table:table-cell>
          <table:table-cell table:formula="of:=[.$B8]-[.EV8]" office:value-type="float" office:value="-8" calcext:value-type="float">
            <text:p>-8</text:p>
          </table:table-cell>
          <table:table-cell table:style-name="ce6" table:formula="of:=[.$C8]/([.$C$9]/[.EX$11])" office:value-type="float" office:value="91.1181830922269" calcext:value-type="float">
            <text:p>91.1181830922269</text:p>
          </table:table-cell>
          <table:table-cell table:formula="of:=ROUND([.EX8];0)" office:value-type="float" office:value="91" calcext:value-type="float">
            <text:p>91</text:p>
          </table:table-cell>
          <table:table-cell table:formula="of:=[.$B8]-[.EY8]" office:value-type="float" office:value="-8" calcext:value-type="float">
            <text:p>-8</text:p>
          </table:table-cell>
          <table:table-cell table:style-name="ce6" table:formula="of:=[.$C8]/([.$C$9]/[.FA$11])" office:value-type="float" office:value="91.251202337617" calcext:value-type="float">
            <text:p>91.251202337617</text:p>
          </table:table-cell>
          <table:table-cell table:formula="of:=ROUND([.FA8];0)" office:value-type="float" office:value="91" calcext:value-type="float">
            <text:p>91</text:p>
          </table:table-cell>
          <table:table-cell table:formula="of:=[.$B8]-[.FB8]" office:value-type="float" office:value="-8" calcext:value-type="float">
            <text:p>-8</text:p>
          </table:table-cell>
        </table:table-row>
        <table:table-row table:style-name="ro1">
          <table:table-cell/>
          <table:table-cell table:style-name="ce1" table:formula="of:=SUM([.B2:.B8])" office:value-type="float" office:value="635" calcext:value-type="float">
            <text:p>635</text:p>
          </table:table-cell>
          <table:table-cell table:style-name="ce13" table:formula="of:=SUM([.C2:.C8])" office:value-type="float" office:value="44189959" calcext:value-type="float">
            <text:p>44,189,959</text:p>
          </table:table-cell>
          <table:table-cell/>
          <table:table-cell table:style-name="ce1" table:formula="of:=SUM([.E2:.E8])" office:value-type="float" office:value="635" calcext:value-type="float">
            <text:p>635</text:p>
          </table:table-cell>
          <table:table-cell/>
          <table:table-cell table:style-name="ce6"/>
          <table:table-cell table:style-name="ce1" table:formula="of:=SUM([.H2:.H8])" office:value-type="float" office:value="636" calcext:value-type="float">
            <text:p>636</text:p>
          </table:table-cell>
          <table:table-cell table:number-columns-repeated="2"/>
          <table:table-cell table:style-name="ce1" table:formula="of:=SUM([.K2:.K8])" office:value-type="float" office:value="637" calcext:value-type="float">
            <text:p>637</text:p>
          </table:table-cell>
          <table:table-cell table:number-columns-repeated="2"/>
          <table:table-cell table:style-name="ce1" table:formula="of:=SUM([.N2:.N8])" office:value-type="float" office:value="638" calcext:value-type="float">
            <text:p>638</text:p>
          </table:table-cell>
          <table:table-cell table:number-columns-repeated="2"/>
          <table:table-cell table:style-name="ce1" table:formula="of:=SUM([.Q2:.Q8])" office:value-type="float" office:value="638" calcext:value-type="float">
            <text:p>638</text:p>
          </table:table-cell>
          <table:table-cell table:number-columns-repeated="2"/>
          <table:table-cell table:style-name="ce1" table:formula="of:=SUM([.T2:.T8])" office:value-type="float" office:value="639" calcext:value-type="float">
            <text:p>639</text:p>
          </table:table-cell>
          <table:table-cell table:number-columns-repeated="2"/>
          <table:table-cell table:style-name="ce1" table:formula="of:=SUM([.W2:.W8])" office:value-type="float" office:value="641" calcext:value-type="float">
            <text:p>641</text:p>
          </table:table-cell>
          <table:table-cell table:number-columns-repeated="2"/>
          <table:table-cell table:style-name="ce1" table:formula="of:=SUM([.Z2:.Z8])" office:value-type="float" office:value="642" calcext:value-type="float">
            <text:p>642</text:p>
          </table:table-cell>
          <table:table-cell table:number-columns-repeated="2"/>
          <table:table-cell table:style-name="ce1" table:formula="of:=SUM([.AC2:.AC8])" office:value-type="float" office:value="645" calcext:value-type="float">
            <text:p>645</text:p>
          </table:table-cell>
          <table:table-cell table:number-columns-repeated="2"/>
          <table:table-cell table:style-name="ce1" table:formula="of:=SUM([.AF2:.AF8])" office:value-type="float" office:value="645" calcext:value-type="float">
            <text:p>645</text:p>
          </table:table-cell>
          <table:table-cell table:number-columns-repeated="2"/>
          <table:table-cell table:style-name="ce1" table:formula="of:=SUM([.AI2:.AI8])" office:value-type="float" office:value="646" calcext:value-type="float">
            <text:p>646</text:p>
          </table:table-cell>
          <table:table-cell table:number-columns-repeated="2"/>
          <table:table-cell table:style-name="ce1" table:formula="of:=SUM([.AL2:.AL8])" office:value-type="float" office:value="646" calcext:value-type="float">
            <text:p>646</text:p>
          </table:table-cell>
          <table:table-cell table:number-columns-repeated="2"/>
          <table:table-cell table:style-name="ce1" table:formula="of:=SUM([.AO2:.AO8])" office:value-type="float" office:value="647" calcext:value-type="float">
            <text:p>647</text:p>
          </table:table-cell>
          <table:table-cell table:number-columns-repeated="2"/>
          <table:table-cell table:style-name="ce1" table:formula="of:=SUM([.AR2:.AR8])" office:value-type="float" office:value="648" calcext:value-type="float">
            <text:p>648</text:p>
          </table:table-cell>
          <table:table-cell table:number-columns-repeated="2"/>
          <table:table-cell table:style-name="ce1" table:formula="of:=SUM([.AU2:.AU8])" office:value-type="float" office:value="648" calcext:value-type="float">
            <text:p>648</text:p>
          </table:table-cell>
          <table:table-cell table:number-columns-repeated="2"/>
          <table:table-cell table:style-name="ce1" table:formula="of:=SUM([.AX2:.AX8])" office:value-type="float" office:value="649" calcext:value-type="float">
            <text:p>649</text:p>
          </table:table-cell>
          <table:table-cell table:number-columns-repeated="2"/>
          <table:table-cell table:style-name="ce1" table:formula="of:=SUM([.BA2:.BA8])" office:value-type="float" office:value="651" calcext:value-type="float">
            <text:p>651</text:p>
          </table:table-cell>
          <table:table-cell table:number-columns-repeated="2"/>
          <table:table-cell table:style-name="ce1" table:formula="of:=SUM([.BD2:.BD8])" office:value-type="float" office:value="652" calcext:value-type="float">
            <text:p>652</text:p>
          </table:table-cell>
          <table:table-cell table:number-columns-repeated="2"/>
          <table:table-cell table:style-name="ce1" table:formula="of:=SUM([.BG2:.BG8])" office:value-type="float" office:value="653" calcext:value-type="float">
            <text:p>653</text:p>
          </table:table-cell>
          <table:table-cell/>
          <table:table-cell table:style-name="ce6"/>
          <table:table-cell table:style-name="ce1" table:formula="of:=SUM([.BJ2:.BJ8])" office:value-type="float" office:value="654" calcext:value-type="float">
            <text:p>654</text:p>
          </table:table-cell>
          <table:table-cell table:number-columns-repeated="2"/>
          <table:table-cell table:style-name="ce1" table:formula="of:=SUM([.BM2:.BM8])" office:value-type="float" office:value="656" calcext:value-type="float">
            <text:p>656</text:p>
          </table:table-cell>
          <table:table-cell table:number-columns-repeated="2"/>
          <table:table-cell table:style-name="ce1" table:formula="of:=SUM([.BP2:.BP8])" office:value-type="float" office:value="657" calcext:value-type="float">
            <text:p>657</text:p>
          </table:table-cell>
          <table:table-cell table:number-columns-repeated="2"/>
          <table:table-cell table:style-name="ce1" table:formula="of:=SUM([.BS2:.BS8])" office:value-type="float" office:value="657" calcext:value-type="float">
            <text:p>657</text:p>
          </table:table-cell>
          <table:table-cell table:number-columns-repeated="2"/>
          <table:table-cell table:style-name="ce1" table:formula="of:=SUM([.BV2:.BV8])" office:value-type="float" office:value="658" calcext:value-type="float">
            <text:p>658</text:p>
          </table:table-cell>
          <table:table-cell table:number-columns-repeated="2"/>
          <table:table-cell table:style-name="ce1" table:formula="of:=SUM([.BY2:.BY8])" office:value-type="float" office:value="660" calcext:value-type="float">
            <text:p>660</text:p>
          </table:table-cell>
          <table:table-cell table:number-columns-repeated="2"/>
          <table:table-cell table:style-name="ce1" table:formula="of:=SUM([.CB2:.CB8])" office:value-type="float" office:value="660" calcext:value-type="float">
            <text:p>660</text:p>
          </table:table-cell>
          <table:table-cell table:number-columns-repeated="2"/>
          <table:table-cell table:style-name="ce1" table:formula="of:=SUM([.CE2:.CE8])" office:value-type="float" office:value="661" calcext:value-type="float">
            <text:p>661</text:p>
          </table:table-cell>
          <table:table-cell table:number-columns-repeated="2"/>
          <table:table-cell table:style-name="ce1" table:formula="of:=SUM([.CH2:.CH8])" office:value-type="float" office:value="661" calcext:value-type="float">
            <text:p>661</text:p>
          </table:table-cell>
          <table:table-cell table:number-columns-repeated="2"/>
          <table:table-cell table:style-name="ce1" table:formula="of:=SUM([.CK2:.CK8])" office:value-type="float" office:value="662" calcext:value-type="float">
            <text:p>662</text:p>
          </table:table-cell>
          <table:table-cell table:number-columns-repeated="2"/>
          <table:table-cell table:style-name="ce1" table:formula="of:=SUM([.CN2:.CN8])" office:value-type="float" office:value="663" calcext:value-type="float">
            <text:p>663</text:p>
          </table:table-cell>
          <table:table-cell table:number-columns-repeated="2"/>
          <table:table-cell table:style-name="ce1" table:formula="of:=SUM([.CQ2:.CQ8])" office:value-type="float" office:value="665" calcext:value-type="float">
            <text:p>665</text:p>
          </table:table-cell>
          <table:table-cell table:number-columns-repeated="2"/>
          <table:table-cell table:style-name="ce1" table:formula="of:=SUM([.CT2:.CT8])" office:value-type="float" office:value="667" calcext:value-type="float">
            <text:p>667</text:p>
          </table:table-cell>
          <table:table-cell table:number-columns-repeated="2"/>
          <table:table-cell table:style-name="ce1" table:formula="of:=SUM([.CW2:.CW8])" office:value-type="float" office:value="667" calcext:value-type="float">
            <text:p>667</text:p>
          </table:table-cell>
          <table:table-cell table:number-columns-repeated="2"/>
          <table:table-cell table:style-name="ce1" table:formula="of:=SUM([.CZ2:.CZ8])" office:value-type="float" office:value="668" calcext:value-type="float">
            <text:p>668</text:p>
          </table:table-cell>
          <table:table-cell table:number-columns-repeated="2"/>
          <table:table-cell table:style-name="ce1" table:formula="of:=SUM([.DC2:.DC8])" office:value-type="float" office:value="668" calcext:value-type="float">
            <text:p>668</text:p>
          </table:table-cell>
          <table:table-cell table:number-columns-repeated="2"/>
          <table:table-cell table:style-name="ce1" table:formula="of:=SUM([.DF2:.DF8])" office:value-type="float" office:value="671" calcext:value-type="float">
            <text:p>671</text:p>
          </table:table-cell>
          <table:table-cell table:number-columns-repeated="2"/>
          <table:table-cell table:style-name="ce1" table:formula="of:=SUM([.DI2:.DI8])" office:value-type="float" office:value="671" calcext:value-type="float">
            <text:p>671</text:p>
          </table:table-cell>
          <table:table-cell/>
          <table:table-cell table:style-name="ce6"/>
          <table:table-cell table:style-name="ce1" table:formula="of:=SUM([.DL2:.DL8])" office:value-type="float" office:value="671" calcext:value-type="float">
            <text:p>671</text:p>
          </table:table-cell>
          <table:table-cell table:number-columns-repeated="2"/>
          <table:table-cell table:style-name="ce1" table:formula="of:=SUM([.DO2:.DO8])" office:value-type="float" office:value="673" calcext:value-type="float">
            <text:p>673</text:p>
          </table:table-cell>
          <table:table-cell table:number-columns-repeated="2"/>
          <table:table-cell table:style-name="ce1" table:formula="of:=SUM([.DR2:.DR8])" office:value-type="float" office:value="674" calcext:value-type="float">
            <text:p>674</text:p>
          </table:table-cell>
          <table:table-cell table:number-columns-repeated="2"/>
          <table:table-cell table:style-name="ce1" table:formula="of:=SUM([.DU2:.DU8])" office:value-type="float" office:value="676" calcext:value-type="float">
            <text:p>676</text:p>
          </table:table-cell>
          <table:table-cell/>
          <table:table-cell table:style-name="ce6"/>
          <table:table-cell table:style-name="ce1" table:formula="of:=SUM([.DX2:.DX8])" office:value-type="float" office:value="676" calcext:value-type="float">
            <text:p>676</text:p>
          </table:table-cell>
          <table:table-cell table:number-columns-repeated="2"/>
          <table:table-cell table:style-name="ce1" table:formula="of:=SUM([.EA2:.EA8])" office:value-type="float" office:value="678" calcext:value-type="float">
            <text:p>678</text:p>
          </table:table-cell>
          <table:table-cell table:number-columns-repeated="2"/>
          <table:table-cell table:style-name="ce1" table:formula="of:=SUM([.ED2:.ED8])" office:value-type="float" office:value="678" calcext:value-type="float">
            <text:p>678</text:p>
          </table:table-cell>
          <table:table-cell table:number-columns-repeated="2"/>
          <table:table-cell table:style-name="ce1" table:formula="of:=SUM([.EG2:.EG8])" office:value-type="float" office:value="679" calcext:value-type="float">
            <text:p>679</text:p>
          </table:table-cell>
          <table:table-cell table:number-columns-repeated="2"/>
          <table:table-cell table:style-name="ce1" table:formula="of:=SUM([.EJ2:.EJ8])" office:value-type="float" office:value="680" calcext:value-type="float">
            <text:p>680</text:p>
          </table:table-cell>
          <table:table-cell/>
          <table:table-cell table:style-name="ce23"/>
          <table:table-cell table:style-name="ce25" table:formula="of:=SUM([.EM2:.EM8])" office:value-type="float" office:value="681" calcext:value-type="float">
            <text:p>681</text:p>
          </table:table-cell>
          <table:table-cell table:style-name="ce23"/>
          <table:table-cell/>
          <table:table-cell table:style-name="ce1" table:formula="of:=SUM([.EP2:.EP8])" office:value-type="float" office:value="681" calcext:value-type="float">
            <text:p>681</text:p>
          </table:table-cell>
          <table:table-cell/>
          <table:table-cell table:style-name="Default"/>
          <table:table-cell table:style-name="ce1" table:formula="of:=SUM([.ES2:.ES8])" office:value-type="float" office:value="681" calcext:value-type="float">
            <text:p>681</text:p>
          </table:table-cell>
          <table:table-cell/>
          <table:table-cell table:style-name="Default"/>
          <table:table-cell table:style-name="ce1" table:formula="of:=SUM([.EV2:.EV8])" office:value-type="float" office:value="684" calcext:value-type="float">
            <text:p>684</text:p>
          </table:table-cell>
          <table:table-cell table:number-columns-repeated="2"/>
          <table:table-cell table:style-name="ce1" table:formula="of:=SUM([.EY2:.EY8])" office:value-type="float" office:value="684" calcext:value-type="float">
            <text:p>684</text:p>
          </table:table-cell>
          <table:table-cell table:number-columns-repeated="2"/>
          <table:table-cell table:style-name="ce1" table:formula="of:=SUM([.FB2:.FB8])" office:value-type="float" office:value="687" calcext:value-type="float">
            <text:p>687</text:p>
          </table:table-cell>
          <table:table-cell/>
        </table:table-row>
        <table:table-row table:style-name="ro1">
          <table:table-cell table:number-columns-repeated="6"/>
          <table:table-cell table:style-name="ce6"/>
          <table:table-cell table:number-columns-repeated="134"/>
          <table:table-cell table:style-name="ce23" table:number-columns-repeated="3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Plätze</text:p>
          </table:table-cell>
          <table:table-cell table:style-name="ce4" office:value-type="float" office:value="635" calcext:value-type="float">
            <text:p>635</text:p>
          </table:table-cell>
          <table:table-cell table:number-columns-repeated="2"/>
          <table:table-cell table:style-name="ce7" office:value-type="float" office:value="636" calcext:value-type="float">
            <text:p>636</text:p>
          </table:table-cell>
          <table:table-cell table:number-columns-repeated="2"/>
          <table:table-cell table:style-name="ce4" office:value-type="float" office:value="637" calcext:value-type="float">
            <text:p>637</text:p>
          </table:table-cell>
          <table:table-cell table:number-columns-repeated="2"/>
          <table:table-cell table:style-name="ce4" office:value-type="float" office:value="638" calcext:value-type="float">
            <text:p>638</text:p>
          </table:table-cell>
          <table:table-cell table:number-columns-repeated="2"/>
          <table:table-cell table:style-name="ce4" office:value-type="float" office:value="639" calcext:value-type="float">
            <text:p>639</text:p>
          </table:table-cell>
          <table:table-cell table:number-columns-repeated="2"/>
          <table:table-cell table:style-name="ce4" office:value-type="float" office:value="640" calcext:value-type="float">
            <text:p>640</text:p>
          </table:table-cell>
          <table:table-cell table:style-name="ce4" table:number-columns-repeated="2"/>
          <table:table-cell table:style-name="ce4" office:value-type="float" office:value="641" calcext:value-type="float">
            <text:p>641</text:p>
          </table:table-cell>
          <table:table-cell table:style-name="ce4"/>
          <table:table-cell/>
          <table:table-cell table:style-name="ce4" office:value-type="float" office:value="642" calcext:value-type="float">
            <text:p>642</text:p>
          </table:table-cell>
          <table:table-cell table:style-name="ce4" table:number-columns-repeated="2"/>
          <table:table-cell table:style-name="ce4" office:value-type="float" office:value="643" calcext:value-type="float">
            <text:p>643</text:p>
          </table:table-cell>
          <table:table-cell table:style-name="ce4"/>
          <table:table-cell/>
          <table:table-cell table:style-name="ce4" office:value-type="float" office:value="644" calcext:value-type="float">
            <text:p>644</text:p>
          </table:table-cell>
          <table:table-cell table:style-name="ce4"/>
          <table:table-cell/>
          <table:table-cell table:style-name="ce4" office:value-type="float" office:value="645" calcext:value-type="float">
            <text:p>645</text:p>
          </table:table-cell>
          <table:table-cell table:style-name="ce4" table:number-columns-repeated="2"/>
          <table:table-cell table:style-name="ce4" office:value-type="float" office:value="646" calcext:value-type="float">
            <text:p>646</text:p>
          </table:table-cell>
          <table:table-cell table:style-name="ce4" table:number-columns-repeated="2"/>
          <table:table-cell table:style-name="ce4" office:value-type="float" office:value="647" calcext:value-type="float">
            <text:p>647</text:p>
          </table:table-cell>
          <table:table-cell table:style-name="ce4" table:number-columns-repeated="2"/>
          <table:table-cell table:style-name="ce4" office:value-type="float" office:value="648" calcext:value-type="float">
            <text:p>648</text:p>
          </table:table-cell>
          <table:table-cell table:style-name="ce4" table:number-columns-repeated="2"/>
          <table:table-cell table:style-name="ce4" office:value-type="float" office:value="649" calcext:value-type="float">
            <text:p>649</text:p>
          </table:table-cell>
          <table:table-cell table:style-name="ce4" table:number-columns-repeated="2"/>
          <table:table-cell table:style-name="ce4" office:value-type="float" office:value="650" calcext:value-type="float">
            <text:p>650</text:p>
          </table:table-cell>
          <table:table-cell table:style-name="ce4" table:number-columns-repeated="2"/>
          <table:table-cell table:style-name="ce4" office:value-type="float" office:value="651" calcext:value-type="float">
            <text:p>651</text:p>
          </table:table-cell>
          <table:table-cell table:style-name="ce4" table:number-columns-repeated="2"/>
          <table:table-cell table:style-name="ce4" office:value-type="float" office:value="652" calcext:value-type="float">
            <text:p>652</text:p>
          </table:table-cell>
          <table:table-cell table:style-name="ce4" table:number-columns-repeated="2"/>
          <table:table-cell table:style-name="ce4" office:value-type="float" office:value="653" calcext:value-type="float">
            <text:p>653</text:p>
          </table:table-cell>
          <table:table-cell table:style-name="ce4" table:number-columns-repeated="2"/>
          <table:table-cell table:style-name="ce4" office:value-type="float" office:value="654" calcext:value-type="float">
            <text:p>654</text:p>
          </table:table-cell>
          <table:table-cell table:style-name="ce4" table:number-columns-repeated="2"/>
          <table:table-cell table:style-name="ce4" office:value-type="float" office:value="655" calcext:value-type="float">
            <text:p>655</text:p>
          </table:table-cell>
          <table:table-cell table:style-name="ce4" table:number-columns-repeated="2"/>
          <table:table-cell table:style-name="ce4" office:value-type="float" office:value="656" calcext:value-type="float">
            <text:p>656</text:p>
          </table:table-cell>
          <table:table-cell table:style-name="ce4" table:number-columns-repeated="2"/>
          <table:table-cell table:style-name="ce4" office:value-type="float" office:value="657" calcext:value-type="float">
            <text:p>657</text:p>
          </table:table-cell>
          <table:table-cell table:style-name="ce4" table:number-columns-repeated="2"/>
          <table:table-cell table:style-name="ce4" office:value-type="float" office:value="658" calcext:value-type="float">
            <text:p>658</text:p>
          </table:table-cell>
          <table:table-cell table:style-name="ce4" table:number-columns-repeated="2"/>
          <table:table-cell table:style-name="ce4" office:value-type="float" office:value="659" calcext:value-type="float">
            <text:p>659</text:p>
          </table:table-cell>
          <table:table-cell table:style-name="ce4" table:number-columns-repeated="2"/>
          <table:table-cell table:style-name="ce4" office:value-type="float" office:value="660" calcext:value-type="float">
            <text:p>660</text:p>
          </table:table-cell>
          <table:table-cell table:style-name="ce4" table:number-columns-repeated="2"/>
          <table:table-cell table:style-name="ce4" office:value-type="float" office:value="661" calcext:value-type="float">
            <text:p>661</text:p>
          </table:table-cell>
          <table:table-cell table:style-name="ce4" table:number-columns-repeated="2"/>
          <table:table-cell table:style-name="ce4" office:value-type="float" office:value="662" calcext:value-type="float">
            <text:p>662</text:p>
          </table:table-cell>
          <table:table-cell table:style-name="ce4" table:number-columns-repeated="2"/>
          <table:table-cell table:style-name="ce4" office:value-type="float" office:value="663" calcext:value-type="float">
            <text:p>663</text:p>
          </table:table-cell>
          <table:table-cell table:style-name="ce4" table:number-columns-repeated="2"/>
          <table:table-cell table:style-name="ce4" office:value-type="float" office:value="664" calcext:value-type="float">
            <text:p>664</text:p>
          </table:table-cell>
          <table:table-cell table:style-name="ce4" table:number-columns-repeated="2"/>
          <table:table-cell table:style-name="ce4" office:value-type="float" office:value="665" calcext:value-type="float">
            <text:p>665</text:p>
          </table:table-cell>
          <table:table-cell table:style-name="ce4" table:number-columns-repeated="2"/>
          <table:table-cell table:style-name="ce4" office:value-type="float" office:value="666" calcext:value-type="float">
            <text:p>666</text:p>
          </table:table-cell>
          <table:table-cell table:style-name="ce4" table:number-columns-repeated="2"/>
          <table:table-cell table:style-name="ce4" office:value-type="float" office:value="667" calcext:value-type="float">
            <text:p>667</text:p>
          </table:table-cell>
          <table:table-cell table:style-name="ce4" table:number-columns-repeated="2"/>
          <table:table-cell table:style-name="ce4" office:value-type="float" office:value="668" calcext:value-type="float">
            <text:p>668</text:p>
          </table:table-cell>
          <table:table-cell table:style-name="ce4" table:number-columns-repeated="2"/>
          <table:table-cell table:style-name="ce4" office:value-type="float" office:value="669" calcext:value-type="float">
            <text:p>669</text:p>
          </table:table-cell>
          <table:table-cell table:style-name="ce4" table:number-columns-repeated="2"/>
          <table:table-cell table:style-name="ce4" office:value-type="float" office:value="670" calcext:value-type="float">
            <text:p>670</text:p>
          </table:table-cell>
          <table:table-cell table:style-name="ce4" table:number-columns-repeated="2"/>
          <table:table-cell table:style-name="ce4" office:value-type="float" office:value="671" calcext:value-type="float">
            <text:p>671</text:p>
          </table:table-cell>
          <table:table-cell table:style-name="ce4" table:number-columns-repeated="2"/>
          <table:table-cell table:style-name="ce4" office:value-type="float" office:value="672" calcext:value-type="float">
            <text:p>672</text:p>
          </table:table-cell>
          <table:table-cell table:style-name="ce4" table:number-columns-repeated="2"/>
          <table:table-cell table:style-name="ce4" office:value-type="float" office:value="673" calcext:value-type="float">
            <text:p>673</text:p>
          </table:table-cell>
          <table:table-cell table:style-name="ce4" table:number-columns-repeated="2"/>
          <table:table-cell table:style-name="ce4" office:value-type="float" office:value="674" calcext:value-type="float">
            <text:p>674</text:p>
          </table:table-cell>
          <table:table-cell table:style-name="ce4" table:number-columns-repeated="2"/>
          <table:table-cell table:style-name="ce4" office:value-type="float" office:value="675" calcext:value-type="float">
            <text:p>675</text:p>
          </table:table-cell>
          <table:table-cell table:style-name="ce4" table:number-columns-repeated="2"/>
          <table:table-cell table:style-name="ce4" office:value-type="float" office:value="676" calcext:value-type="float">
            <text:p>676</text:p>
          </table:table-cell>
          <table:table-cell table:style-name="ce4" table:number-columns-repeated="2"/>
          <table:table-cell table:style-name="ce4" office:value-type="float" office:value="677" calcext:value-type="float">
            <text:p>677</text:p>
          </table:table-cell>
          <table:table-cell table:style-name="ce4" table:number-columns-repeated="2"/>
          <table:table-cell table:style-name="ce4" office:value-type="float" office:value="678" calcext:value-type="float">
            <text:p>678</text:p>
          </table:table-cell>
          <table:table-cell table:style-name="ce4" table:number-columns-repeated="2"/>
          <table:table-cell table:style-name="ce4" office:value-type="float" office:value="679" calcext:value-type="float">
            <text:p>679</text:p>
          </table:table-cell>
          <table:table-cell table:style-name="ce4" table:number-columns-repeated="2"/>
          <table:table-cell table:style-name="ce4" office:value-type="float" office:value="680" calcext:value-type="float">
            <text:p>680</text:p>
          </table:table-cell>
          <table:table-cell table:style-name="ce4" table:number-columns-repeated="2"/>
          <table:table-cell table:style-name="ce24" office:value-type="float" office:value="681" calcext:value-type="float">
            <text:p>681</text:p>
          </table:table-cell>
          <table:table-cell table:style-name="ce24" table:number-columns-repeated="2"/>
          <table:table-cell table:style-name="ce4" office:value-type="float" office:value="682" calcext:value-type="float">
            <text:p>682</text:p>
          </table:table-cell>
          <table:table-cell table:style-name="ce4" table:number-columns-repeated="2"/>
          <table:table-cell table:style-name="ce8" office:value-type="float" office:value="683" calcext:value-type="float">
            <text:p>683</text:p>
          </table:table-cell>
          <table:table-cell table:style-name="ce4" table:number-columns-repeated="2"/>
          <table:table-cell table:style-name="ce4" office:value-type="float" office:value="684" calcext:value-type="float">
            <text:p>684</text:p>
          </table:table-cell>
          <table:table-cell table:style-name="ce4" table:number-columns-repeated="2"/>
          <table:table-cell table:style-name="ce4" office:value-type="float" office:value="685" calcext:value-type="float">
            <text:p>685</text:p>
          </table:table-cell>
          <table:table-cell table:style-name="ce4" table:number-columns-repeated="2"/>
          <table:table-cell table:style-name="ce4" office:value-type="float" office:value="686" calcext:value-type="float">
            <text:p>686</text:p>
          </table:table-cell>
          <table:table-cell table:number-columns-repeated="2"/>
        </table:table-row>
        <table:table-row table:style-name="ro1">
          <table:table-cell table:number-columns-repeated="146"/>
          <table:table-cell office:value-type="string" calcext:value-type="string">
            <text:p>Divisor</text:p>
          </table:table-cell>
          <table:table-cell table:style-name="Default" table:formula="of:=[.C9]/[.ER11]" office:value-type="float" office:value="64699.7935578331" calcext:value-type="float">
            <text:p>64699.7935578331</text:p>
          </table:table-cell>
          <table:table-cell table:formula="of:=[.ER12]-20" office:value-type="float" office:value="64679.7935578331" calcext:value-type="float">
            <text:p>64679.7935578331</text:p>
          </table:table-cell>
          <table:table-cell table:style-name="ce23" table:formula="of:=[.ES12]-20" office:value-type="float" office:value="64659.7935578331" calcext:value-type="float">
            <text:p>64659.7935578331</text:p>
          </table:table-cell>
          <table:table-cell table:number-columns-repeated="9"/>
        </table:table-row>
        <table:table-row table:style-name="ro1">
          <table:table-cell table:number-columns-repeated="147"/>
          <table:table-cell table:style-name="Default"/>
          <table:table-cell/>
          <table:table-cell table:style-name="ce23"/>
          <table:table-cell table:number-columns-repeated="9"/>
        </table:table-row>
        <table:table-row table:style-name="ro1">
          <table:table-cell table:number-columns-repeated="146"/>
          <table:table-cell office:value-type="string" calcext:value-type="string">
            <text:p>Partei</text:p>
          </table:table-cell>
          <table:table-cell table:style-name="Default"/>
          <table:table-cell/>
          <table:table-cell table:style-name="ce23"/>
          <table:table-cell office:value-type="string" calcext:value-type="string">
            <text:p>Überhang</text:p>
          </table:table-cell>
          <table:table-cell table:number-columns-repeated="8"/>
        </table:table-row>
        <table:table-row table:style-name="ro1">
          <table:table-cell table:number-columns-repeated="146"/>
          <table:table-cell office:value-type="string" calcext:value-type="string">
            <text:p>CDU</text:p>
          </table:table-cell>
          <table:table-cell table:style-name="ce9" table:formula="of:=ROUND([.$C2]/[.ER$12];0)" office:value-type="float" office:value="192" calcext:value-type="float">
            <text:p>192</text:p>
          </table:table-cell>
          <table:table-cell table:style-name="ce9" table:formula="of:=ROUND([.$C2]/[.ES$12];0)" office:value-type="float" office:value="192" calcext:value-type="float">
            <text:p>192</text:p>
          </table:table-cell>
          <table:table-cell table:style-name="ce28" table:formula="of:=ROUND([.$C2]/[.ET$12];0)" office:value-type="float" office:value="193" calcext:value-type="float">
            <text:p>193</text:p>
          </table:table-cell>
          <table:table-cell table:style-name="ce5" table:formula="of:=[.$B2]-[.ET15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46"/>
          <table:table-cell office:value-type="string" calcext:value-type="string">
            <text:p>SPD</text:p>
          </table:table-cell>
          <table:table-cell table:style-name="ce9" table:formula="of:=ROUND([.$C3]/[.ER$12];0)" office:value-type="float" office:value="147" calcext:value-type="float">
            <text:p>147</text:p>
          </table:table-cell>
          <table:table-cell table:style-name="ce9" table:formula="of:=ROUND([.$C3]/[.ES$12];0)" office:value-type="float" office:value="147" calcext:value-type="float">
            <text:p>147</text:p>
          </table:table-cell>
          <table:table-cell table:style-name="ce28" table:formula="of:=ROUND([.$C3]/[.ET$12];0)" office:value-type="float" office:value="148" calcext:value-type="float">
            <text:p>148</text:p>
          </table:table-cell>
          <table:table-cell table:formula="of:=[.$B3]-[.ET16]" office:value-type="float" office:value="-17" calcext:value-type="float">
            <text:p>-17</text:p>
          </table:table-cell>
          <table:table-cell table:number-columns-repeated="8"/>
        </table:table-row>
        <table:table-row table:style-name="ro1">
          <table:table-cell table:number-columns-repeated="146"/>
          <table:table-cell office:value-type="string" calcext:value-type="string">
            <text:p>Linke</text:p>
          </table:table-cell>
          <table:table-cell table:style-name="ce9" table:formula="of:=ROUND([.$C4]/[.ER$12];0)" office:value-type="float" office:value="66" calcext:value-type="float">
            <text:p>66</text:p>
          </table:table-cell>
          <table:table-cell table:style-name="ce9" table:formula="of:=ROUND([.$C4]/[.ES$12];0)" office:value-type="float" office:value="66" calcext:value-type="float">
            <text:p>66</text:p>
          </table:table-cell>
          <table:table-cell table:style-name="ce28" table:formula="of:=ROUND([.$C4]/[.ET$12];0)" office:value-type="float" office:value="66" calcext:value-type="float">
            <text:p>66</text:p>
          </table:table-cell>
          <table:table-cell table:formula="of:=[.$B4]-[.ET17]" office:value-type="float" office:value="-7" calcext:value-type="float">
            <text:p>-7</text:p>
          </table:table-cell>
          <table:table-cell table:number-columns-repeated="8"/>
        </table:table-row>
        <table:table-row table:style-name="ro1">
          <table:table-cell table:number-columns-repeated="146"/>
          <table:table-cell office:value-type="string" calcext:value-type="string">
            <text:p>Grüne</text:p>
          </table:table-cell>
          <table:table-cell table:style-name="ce9" table:formula="of:=ROUND([.$C5]/[.ER$12];0)" office:value-type="float" office:value="64" calcext:value-type="float">
            <text:p>64</text:p>
          </table:table-cell>
          <table:table-cell table:style-name="ce9" table:formula="of:=ROUND([.$C5]/[.ES$12];0)" office:value-type="float" office:value="64" calcext:value-type="float">
            <text:p>64</text:p>
          </table:table-cell>
          <table:table-cell table:style-name="ce28" table:formula="of:=ROUND([.$C5]/[.ET$12];0)" office:value-type="float" office:value="64" calcext:value-type="float">
            <text:p>64</text:p>
          </table:table-cell>
          <table:table-cell table:formula="of:=[.$B5]-[.ET18]" office:value-type="float" office:value="-7" calcext:value-type="float">
            <text:p>-7</text:p>
          </table:table-cell>
          <table:table-cell table:number-columns-repeated="8"/>
        </table:table-row>
        <table:table-row table:style-name="ro1">
          <table:table-cell table:number-columns-repeated="146"/>
          <table:table-cell office:value-type="string" calcext:value-type="string">
            <text:p>CSU</text:p>
          </table:table-cell>
          <table:table-cell table:style-name="ce9" table:formula="of:=ROUND([.$C6]/[.ER$12];0)" office:value-type="float" office:value="44" calcext:value-type="float">
            <text:p>44</text:p>
          </table:table-cell>
          <table:table-cell table:style-name="ce9" table:formula="of:=ROUND([.$C6]/[.ES$12];0)" office:value-type="float" office:value="44" calcext:value-type="float">
            <text:p>44</text:p>
          </table:table-cell>
          <table:table-cell table:style-name="ce28" table:formula="of:=ROUND([.$C6]/[.ET$12];0)" office:value-type="float" office:value="44" calcext:value-type="float">
            <text:p>44</text:p>
          </table:table-cell>
          <table:table-cell table:style-name="ce5" table:formula="of:=[.$B6]-[.ET19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146"/>
          <table:table-cell office:value-type="string" calcext:value-type="string">
            <text:p>FDP</text:p>
          </table:table-cell>
          <table:table-cell table:style-name="ce9" table:formula="of:=ROUND([.$C7]/[.ER$12];0)" office:value-type="float" office:value="77" calcext:value-type="float">
            <text:p>77</text:p>
          </table:table-cell>
          <table:table-cell table:style-name="ce9" table:formula="of:=ROUND([.$C7]/[.ES$12];0)" office:value-type="float" office:value="77" calcext:value-type="float">
            <text:p>77</text:p>
          </table:table-cell>
          <table:table-cell table:style-name="ce28" table:formula="of:=ROUND([.$C7]/[.ET$12];0)" office:value-type="float" office:value="77" calcext:value-type="float">
            <text:p>77</text:p>
          </table:table-cell>
          <table:table-cell table:formula="of:=[.$B7]-[.ET20]" office:value-type="float" office:value="-12" calcext:value-type="float">
            <text:p>-12</text:p>
          </table:table-cell>
          <table:table-cell table:number-columns-repeated="8"/>
        </table:table-row>
        <table:table-row table:style-name="ro1">
          <table:table-cell table:number-columns-repeated="146"/>
          <table:table-cell office:value-type="string" calcext:value-type="string">
            <text:p>AfD</text:p>
          </table:table-cell>
          <table:table-cell table:style-name="ce9" table:formula="of:=ROUND([.$C8]/[.ER$12];0)" office:value-type="float" office:value="91" calcext:value-type="float">
            <text:p>91</text:p>
          </table:table-cell>
          <table:table-cell table:style-name="ce9" table:formula="of:=ROUND([.$C8]/[.ES$12];0)" office:value-type="float" office:value="91" calcext:value-type="float">
            <text:p>91</text:p>
          </table:table-cell>
          <table:table-cell table:style-name="ce28" table:formula="of:=ROUND([.$C8]/[.ET$12];0)" office:value-type="float" office:value="91" calcext:value-type="float">
            <text:p>91</text:p>
          </table:table-cell>
          <table:table-cell table:formula="of:=[.$B8]-[.ET21]" office:value-type="float" office:value="-8" calcext:value-type="float">
            <text:p>-8</text:p>
          </table:table-cell>
          <table:table-cell table:number-columns-repeated="8"/>
        </table:table-row>
        <table:table-row table:style-name="ro1">
          <table:table-cell table:number-columns-repeated="147"/>
          <table:table-cell table:style-name="ce1" table:formula="of:=SUM([.ER15:.ER21])" office:value-type="float" office:value="681" calcext:value-type="float">
            <text:p>681</text:p>
          </table:table-cell>
          <table:table-cell table:style-name="ce1" table:formula="of:=SUM([.ES15:.ES21])" office:value-type="float" office:value="681" calcext:value-type="float">
            <text:p>681</text:p>
          </table:table-cell>
          <table:table-cell table:style-name="ce25" table:formula="of:=SUM([.ET15:.ET21])" office:value-type="float" office:value="683" calcext:value-type="float">
            <text:p>68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 style:data-style-name="N2" text:time-value="14:27:10.7577727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1T13:21:03.205360944</meta:creation-date>
    <dc:date>2021-09-01T15:06:24.354233206</dc:date>
    <meta:editing-duration>PT22M</meta:editing-duration>
    <meta:editing-cycles>3</meta:editing-cycles>
    <meta:generator>LibreOffice/6.4.7.2$Linux_X86_64 LibreOffice_project/40$Build-2</meta:generator>
    <meta:document-statistic meta:table-count="1" meta:cell-count="1371" meta:object-count="0"/>
  </office:meta>
</office:document-meta>
</file>